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6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text-indent="0cm" fo:line-height="115%" fo:margin-top="0cm" fo:margin-left="0.635cm" fo:margin-right="0cm"/>
    </style:style>
    <style:style style:name="T8_1" style:family="text" style:parent-style-name="Default_20_Paragraph_20_Font"/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3" style:family="text" style:parent-style-name="Default_20_Paragraph_20_Font"/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5" style:family="text" style:parent-style-name="Default_20_Paragraph_20_Font"/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text-indent="0cm" fo:line-height="115%" fo:margin-top="0cm" fo:margin-left="1.27cm" fo:margin-right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" style:family="text" style:parent-style-name="Default_20_Paragraph_20_Font"/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left" fo:text-indent="0cm" fo:line-height="115%" fo:margin-top="0cm" fo:margin-left="2.54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" style:family="text" style:parent-style-name="Default_20_Paragraph_20_Font"/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5" style:family="text" style:parent-style-name="Default_20_Paragraph_20_Font"/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2.54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2.54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1" style:family="text" style:parent-style-name="Default_20_Paragraph_20_Font"/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3" style:family="text" style:parent-style-name="Default_20_Paragraph_20_Font"/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3.81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7" style:family="text" style:parent-style-name="Default_20_Paragraph_20_Font"/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9" style:family="text" style:parent-style-name="Default_20_Paragraph_20_Font"/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1" style:family="text" style:parent-style-name="Default_20_Paragraph_20_Font"/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3" style:family="text" style:parent-style-name="Default_20_Paragraph_20_Font"/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5" style:family="text" style:parent-style-name="Default_20_Paragraph_20_Font"/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7" style:family="text" style:parent-style-name="Default_20_Paragraph_20_Font"/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9" style:family="text" style:parent-style-name="Default_20_Paragraph_20_Font"/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1" style:family="text" style:parent-style-name="Default_20_Paragraph_20_Font"/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3" style:family="text" style:parent-style-name="Default_20_Paragraph_20_Font"/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5" style:family="text" style:parent-style-name="Default_20_Paragraph_20_Font"/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7" style:family="text" style:parent-style-name="Default_20_Paragraph_20_Font"/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9" style:family="text" style:parent-style-name="Default_20_Paragraph_20_Font"/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1" style:family="text" style:parent-style-name="Default_20_Paragraph_20_Font"/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3" style:family="text" style:parent-style-name="Default_20_Paragraph_20_Font"/>
    <style:style style:name="T17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5" style:family="text" style:parent-style-name="Default_20_Paragraph_20_Font"/>
    <style:style style:name="T17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7" style:family="text" style:parent-style-name="Default_20_Paragraph_20_Font"/>
    <style:style style:name="T17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9" style:family="text" style:parent-style-name="Default_20_Paragraph_20_Font"/>
    <style:style style:name="T17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41" style:family="text" style:parent-style-name="Default_20_Paragraph_20_Font"/>
    <style:style style:name="T17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43" style:family="text" style:parent-style-name="Default_20_Paragraph_20_Font"/>
    <style:style style:name="T17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45" style:family="text" style:parent-style-name="Default_20_Paragraph_20_Font"/>
    <style:style style:name="T17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47" style:family="text" style:parent-style-name="Default_20_Paragraph_20_Font"/>
    <style:style style:name="T17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49" style:family="text" style:parent-style-name="Default_20_Paragraph_20_Font"/>
    <style:style style:name="T17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1" style:family="text" style:parent-style-name="Default_20_Paragraph_20_Font"/>
    <style:style style:name="T17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text-indent="0cm" fo:line-height="115%" fo:margin-top="0cm" fo:margin-left="2.54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1" style:family="text" style:parent-style-name="Default_20_Paragraph_20_Font"/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3" style:family="text" style:parent-style-name="Default_20_Paragraph_20_Font"/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5" style:family="text" style:parent-style-name="Default_20_Paragraph_20_Font"/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7" style:family="text" style:parent-style-name="Default_20_Paragraph_20_Font"/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9" style:family="text" style:parent-style-name="Default_20_Paragraph_20_Font"/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21" style:family="text" style:parent-style-name="Default_20_Paragraph_20_Font"/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text-indent="0cm" fo:line-height="115%" fo:margin-top="0cm" fo:margin-left="2.54cm" fo:margin-right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text-indent="0cm" fo:line-height="115%" fo:margin-top="0cm" fo:margin-left="2.54cm" fo:margin-right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9" style:family="text" style:parent-style-name="Default_20_Paragraph_20_Font"/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2.54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2.54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1.27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1.27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" style:family="text" style:parent-style-name="Default_20_Paragraph_20_Font"/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5" style:family="text" style:parent-style-name="Default_20_Paragraph_20_Font"/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7" style:family="text" style:parent-style-name="Default_20_Paragraph_20_Font"/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9" style:family="text" style:parent-style-name="Default_20_Paragraph_20_Font"/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1" style:family="text" style:parent-style-name="Default_20_Paragraph_20_Font"/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3" style:family="text" style:parent-style-name="Default_20_Paragraph_20_Font"/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text-indent="0cm" fo:line-height="115%" fo:margin-top="0cm" fo:margin-left="3.81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 style:parent-style-name="Default_20_Paragraph_20_Font"/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 style:parent-style-name="Default_20_Paragraph_20_Font"/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text-indent="0cm" fo:line-height="115%" fo:margin-top="0cm" fo:margin-left="3.81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text-indent="0cm" fo:line-height="115%" fo:margin-top="0cm" fo:margin-left="3.81cm" fo:margin-right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text-indent="0cm" fo:line-height="115%" fo:margin-top="0cm" fo:margin-left="3.81cm" fo:margin-right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text-indent="0cm" fo:line-height="115%" fo:margin-top="0cm" fo:margin-left="3.81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3.81cm" fo:margin-right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text-indent="0cm" fo:line-height="115%" fo:margin-top="0cm" fo:margin-left="3.81cm" fo:margin-right="0cm"/>
    </style:style>
    <style:style style:name="T32_1" style:family="text" style:parent-style-name="Default_20_Paragraph_20_Font"/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text-indent="0cm" fo:line-height="115%" fo:margin-top="0cm" fo:margin-left="3.81cm" fo:margin-right="0cm"/>
    </style:style>
    <style:style style:name="T33_1" style:family="text" style:parent-style-name="Default_20_Paragraph_20_Font"/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text-indent="0cm" fo:line-height="115%" fo:margin-top="0cm" fo:margin-left="3.81cm" fo:margin-right="0cm"/>
    </style:style>
    <style:style style:name="T34_1" style:family="text" style:parent-style-name="Default_20_Paragraph_20_Font"/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3" style:family="text" style:parent-style-name="Default_20_Paragraph_20_Font"/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5" style:family="text" style:parent-style-name="Default_20_Paragraph_20_Font"/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7" style:family="text" style:parent-style-name="Default_20_Paragraph_20_Font"/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9" style:family="text" style:parent-style-name="Default_20_Paragraph_20_Font"/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text-indent="0cm" fo:line-height="115%" fo:margin-top="0cm" fo:margin-left="1.27cm" fo:margin-right="0cm"/>
    </style:style>
    <style:style style:name="T35_1" style:family="text" style:parent-style-name="Default_20_Paragraph_20_Font"/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left" fo:text-indent="0cm" fo:line-height="115%" fo:margin-top="0cm" fo:margin-left="1.27cm" fo:margin-right="0cm"/>
    </style:style>
    <style:style style:name="T36_1" style:family="text" style:parent-style-name="Default_20_Paragraph_20_Font"/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7_1" style:family="text" style:parent-style-name="Default_20_Paragraph_20_Font"/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3" style:family="text" style:parent-style-name="Default_20_Paragraph_20_Font"/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5" style:family="text" style:parent-style-name="Default_20_Paragraph_20_Font"/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text-indent="0cm" fo:line-height="115%" fo:margin-top="0cm" fo:margin-left="1.27cm" fo:margin-right="0cm"/>
    </style:style>
    <style:style style:name="T38_1" style:family="text" style:parent-style-name="Default_20_Paragraph_20_Font"/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" style:family="text" style:parent-style-name="Default_20_Paragraph_20_Font"/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5" style:family="text" style:parent-style-name="Default_20_Paragraph_20_Font"/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text-indent="0cm" fo:line-height="115%" fo:margin-top="0cm" fo:margin-left="1.27cm" fo:margin-right="0cm"/>
    </style:style>
    <style:style style:name="T39_1" style:family="text" style:parent-style-name="Default_20_Paragraph_20_Font"/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" style:family="text" style:parent-style-name="Default_20_Paragraph_20_Font"/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5" style:family="text" style:parent-style-name="Default_20_Paragraph_20_Font"/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text-indent="0cm" fo:line-height="115%" fo:margin-top="0cm" fo:margin-left="1.27cm" fo:margin-right="0cm"/>
    </style:style>
    <style:style style:name="T40_1" style:family="text" style:parent-style-name="Default_20_Paragraph_20_Font"/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" style:family="text" style:parent-style-name="Default_20_Paragraph_20_Font"/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" style:family="text" style:parent-style-name="Default_20_Paragraph_20_Font"/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7" style:family="text" style:parent-style-name="Default_20_Paragraph_20_Font"/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9" style:family="text" style:parent-style-name="Default_20_Paragraph_20_Font"/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1" style:family="text" style:parent-style-name="Default_20_Paragraph_20_Font"/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3" style:family="text" style:parent-style-name="Default_20_Paragraph_20_Font"/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5" style:family="text" style:parent-style-name="Default_20_Paragraph_20_Font"/>
    <style:style style:name="T4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7" style:family="text" style:parent-style-name="Default_20_Paragraph_20_Font"/>
    <style:style style:name="T4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9" style:family="text" style:parent-style-name="Default_20_Paragraph_20_Font"/>
    <style:style style:name="T4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1" style:family="text" style:parent-style-name="Default_20_Paragraph_20_Font"/>
    <style:style style:name="T4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3" style:family="text" style:parent-style-name="Default_20_Paragraph_20_Font"/>
    <style:style style:name="T4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5" style:family="text" style:parent-style-name="Default_20_Paragraph_20_Font"/>
    <style:style style:name="T4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7" style:family="text" style:parent-style-name="Default_20_Paragraph_20_Font"/>
    <style:style style:name="T40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9" style:family="text" style:parent-style-name="Default_20_Paragraph_20_Font"/>
    <style:style style:name="T40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1" style:family="text" style:parent-style-name="Default_20_Paragraph_20_Font"/>
    <style:style style:name="T40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3" style:family="text" style:parent-style-name="Default_20_Paragraph_20_Font"/>
    <style:style style:name="T40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5" style:family="text" style:parent-style-name="Default_20_Paragraph_20_Font"/>
    <style:style style:name="T40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7" style:family="text" style:parent-style-name="Default_20_Paragraph_20_Font"/>
    <style:style style:name="T40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9" style:family="text" style:parent-style-name="Default_20_Paragraph_20_Font"/>
    <style:style style:name="T40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41" style:family="text" style:parent-style-name="Default_20_Paragraph_20_Font"/>
    <style:style style:name="T40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43" style:family="text" style:parent-style-name="Default_20_Paragraph_20_Font"/>
    <style:style style:name="T40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45" style:family="text" style:parent-style-name="Default_20_Paragraph_20_Font"/>
    <style:style style:name="T40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47" style:family="text" style:parent-style-name="Default_20_Paragraph_20_Font"/>
    <style:style style:name="T40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49" style:family="text" style:parent-style-name="Default_20_Paragraph_20_Font"/>
    <style:style style:name="T40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1" style:family="text" style:parent-style-name="Default_20_Paragraph_20_Font"/>
    <style:style style:name="T40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3" style:family="text" style:parent-style-name="Default_20_Paragraph_20_Font"/>
    <style:style style:name="T40_5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text-indent="0cm" fo:line-height="115%" fo:margin-top="0cm" fo:margin-left="1.27cm" fo:margin-right="0cm"/>
    </style:style>
    <style:style style:name="T41_1" style:family="text" style:parent-style-name="Default_20_Paragraph_20_Font"/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7" style:family="text" style:parent-style-name="Default_20_Paragraph_20_Font"/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9" style:family="text" style:parent-style-name="Default_20_Paragraph_20_Font"/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1" style:family="text" style:parent-style-name="Default_20_Paragraph_20_Font"/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text-indent="0cm" fo:line-height="115%" fo:margin-top="0cm" fo:margin-left="1.27cm" fo:margin-right="0cm"/>
    </style:style>
    <style:style style:name="T42_1" style:family="text" style:parent-style-name="Default_20_Paragraph_20_Font"/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text-indent="0cm" fo:line-height="115%" fo:margin-top="0cm" fo:margin-left="1.27cm" fo:margin-right="0cm"/>
    </style:style>
    <style:style style:name="T43_1" style:family="text" style:parent-style-name="Default_20_Paragraph_20_Font"/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7" style:family="text" style:parent-style-name="Default_20_Paragraph_20_Font"/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9" style:family="text" style:parent-style-name="Default_20_Paragraph_20_Font"/>
    <style:style style:name="T4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text-indent="0cm" fo:line-height="115%" fo:margin-top="0cm" fo:margin-left="0.635cm" fo:margin-right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" style:family="paragraph" style:parent-style-name="Standard">
      <style:paragraph-properties fo:text-align="left" fo:text-indent="0cm" fo:line-height="115%" fo:margin-top="0cm" fo:margin-left="1.27cm" fo:margin-right="0cm"/>
    </style:style>
    <style:style style:name="T45_1" style:family="text" style:parent-style-name="Default_20_Paragraph_20_Font"/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3" style:family="text" style:parent-style-name="Default_20_Paragraph_20_Font"/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5" style:family="text" style:parent-style-name="Default_20_Paragraph_20_Font"/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text-indent="0cm" fo:line-height="115%" fo:margin-top="0cm" fo:margin-left="1.905cm" fo:margin-right="0cm"/>
    </style:style>
    <style:style style:name="T46_1" style:family="text" style:parent-style-name="Default_20_Paragraph_20_Font"/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47_1" style:family="text" style:parent-style-name="Default_20_Paragraph_20_Font"/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text-indent="0cm" fo:line-height="115%" fo:margin-top="0cm" fo:margin-left="2.54cm" fo:margin-right="0cm"/>
    </style:style>
    <style:style style:name="T48_1" style:family="text" style:parent-style-name="Default_20_Paragraph_20_Font"/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" style:family="text" style:parent-style-name="Default_20_Paragraph_20_Font"/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5" style:family="text" style:parent-style-name="Default_20_Paragraph_20_Font"/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7" style:family="text" style:parent-style-name="Default_20_Paragraph_20_Font"/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9" style:family="text" style:parent-style-name="Default_20_Paragraph_20_Font"/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1" style:family="text" style:parent-style-name="Default_20_Paragraph_20_Font"/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3" style:family="text" style:parent-style-name="Default_20_Paragraph_20_Font"/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5" style:family="text" style:parent-style-name="Default_20_Paragraph_20_Font"/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7" style:family="text" style:parent-style-name="Default_20_Paragraph_20_Font"/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19" style:family="text" style:parent-style-name="Default_20_Paragraph_20_Font"/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1" style:family="text" style:parent-style-name="Default_20_Paragraph_20_Font"/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3" style:family="text" style:parent-style-name="Default_20_Paragraph_20_Font"/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5" style:family="text" style:parent-style-name="Default_20_Paragraph_20_Font"/>
    <style:style style:name="T4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7" style:family="text" style:parent-style-name="Default_20_Paragraph_20_Font"/>
    <style:style style:name="T4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29" style:family="text" style:parent-style-name="Default_20_Paragraph_20_Font"/>
    <style:style style:name="T4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text-indent="0cm" fo:line-height="115%" fo:margin-top="0cm" fo:margin-left="1.27cm" fo:margin-right="0cm"/>
    </style:style>
    <style:style style:name="T49_1" style:family="text" style:parent-style-name="Default_20_Paragraph_20_Font"/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text-indent="0cm" fo:line-height="115%" fo:margin-top="0cm" fo:margin-left="1.27cm" fo:margin-right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text-indent="0cm" fo:line-height="115%" fo:margin-top="0cm" fo:margin-left="1.905cm" fo:margin-right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text-indent="0cm" fo:line-height="115%" fo:margin-top="0cm" fo:margin-left="1.905cm" fo:margin-right="0cm"/>
    </style:style>
    <style:style style:name="T52_1" style:family="text" style:parent-style-name="Default_20_Paragraph_20_Font"/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3" style:family="text" style:parent-style-name="Default_20_Paragraph_20_Font"/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5" style:family="text" style:parent-style-name="Default_20_Paragraph_20_Font"/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text-indent="0cm" fo:line-height="115%" fo:margin-top="0cm" fo:margin-left="1.27cm" fo:margin-right="0cm"/>
    </style:style>
    <style:style style:name="T53_1" style:family="text" style:parent-style-name="Default_20_Paragraph_20_Font"/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" style:family="text" style:parent-style-name="Default_20_Paragraph_20_Font"/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5" style:family="text" style:parent-style-name="Default_20_Paragraph_20_Font"/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left" fo:text-indent="0cm" fo:line-height="115%" fo:margin-top="0cm" fo:margin-left="2.54cm" fo:margin-right="0cm"/>
    </style:style>
    <style:style style:name="T54_1" style:family="text" style:parent-style-name="Default_20_Paragraph_20_Font"/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3" style:family="text" style:parent-style-name="Default_20_Paragraph_20_Font"/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5" style:family="text" style:parent-style-name="Default_20_Paragraph_20_Font"/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7" style:family="text" style:parent-style-name="Default_20_Paragraph_20_Font"/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9" style:family="text" style:parent-style-name="Default_20_Paragraph_20_Font"/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11" style:family="text" style:parent-style-name="Default_20_Paragraph_20_Font"/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13" style:family="text" style:parent-style-name="Default_20_Paragraph_20_Font"/>
    <style:style style:name="T5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5" style:family="paragraph" style:parent-style-name="Standard">
      <style:paragraph-properties fo:text-align="left" fo:text-indent="0cm" fo:line-height="115%" fo:margin-top="0cm" fo:margin-left="2.54cm" fo:margin-right="0cm"/>
    </style:style>
    <style:style style:name="T55_1" style:family="text" style:parent-style-name="Default_20_Paragraph_20_Font"/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3" style:family="text" style:parent-style-name="Default_20_Paragraph_20_Font"/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5" style:family="text" style:parent-style-name="Default_20_Paragraph_20_Font"/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7" style:family="text" style:parent-style-name="Default_20_Paragraph_20_Font"/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9" style:family="text" style:parent-style-name="Default_20_Paragraph_20_Font"/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1" style:family="text" style:parent-style-name="Default_20_Paragraph_20_Font"/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3" style:family="text" style:parent-style-name="Default_20_Paragraph_20_Font"/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5" style:family="text" style:parent-style-name="Default_20_Paragraph_20_Font"/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7" style:family="text" style:parent-style-name="Default_20_Paragraph_20_Font"/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19" style:family="text" style:parent-style-name="Default_20_Paragraph_20_Font"/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5_21" style:family="text" style:parent-style-name="Default_20_Paragraph_20_Font"/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6" style:family="paragraph" style:parent-style-name="Standard">
      <style:paragraph-properties fo:text-align="left" fo:text-indent="0cm" fo:line-height="115%" fo:margin-top="0cm" fo:margin-left="2.54cm" fo:margin-right="0cm"/>
    </style:style>
    <style:style style:name="T56_1" style:family="text" style:parent-style-name="Default_20_Paragraph_20_Font"/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3" style:family="text" style:parent-style-name="Default_20_Paragraph_20_Font"/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5" style:family="text" style:parent-style-name="Default_20_Paragraph_20_Font"/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7" style:family="text" style:parent-style-name="Default_20_Paragraph_20_Font"/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9" style:family="text" style:parent-style-name="Default_20_Paragraph_20_Font"/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11" style:family="text" style:parent-style-name="Default_20_Paragraph_20_Font"/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13" style:family="text" style:parent-style-name="Default_20_Paragraph_20_Font"/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15" style:family="text" style:parent-style-name="Default_20_Paragraph_20_Font"/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17" style:family="text" style:parent-style-name="Default_20_Paragraph_20_Font"/>
    <style:style style:name="T5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19" style:family="text" style:parent-style-name="Default_20_Paragraph_20_Font"/>
    <style:style style:name="T5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6_21" style:family="text" style:parent-style-name="Default_20_Paragraph_20_Font"/>
    <style:style style:name="T5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57_1" style:family="text" style:parent-style-name="Default_20_Paragraph_20_Font"/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3" style:family="text" style:parent-style-name="Default_20_Paragraph_20_Font"/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5" style:family="text" style:parent-style-name="Default_20_Paragraph_20_Font"/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7" style:family="text" style:parent-style-name="Default_20_Paragraph_20_Font"/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9" style:family="text" style:parent-style-name="Default_20_Paragraph_20_Font"/>
    <style:style style:name="T5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8" style:family="paragraph" style:parent-style-name="Standard">
      <style:paragraph-properties fo:text-align="left" fo:text-indent="0cm" fo:line-height="115%" fo:margin-top="0cm" fo:margin-left="2.54cm" fo:margin-right="0cm"/>
    </style:style>
    <style:style style:name="T58_1" style:family="text" style:parent-style-name="Default_20_Paragraph_20_Font"/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11" style:family="text" style:parent-style-name="Default_20_Paragraph_20_Font"/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13" style:family="text" style:parent-style-name="Default_20_Paragraph_20_Font"/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text-indent="0cm" fo:line-height="115%" fo:margin-top="0cm" fo:margin-left="2.54cm" fo:margin-right="0cm"/>
    </style:style>
    <style:style style:name="T59_1" style:family="text" style:parent-style-name="Default_20_Paragraph_20_Font"/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3" style:family="text" style:parent-style-name="Default_20_Paragraph_20_Font"/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5" style:family="text" style:parent-style-name="Default_20_Paragraph_20_Font"/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7" style:family="text" style:parent-style-name="Default_20_Paragraph_20_Font"/>
    <style:style style:name="T5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9" style:family="text" style:parent-style-name="Default_20_Paragraph_20_Font"/>
    <style:style style:name="T5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11" style:family="text" style:parent-style-name="Default_20_Paragraph_20_Font"/>
    <style:style style:name="T5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13" style:family="text" style:parent-style-name="Default_20_Paragraph_20_Font"/>
    <style:style style:name="T5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15" style:family="text" style:parent-style-name="Default_20_Paragraph_20_Font"/>
    <style:style style:name="T5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17" style:family="text" style:parent-style-name="Default_20_Paragraph_20_Font"/>
    <style:style style:name="T5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19" style:family="text" style:parent-style-name="Default_20_Paragraph_20_Font"/>
    <style:style style:name="T5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21" style:family="text" style:parent-style-name="Default_20_Paragraph_20_Font"/>
    <style:style style:name="T5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23" style:family="text" style:parent-style-name="Default_20_Paragraph_20_Font"/>
    <style:style style:name="T5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25" style:family="text" style:parent-style-name="Default_20_Paragraph_20_Font"/>
    <style:style style:name="T5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0" style:family="paragraph" style:parent-style-name="Standard">
      <style:paragraph-properties fo:text-align="left" fo:text-indent="0cm" fo:line-height="115%" fo:margin-top="0cm" fo:margin-left="2.54cm" fo:margin-right="0cm"/>
    </style:style>
    <style:style style:name="T60_1" style:family="text" style:parent-style-name="Default_20_Paragraph_20_Font"/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3" style:family="text" style:parent-style-name="Default_20_Paragraph_20_Font"/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5" style:family="text" style:parent-style-name="Default_20_Paragraph_20_Font"/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7" style:family="text" style:parent-style-name="Default_20_Paragraph_20_Font"/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9" style:family="text" style:parent-style-name="Default_20_Paragraph_20_Font"/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1" style:family="text" style:parent-style-name="Default_20_Paragraph_20_Font"/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3" style:family="text" style:parent-style-name="Default_20_Paragraph_20_Font"/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1" style:family="paragraph" style:parent-style-name="Standard">
      <style:paragraph-properties fo:text-align="left" fo:text-indent="0cm" fo:line-height="115%" fo:margin-top="0cm" fo:margin-left="2.54cm" fo:margin-right="0cm"/>
    </style:style>
    <style:style style:name="T61_1" style:family="text" style:parent-style-name="Default_20_Paragraph_20_Font"/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3" style:family="text" style:parent-style-name="Default_20_Paragraph_20_Font"/>
    <style:style style:name="T6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5" style:family="text" style:parent-style-name="Default_20_Paragraph_20_Font"/>
    <style:style style:name="T6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7" style:family="text" style:parent-style-name="Default_20_Paragraph_20_Font"/>
    <style:style style:name="T6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9" style:family="text" style:parent-style-name="Default_20_Paragraph_20_Font"/>
    <style:style style:name="T6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1" style:family="text" style:parent-style-name="Default_20_Paragraph_20_Font"/>
    <style:style style:name="T6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3" style:family="text" style:parent-style-name="Default_20_Paragraph_20_Font"/>
    <style:style style:name="T6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5" style:family="text" style:parent-style-name="Default_20_Paragraph_20_Font"/>
    <style:style style:name="T61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7" style:family="text" style:parent-style-name="Default_20_Paragraph_20_Font"/>
    <style:style style:name="T61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9" style:family="text" style:parent-style-name="Default_20_Paragraph_20_Font"/>
    <style:style style:name="T61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1" style:family="text" style:parent-style-name="Default_20_Paragraph_20_Font"/>
    <style:style style:name="T61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2" style:family="paragraph" style:parent-style-name="Standard">
      <style:paragraph-properties fo:text-align="left" fo:text-indent="0cm" fo:line-height="115%" fo:margin-top="0cm" fo:margin-left="2.54cm" fo:margin-right="0cm"/>
    </style:style>
    <style:style style:name="T62_1" style:family="text" style:parent-style-name="Default_20_Paragraph_20_Font"/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" style:family="text" style:parent-style-name="Default_20_Paragraph_20_Font"/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5" style:family="text" style:parent-style-name="Default_20_Paragraph_20_Font"/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7" style:family="text" style:parent-style-name="Default_20_Paragraph_20_Font"/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9" style:family="text" style:parent-style-name="Default_20_Paragraph_20_Font"/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1" style:family="text" style:parent-style-name="Default_20_Paragraph_20_Font"/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3" style:family="text" style:parent-style-name="Default_20_Paragraph_20_Font"/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5" style:family="text" style:parent-style-name="Default_20_Paragraph_20_Font"/>
    <style:style style:name="T6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7" style:family="text" style:parent-style-name="Default_20_Paragraph_20_Font"/>
    <style:style style:name="T6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9" style:family="text" style:parent-style-name="Default_20_Paragraph_20_Font"/>
    <style:style style:name="T6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1" style:family="text" style:parent-style-name="Default_20_Paragraph_20_Font"/>
    <style:style style:name="T6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3" style:family="text" style:parent-style-name="Default_20_Paragraph_20_Font"/>
    <style:style style:name="T6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5" style:family="text" style:parent-style-name="Default_20_Paragraph_20_Font"/>
    <style:style style:name="T6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7" style:family="text" style:parent-style-name="Default_20_Paragraph_20_Font"/>
    <style:style style:name="T6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9" style:family="text" style:parent-style-name="Default_20_Paragraph_20_Font"/>
    <style:style style:name="T6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1" style:family="text" style:parent-style-name="Default_20_Paragraph_20_Font"/>
    <style:style style:name="T6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3" style:family="text" style:parent-style-name="Default_20_Paragraph_20_Font"/>
    <style:style style:name="T6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5" style:family="text" style:parent-style-name="Default_20_Paragraph_20_Font"/>
    <style:style style:name="T62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7" style:family="text" style:parent-style-name="Default_20_Paragraph_20_Font"/>
    <style:style style:name="T62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39" style:family="text" style:parent-style-name="Default_20_Paragraph_20_Font"/>
    <style:style style:name="T62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41" style:family="text" style:parent-style-name="Default_20_Paragraph_20_Font"/>
    <style:style style:name="T62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43" style:family="text" style:parent-style-name="Default_20_Paragraph_20_Font"/>
    <style:style style:name="T62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45" style:family="text" style:parent-style-name="Default_20_Paragraph_20_Font"/>
    <style:style style:name="T62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47" style:family="text" style:parent-style-name="Default_20_Paragraph_20_Font"/>
    <style:style style:name="T62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49" style:family="text" style:parent-style-name="Default_20_Paragraph_20_Font"/>
    <style:style style:name="T62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3" style:family="paragraph" style:parent-style-name="Standard">
      <style:paragraph-properties fo:text-align="left" fo:text-indent="0cm" fo:line-height="115%" fo:margin-top="0cm" fo:margin-left="1.27cm" fo:margin-right="0cm"/>
    </style:style>
    <style:style style:name="T63_1" style:family="text" style:parent-style-name="Default_20_Paragraph_20_Font"/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3" style:family="text" style:parent-style-name="Default_20_Paragraph_20_Font"/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5" style:family="text" style:parent-style-name="Default_20_Paragraph_20_Font"/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4" style:family="paragraph" style:parent-style-name="Standard">
      <style:paragraph-properties fo:text-align="left" fo:text-indent="0cm" fo:line-height="115%" fo:margin-top="0cm" fo:margin-left="2.54cm" fo:margin-right="0cm"/>
    </style:style>
    <style:style style:name="T64_1" style:family="text" style:parent-style-name="Default_20_Paragraph_20_Font"/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5" style:family="paragraph" style:parent-style-name="Standard">
      <style:paragraph-properties fo:text-align="left" fo:text-indent="0cm" fo:line-height="115%" fo:margin-top="0cm" fo:margin-left="2.54cm" fo:margin-right="0cm"/>
    </style:style>
    <style:style style:name="T65_1" style:family="text" style:parent-style-name="Default_20_Paragraph_20_Font"/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6" style:family="paragraph" style:parent-style-name="Standard">
      <style:paragraph-properties fo:text-align="left" fo:text-indent="0cm" fo:line-height="115%" fo:margin-top="0cm" fo:margin-left="1.905cm" fo:margin-right="0cm"/>
    </style:style>
    <style:style style:name="T66_1" style:family="text" style:parent-style-name="Default_20_Paragraph_20_Font"/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" style:family="text" style:parent-style-name="Default_20_Paragraph_20_Font"/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5" style:family="text" style:parent-style-name="Default_20_Paragraph_20_Font"/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7" style:family="text" style:parent-style-name="Default_20_Paragraph_20_Font"/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9" style:family="text" style:parent-style-name="Default_20_Paragraph_20_Font"/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67_1" style:family="text" style:parent-style-name="Default_20_Paragraph_20_Font"/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" style:family="text" style:parent-style-name="Default_20_Paragraph_20_Font"/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5" style:family="text" style:parent-style-name="Default_20_Paragraph_20_Font"/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7" style:family="text" style:parent-style-name="Default_20_Paragraph_20_Font"/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9" style:family="text" style:parent-style-name="Default_20_Paragraph_20_Font"/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text-indent="0cm" fo:line-height="115%" fo:margin-top="0cm" fo:margin-left="1.27cm" fo:margin-right="0cm"/>
    </style:style>
    <style:style style:name="T68_1" style:family="text" style:parent-style-name="Default_20_Paragraph_20_Font"/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8_3" style:family="text" style:parent-style-name="Default_20_Paragraph_20_Font"/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8_5" style:family="text" style:parent-style-name="Default_20_Paragraph_20_Font"/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9" style:family="paragraph" style:parent-style-name="Standard">
      <style:paragraph-properties fo:text-align="left" fo:text-indent="0cm" fo:line-height="115%" fo:margin-top="0cm" fo:margin-left="1.27cm" fo:margin-right="0cm"/>
    </style:style>
    <style:style style:name="T69_1" style:family="text" style:parent-style-name="Default_20_Paragraph_20_Font"/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0" style:family="paragraph" style:parent-style-name="Standard">
      <style:paragraph-properties fo:text-align="left" fo:text-indent="0cm" fo:line-height="115%" fo:margin-top="0cm" fo:margin-left="1.27cm" fo:margin-right="0cm"/>
    </style:style>
    <style:style style:name="T70_1" style:family="text" style:parent-style-name="Default_20_Paragraph_20_Font"/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1" style:family="paragraph" style:parent-style-name="Standard">
      <style:paragraph-properties fo:text-align="left" fo:text-indent="0cm" fo:line-height="115%" fo:margin-top="0cm" fo:margin-left="1.27cm" fo:margin-right="0cm"/>
    </style:style>
    <style:style style:name="T71_1" style:family="text" style:parent-style-name="Default_20_Paragraph_20_Font"/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2" style:family="paragraph" style:parent-style-name="Standard">
      <style:paragraph-properties fo:text-align="left" fo:text-indent="0cm" fo:line-height="115%" fo:margin-top="0cm" fo:margin-left="1.905cm" fo:margin-right="0cm"/>
    </style:style>
    <style:style style:name="T72_1" style:family="text" style:parent-style-name="Default_20_Paragraph_20_Font"/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3" style:family="text" style:parent-style-name="Default_20_Paragraph_20_Font"/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2_5" style:family="text" style:parent-style-name="Default_20_Paragraph_20_Font"/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73_1" style:family="text" style:parent-style-name="Default_20_Paragraph_20_Font"/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3" style:family="text" style:parent-style-name="Default_20_Paragraph_20_Font"/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3_5" style:family="text" style:parent-style-name="Default_20_Paragraph_20_Font"/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74_1" style:family="text" style:parent-style-name="Default_20_Paragraph_20_Font"/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3" style:family="text" style:parent-style-name="Default_20_Paragraph_20_Font"/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5" style:family="text" style:parent-style-name="Default_20_Paragraph_20_Font"/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5" style:family="paragraph" style:parent-style-name="Standard">
      <style:paragraph-properties fo:text-align="left" fo:text-indent="0cm" fo:line-height="115%" fo:margin-top="0cm" fo:margin-left="1.27cm" fo:margin-right="0cm"/>
    </style:style>
    <style:style style:name="T75_1" style:family="text" style:parent-style-name="Default_20_Paragraph_20_Font"/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6" style:family="paragraph" style:parent-style-name="Standard">
      <style:paragraph-properties fo:text-align="left" fo:text-indent="0cm" fo:line-height="115%" fo:margin-top="0cm" fo:margin-left="0.635cm" fo:margin-right="0cm"/>
    </style:style>
    <style:style style:name="T76_1" style:family="text" style:parent-style-name="Default_20_Paragraph_20_Font"/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3" style:family="text" style:parent-style-name="Default_20_Paragraph_20_Font"/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5" style:family="text" style:parent-style-name="Default_20_Paragraph_20_Font"/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7" style:family="text" style:parent-style-name="Default_20_Paragraph_20_Font"/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6_9" style:family="text" style:parent-style-name="Default_20_Paragraph_20_Font"/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text-indent="0cm" fo:line-height="115%" fo:margin-top="0cm" fo:margin-left="0.635cm" fo:margin-right="0cm"/>
    </style:style>
    <style:style style:name="T77_1" style:family="text" style:parent-style-name="Default_20_Paragraph_20_Font"/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82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text-indent="0cm" fo:line-height="115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text-indent="0cm" fo:line-height="115%" fo:margin-top="0cm" fo:margin-left="0cm" fo:margin-right="0cm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Heading_20_6">
      <style:paragraph-properties fo:text-align="center" fo:text-indent="0cm" fo:line-height="115%" fo:margin-top="0.353cm" fo:margin-bottom="0.071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text-indent="0cm" fo:line-height="115%" fo:margin-top="0cm" fo:margin-left="0cm" fo:margin-right="0cm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able2" style:family="table">
      <style:table-properties table:align="left" style:width="16.545cm" fo:margin-left="-0.17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center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center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text-indent="0cm" fo:line-height="115%" fo:margin-top="0cm" fo:margin-left="0cm" fo:margin-right="0cm"/>
    </style:style>
    <style:style style:name="P121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22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left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text-indent="0cm" fo:line-height="115%" fo:margin-top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33" style:family="paragraph" style:parent-style-name="Standard">
      <style:paragraph-properties fo:text-align="left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 style:parent-style-name="Default_20_Paragraph_20_Font"/>
    <style:style style:name="T13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3_15" style:family="text" style:parent-style-name="Default_20_Paragraph_20_Font"/>
    <style:style style:name="T13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3_17" style:family="text" style:parent-style-name="Default_20_Paragraph_20_Font"/>
    <style:style style:name="T13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3_19" style:family="text" style:parent-style-name="Default_20_Paragraph_20_Font"/>
    <style:style style:name="T13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35" style:family="paragraph" style:parent-style-name="Standard">
      <style:paragraph-properties fo:text-align="left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44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left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text-indent="0cm" fo:line-height="115%" fo:margin-top="0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5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left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text-indent="0cm" fo:line-height="115%" fo:margin-top="0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text-indent="0cm" fo:line-height="115%" fo:margin-top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text-indent="0cm" fo:line-height="115%" fo:margin-top="0cm" fo:margin-left="0cm" fo:margin-right="0cm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text-indent="0cm" fo:line-height="115%" fo:margin-top="0cm" fo:margin-left="0cm" fo:margin-right="0cm"/>
    </style:style>
    <style:style style:name="T1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text-indent="0cm" fo:line-height="115%" fo:margin-top="0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left" fo:text-indent="0cm" fo:line-height="115%" fo:margin-top="0cm" fo:margin-left="0cm" fo:margin-right="0cm"/>
    </style:style>
    <style:style style:name="T1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text-indent="0cm" fo:line-height="115%" fo:margin-top="0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7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</style:style>
    <style:style style:name="T1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left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text-indent="0cm" fo:line-height="115%" fo:margin-top="0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 style:parent-style-name="Default_20_Paragraph_20_Font"/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text-indent="0cm" fo:line-height="115%" fo:margin-top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 style:parent-style-name="Default_20_Paragraph_20_Font"/>
    <style:style style:name="T18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text-indent="0cm" fo:line-height="115%" fo:margin-top="0cm" fo:margin-left="0cm" fo:margin-right="0cm"/>
    </style:style>
    <style:style style:name="T188_1" style:family="text" style:parent-style-name="Default_20_Paragraph_20_Font"/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1_1" style:family="text" style:parent-style-name="Default_20_Paragraph_20_Font"/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 style:parent-style-name="Default_20_Paragraph_20_Font"/>
    <style:style style:name="T19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3_1" style:family="text" style:parent-style-name="Default_20_Paragraph_20_Font"/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3_3" style:family="text" style:parent-style-name="Default_20_Paragraph_20_Font"/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3_5" style:family="text" style:parent-style-name="Default_20_Paragraph_20_Font"/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4_1" style:family="text" style:parent-style-name="Default_20_Paragraph_20_Font"/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0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left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text-indent="0cm" fo:line-height="115%" fo:margin-top="0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left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left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text-indent="0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left" fo:text-indent="0cm" fo:line-height="115%" fo:margin-top="0cm" fo:margin-left="0cm" fo:margin-right="0cm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text-indent="0cm" fo:line-height="115%" fo:margin-top="0cm" fo:margin-left="0cm" fo:margin-right="0cm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Heading_20_3">
      <style:paragraph-properties fo:text-align="left" fo:text-indent="0cm" fo:line-height="115%" fo:margin-top="0.494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21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32" style:family="paragraph" style:parent-style-name="Standard">
      <style:paragraph-properties fo:text-align="left" fo:text-indent="0cm" fo:line-height="115%" fo:margin-top="0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5" style:family="paragraph" style:parent-style-name="Standard">
      <style:paragraph-properties fo:text-align="left" fo:text-indent="0cm" fo:line-height="115%" fo:margin-top="0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text-indent="0cm" fo:line-height="115%" fo:margin-top="0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text-indent="0cm" fo:line-height="115%" fo:margin-top="0cm" fo:margin-left="0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text-indent="0cm" fo:line-height="115%" fo:margin-top="0cm" fo:margin-left="0cm" fo:margin-right="0cm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4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4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Heading_20_3">
      <style:paragraph-properties fo:text-align="left" fo:text-indent="0cm" fo:line-height="115%" fo:margin-top="0.494cm" fo:margin-left="0cm" fo:margin-right="0cm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3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4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5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6" style:family="paragraph" style:parent-style-name="Standard">
      <style:paragraph-properties fo:text-align="left" fo:text-indent="0cm" fo:line-height="115%" fo:margin-top="0cm" fo:margin-left="0cm" fo:margin-right="0cm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8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9" style:family="paragraph" style:parent-style-name="Standard">
      <style:paragraph-properties fo:text-align="left" fo:text-indent="0cm" fo:line-height="115%" fo:margin-top="0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text-indent="0cm" fo:line-height="115%" fo:margin-top="0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text-indent="0cm" fo:line-height="115%" fo:margin-top="0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text-indent="0cm" fo:line-height="115%" fo:margin-top="0cm" fo:margin-left="0cm" fo:margin-right="0cm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0" style:family="paragraph" style:parent-style-name="Standard">
      <style:paragraph-properties fo:text-align="left" fo:text-indent="0cm" fo:line-height="115%" fo:margin-top="0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2" style:family="paragraph" style:parent-style-name="Standard">
      <style:paragraph-properties fo:text-align="left" fo:text-indent="0cm" fo:line-height="115%" fo:margin-top="0cm" fo:margin-left="0cm" fo:margin-right="0cm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text-indent="0cm" fo:line-height="115%" fo:margin-top="0cm" fo:margin-left="0cm" fo:margin-right="0cm"/>
    </style:style>
    <style:style style:name="T2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75" style:family="paragraph" style:parent-style-name="Standard">
      <style:paragraph-properties fo:text-align="left" fo:text-indent="0cm" fo:line-height="115%" fo:margin-top="0cm" fo:margin-left="0cm" fo:margin-right="0cm"/>
    </style:style>
    <style:style style:name="T2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text-indent="0cm" fo:line-height="115%" fo:margin-top="0cm" fo:margin-left="0cm" fo:margin-right="0cm"/>
    </style:style>
    <style:style style:name="T2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81" style:family="paragraph" style:parent-style-name="Standard">
      <style:paragraph-properties fo:text-align="left" fo:text-indent="0cm" fo:line-height="115%" fo:margin-top="0cm" fo:margin-left="0cm" fo:margin-right="0cm"/>
    </style:style>
    <style:style style:name="T2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text-indent="0cm" fo:line-height="115%" fo:margin-top="0cm" fo:margin-left="0cm" fo:margin-right="0cm"/>
    </style:style>
    <style:style style:name="T2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text-indent="0cm" fo:line-height="115%" fo:margin-top="0cm" fo:margin-left="0cm" fo:margin-right="0cm"/>
    </style:style>
    <style:style style:name="T2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text-indent="0cm" fo:line-height="115%" fo:margin-top="0cm" fo:margin-left="0cm" fo:margin-right="0cm"/>
    </style:style>
    <style:style style:name="T2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text-indent="0cm" fo:line-height="115%" fo:margin-top="0cm" fo:margin-left="0cm" fo:margin-right="0cm"/>
    </style:style>
    <style:style style:name="T2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text-indent="0cm" fo:line-height="115%" fo:margin-top="0cm" fo:margin-left="0cm" fo:margin-right="0cm"/>
    </style:style>
    <style:style style:name="T2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text-indent="0cm" fo:line-height="115%" fo:margin-top="0cm" fo:margin-left="0cm" fo:margin-right="0cm"/>
    </style:style>
    <style:style style:name="T2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text-indent="0cm" fo:line-height="115%" fo:margin-top="0cm" fo:margin-left="0cm" fo:margin-right="0cm"/>
    </style:style>
    <style:style style:name="T2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text-indent="0cm" fo:line-height="115%" fo:margin-top="0cm" fo:margin-left="0cm" fo:margin-right="0cm"/>
    </style:style>
    <style:style style:name="T2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text-indent="0cm" fo:line-height="115%" fo:margin-top="0cm" fo:margin-left="0cm" fo:margin-right="0cm"/>
    </style:style>
    <style:style style:name="T2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text-indent="0cm" fo:line-height="115%" fo:margin-top="0cm" fo:margin-left="0cm" fo:margin-right="0cm"/>
    </style:style>
    <style:style style:name="T2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text-indent="0cm" fo:line-height="115%" fo:margin-top="0cm" fo:margin-bottom="0cm" fo:margin-left="0cm" fo:margin-right="0cm"/>
    </style:style>
    <style:style style:name="T2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wfjd9x1kbs70"/><text:bookmark-end text:name="h.wfjd9x1kbs70"/><text:span text:style-name="T1_1">Muzicast</text:span><text:span text:style-name="T1_2">:<text:s/></text:span><text:span text:style-name="T1_3">System</text:span><text:span text:style-name="T1_4"><text:s/></text:span><text:span text:style-name="T1_5">Requirements</text:span><text:span text:style-name="T1_6"><text:s/></text:span><text:span text:style-name="T1_7">Specification</text:span></text:h>
      <text:h text:style-name="P2"><text:bookmark-start text:name="h.pb359hu20wpk"/><text:bookmark-end text:name="h.pb359hu20wpk"/><text:span text:style-name="T2_1">Team</text:span><text:span text:style-name="T2_2"><text:s/>3</text:span></text:h>
      <text:h text:style-name="P3"><text:bookmark-start text:name="h.zg64mh4d2wbh"/><text:bookmark-end text:name="h.zg64mh4d2wbh"/><text:span text:style-name="T3_1">February</text:span><text:span text:style-name="T3_2"><text:s/>10,<text:s/>2011</text:span></text:h>
      <text:p text:style-name="P4"/>
      <text:p text:style-name="P5"><text:bookmark-start text:name="h.ckd1qfka5oy3"/><text:bookmark-end text:name="h.ckd1qfka5oy3"/><text:span text:style-name="T5_1">Revision</text:span><text:span text:style-name="T5_2"><text:s/></text:span><text:span text:style-name="T5_3">History</text:span></text:p>
      <text:h text:style-name="P6"><text:bookmark-start text:name="h.dsrknacno7hs"/><text:bookmark-end text:name="h.dsrknacno7hs"/><text:span text:style-name="T6_1">Table</text:span><text:span text:style-name="T6_2"><text:s/></text:span><text:span text:style-name="T6_3">of</text:span><text:span text:style-name="T6_4"><text:s/></text:span><text:span text:style-name="T6_5">Contents</text:span></text:h>
      <text:p text:style-name="P7"/>
      <text:p text:style-name="P8"><text:span text:style-name="T8_1"><text:a xlink:type="simple" xlink:href="#h.wfjd9x1kbs70"><text:span text:style-name="T8_2">Muzicast</text:span></text:a></text:span><text:span text:style-name="T8_3"><text:a xlink:type="simple" xlink:href="#h.wfjd9x1kbs70"><text:span text:style-name="T8_4">:<text:s/></text:span></text:a></text:span><text:span text:style-name="T8_5"><text:a xlink:type="simple" xlink:href="#h.wfjd9x1kbs70"><text:span text:style-name="T8_6">System</text:span></text:a></text:span><text:span text:style-name="T8_7"><text:a xlink:type="simple" xlink:href="#h.wfjd9x1kbs70"><text:span text:style-name="T8_8"><text:s/></text:span></text:a></text:span><text:span text:style-name="T8_9"><text:a xlink:type="simple" xlink:href="#h.wfjd9x1kbs70"><text:span text:style-name="T8_10">Requirements</text:span></text:a></text:span><text:span text:style-name="T8_11"><text:a xlink:type="simple" xlink:href="#h.wfjd9x1kbs70"><text:span text:style-name="T8_12"><text:s/></text:span></text:a></text:span><text:span text:style-name="T8_13"><text:a xlink:type="simple" xlink:href="#h.wfjd9x1kbs70"><text:span text:style-name="T8_14">Specification</text:span></text:a></text:span></text:p>
      <text:p text:style-name="P9"><text:span text:style-name="T9_1"><text:a xlink:type="simple" xlink:href="#h.pb359hu20wpk"><text:span text:style-name="T9_2">Team</text:span></text:a></text:span><text:span text:style-name="T9_3"><text:a xlink:type="simple" xlink:href="#h.pb359hu20wpk"><text:span text:style-name="T9_4"><text:s/>3</text:span></text:a></text:span></text:p>
      <text:p text:style-name="P10"><text:span text:style-name="T10_1"><text:a xlink:type="simple" xlink:href="#h.zg64mh4d2wbh"><text:span text:style-name="T10_2">February</text:span></text:a></text:span><text:span text:style-name="T10_3"><text:a xlink:type="simple" xlink:href="#h.zg64mh4d2wbh"><text:span text:style-name="T10_4"><text:s/>10,<text:s/>2011</text:span></text:a></text:span></text:p>
      <text:p text:style-name="P11"><text:span text:style-name="T11_1"><text:a xlink:type="simple" xlink:href="#h.ckd1qfka5oy3"><text:span text:style-name="T11_2">Revision</text:span></text:a></text:span><text:span text:style-name="T11_3"><text:a xlink:type="simple" xlink:href="#h.ckd1qfka5oy3"><text:span text:style-name="T11_4"><text:s/></text:span></text:a></text:span><text:span text:style-name="T11_5"><text:a xlink:type="simple" xlink:href="#h.ckd1qfka5oy3"><text:span text:style-name="T11_6">History</text:span></text:a></text:span></text:p>
      <text:p text:style-name="P12"><text:span text:style-name="T12_1"><text:a xlink:type="simple" xlink:href="#h.dsrknacno7hs"><text:span text:style-name="T12_2">Table</text:span></text:a></text:span><text:span text:style-name="T12_3"><text:a xlink:type="simple" xlink:href="#h.dsrknacno7hs"><text:span text:style-name="T12_4"><text:s/></text:span></text:a></text:span><text:span text:style-name="T12_5"><text:a xlink:type="simple" xlink:href="#h.dsrknacno7hs"><text:span text:style-name="T12_6">of</text:span></text:a></text:span><text:span text:style-name="T12_7"><text:a xlink:type="simple" xlink:href="#h.dsrknacno7hs"><text:span text:style-name="T12_8"><text:s/></text:span></text:a></text:span><text:span text:style-name="T12_9"><text:a xlink:type="simple" xlink:href="#h.dsrknacno7hs"><text:span text:style-name="T12_10">Contents</text:span></text:a></text:span></text:p>
      <text:p text:style-name="P13"><text:span text:style-name="T13_1"><text:a xlink:type="simple" xlink:href="#h.dxsxdmhnozsu"><text:span text:style-name="T13_2">Introduction</text:span></text:a></text:span></text:p>
      <text:p text:style-name="P14"><text:span text:style-name="T14_1"><text:a xlink:type="simple" xlink:href="#h.j5bp1fe5lmz8"><text:span text:style-name="T14_2">Purpose</text:span></text:a></text:span></text:p>
      <text:p text:style-name="P15"><text:span text:style-name="T15_1"><text:a xlink:type="simple" xlink:href="#h.o11z3hnh69ud"><text:span text:style-name="T15_2">Motivation</text:span></text:a></text:span></text:p>
      <text:p text:style-name="P16"><text:span text:style-name="T16_1"><text:a xlink:type="simple" xlink:href="#h.9qjrr7lx6nez"><text:span text:style-name="T16_2">Problem</text:span></text:a></text:span><text:span text:style-name="T16_3"><text:a xlink:type="simple" xlink:href="#h.9qjrr7lx6nez"><text:span text:style-name="T16_4"><text:s/></text:span></text:a></text:span><text:span text:style-name="T16_5"><text:a xlink:type="simple" xlink:href="#h.9qjrr7lx6nez"><text:span text:style-name="T16_6">to</text:span></text:a></text:span><text:span text:style-name="T16_7"><text:a xlink:type="simple" xlink:href="#h.9qjrr7lx6nez"><text:span text:style-name="T16_8"><text:s/></text:span></text:a></text:span><text:span text:style-name="T16_9"><text:a xlink:type="simple" xlink:href="#h.9qjrr7lx6nez"><text:span text:style-name="T16_10">be</text:span></text:a></text:span><text:span text:style-name="T16_11"><text:a xlink:type="simple" xlink:href="#h.9qjrr7lx6nez"><text:span text:style-name="T16_12"><text:s/></text:span></text:a></text:span><text:span text:style-name="T16_13"><text:a xlink:type="simple" xlink:href="#h.9qjrr7lx6nez"><text:span text:style-name="T16_14">addressed</text:span></text:a></text:span></text:p>
      <text:p text:style-name="P17"><text:span text:style-name="T17_1"><text:a xlink:type="simple" xlink:href="#h.hd2bx0y1i9md"><text:span text:style-name="T17_2">Provide</text:span></text:a></text:span><text:span text:style-name="T17_3"><text:a xlink:type="simple" xlink:href="#h.hd2bx0y1i9md"><text:span text:style-name="T17_4"><text:s/></text:span></text:a></text:span><text:span text:style-name="T17_5"><text:a xlink:type="simple" xlink:href="#h.hd2bx0y1i9md"><text:span text:style-name="T17_6">a</text:span></text:a></text:span><text:span text:style-name="T17_7"><text:a xlink:type="simple" xlink:href="#h.hd2bx0y1i9md"><text:span text:style-name="T17_8"><text:s/></text:span></text:a></text:span><text:span text:style-name="T17_9"><text:a xlink:type="simple" xlink:href="#h.hd2bx0y1i9md"><text:span text:style-name="T17_10">user</text:span></text:a></text:span><text:span text:style-name="T17_11"><text:a xlink:type="simple" xlink:href="#h.hd2bx0y1i9md"><text:span text:style-name="T17_12">-</text:span></text:a></text:span><text:span text:style-name="T17_13"><text:a xlink:type="simple" xlink:href="#h.hd2bx0y1i9md"><text:span text:style-name="T17_14">friendly</text:span></text:a></text:span><text:span text:style-name="T17_15"><text:a xlink:type="simple" xlink:href="#h.hd2bx0y1i9md"><text:span text:style-name="T17_16">,<text:s/></text:span></text:a></text:span><text:span text:style-name="T17_17"><text:a xlink:type="simple" xlink:href="#h.hd2bx0y1i9md"><text:span text:style-name="T17_18">cross</text:span></text:a></text:span><text:span text:style-name="T17_19"><text:a xlink:type="simple" xlink:href="#h.hd2bx0y1i9md"><text:span text:style-name="T17_20">-</text:span></text:a></text:span><text:span text:style-name="T17_21"><text:a xlink:type="simple" xlink:href="#h.hd2bx0y1i9md"><text:span text:style-name="T17_22">platform</text:span></text:a></text:span><text:span text:style-name="T17_23"><text:a xlink:type="simple" xlink:href="#h.hd2bx0y1i9md"><text:span text:style-name="T17_24">,<text:s/></text:span></text:a></text:span><text:span text:style-name="T17_25"><text:a xlink:type="simple" xlink:href="#h.hd2bx0y1i9md"><text:span text:style-name="T17_26">inter</text:span></text:a></text:span><text:span text:style-name="T17_27"><text:a xlink:type="simple" xlink:href="#h.hd2bx0y1i9md"><text:span text:style-name="T17_28">-</text:span></text:a></text:span><text:span text:style-name="T17_29"><text:a xlink:type="simple" xlink:href="#h.hd2bx0y1i9md"><text:span text:style-name="T17_30">operable</text:span></text:a></text:span><text:span text:style-name="T17_31"><text:a xlink:type="simple" xlink:href="#h.hd2bx0y1i9md"><text:span text:style-name="T17_32"><text:s/></text:span></text:a></text:span><text:span text:style-name="T17_33"><text:a xlink:type="simple" xlink:href="#h.hd2bx0y1i9md"><text:span text:style-name="T17_34">and</text:span></text:a></text:span><text:span text:style-name="T17_35"><text:a xlink:type="simple" xlink:href="#h.hd2bx0y1i9md"><text:span text:style-name="T17_36"><text:s/></text:span></text:a></text:span><text:span text:style-name="T17_37"><text:a xlink:type="simple" xlink:href="#h.hd2bx0y1i9md"><text:span text:style-name="T17_38">efficient</text:span></text:a></text:span><text:span text:style-name="T17_39"><text:a xlink:type="simple" xlink:href="#h.hd2bx0y1i9md"><text:span text:style-name="T17_40"><text:s/></text:span></text:a></text:span><text:span text:style-name="T17_41"><text:a xlink:type="simple" xlink:href="#h.hd2bx0y1i9md"><text:span text:style-name="T17_42">music</text:span></text:a></text:span><text:span text:style-name="T17_43"><text:a xlink:type="simple" xlink:href="#h.hd2bx0y1i9md"><text:span text:style-name="T17_44"><text:s/></text:span></text:a></text:span><text:span text:style-name="T17_45"><text:a xlink:type="simple" xlink:href="#h.hd2bx0y1i9md"><text:span text:style-name="T17_46">sharing</text:span></text:a></text:span><text:span text:style-name="T17_47"><text:a xlink:type="simple" xlink:href="#h.hd2bx0y1i9md"><text:span text:style-name="T17_48"><text:s/></text:span></text:a></text:span><text:span text:style-name="T17_49"><text:a xlink:type="simple" xlink:href="#h.hd2bx0y1i9md"><text:span text:style-name="T17_50">system</text:span></text:a></text:span><text:span text:style-name="T17_51"><text:a xlink:type="simple" xlink:href="#h.hd2bx0y1i9md"><text:span text:style-name="T17_52">.</text:span></text:a></text:span></text:p>
      <text:p text:style-name="P18"><text:span text:style-name="T18_1"><text:a xlink:type="simple" xlink:href="#h.xapoixtxkumy"><text:span text:style-name="T18_2">Why</text:span></text:a></text:span><text:span text:style-name="T18_3"><text:a xlink:type="simple" xlink:href="#h.xapoixtxkumy"><text:span text:style-name="T18_4"><text:s/></text:span></text:a></text:span><text:span text:style-name="T18_5"><text:a xlink:type="simple" xlink:href="#h.xapoixtxkumy"><text:span text:style-name="T18_6">is</text:span></text:a></text:span><text:span text:style-name="T18_7"><text:a xlink:type="simple" xlink:href="#h.xapoixtxkumy"><text:span text:style-name="T18_8"><text:s/></text:span></text:a></text:span><text:span text:style-name="T18_9"><text:a xlink:type="simple" xlink:href="#h.xapoixtxkumy"><text:span text:style-name="T18_10">this</text:span></text:a></text:span><text:span text:style-name="T18_11"><text:a xlink:type="simple" xlink:href="#h.xapoixtxkumy"><text:span text:style-name="T18_12"><text:s/></text:span></text:a></text:span><text:span text:style-name="T18_13"><text:a xlink:type="simple" xlink:href="#h.xapoixtxkumy"><text:span text:style-name="T18_14">problem</text:span></text:a></text:span><text:span text:style-name="T18_15"><text:a xlink:type="simple" xlink:href="#h.xapoixtxkumy"><text:span text:style-name="T18_16"><text:s/></text:span></text:a></text:span><text:span text:style-name="T18_17"><text:a xlink:type="simple" xlink:href="#h.xapoixtxkumy"><text:span text:style-name="T18_18">worth</text:span></text:a></text:span><text:span text:style-name="T18_19"><text:a xlink:type="simple" xlink:href="#h.xapoixtxkumy"><text:span text:style-name="T18_20"><text:s/></text:span></text:a></text:span><text:span text:style-name="T18_21"><text:a xlink:type="simple" xlink:href="#h.xapoixtxkumy"><text:span text:style-name="T18_22">solving</text:span></text:a></text:span></text:p>
      <text:p text:style-name="P19"><text:span text:style-name="T19_1"><text:a xlink:type="simple" xlink:href="#h.3r1e8h2r7xdz"><text:span text:style-name="T19_2">Features</text:span></text:a></text:span></text:p>
      <text:p text:style-name="P20"><text:span text:style-name="T20_1"><text:a xlink:type="simple" xlink:href="#h.eimpaqjvmhwi"><text:span text:style-name="T20_2">Deliverables</text:span></text:a></text:span></text:p>
      <text:p text:style-name="P21"><text:span text:style-name="T21_1"><text:a xlink:type="simple" xlink:href="#h.9uh7fkxjybxn"><text:span text:style-name="T21_2">Risks</text:span></text:a></text:span><text:span text:style-name="T21_3"><text:a xlink:type="simple" xlink:href="#h.9uh7fkxjybxn"><text:span text:style-name="T21_4"><text:s/></text:span></text:a></text:span><text:span text:style-name="T21_5"><text:a xlink:type="simple" xlink:href="#h.9uh7fkxjybxn"><text:span text:style-name="T21_6">and</text:span></text:a></text:span><text:span text:style-name="T21_7"><text:a xlink:type="simple" xlink:href="#h.9uh7fkxjybxn"><text:span text:style-name="T21_8"><text:s/></text:span></text:a></text:span><text:span text:style-name="T21_9"><text:a xlink:type="simple" xlink:href="#h.9uh7fkxjybxn"><text:span text:style-name="T21_10">rewards</text:span></text:a></text:span></text:p>
      <text:p text:style-name="P22"><text:span text:style-name="T22_1"><text:a xlink:type="simple" xlink:href="#h.8oh7okgrquf8"><text:span text:style-name="T22_2">Risks</text:span></text:a></text:span></text:p>
      <text:p text:style-name="P23"><text:span text:style-name="T23_1"><text:a xlink:type="simple" xlink:href="#h.s8c32zcl847d"><text:span text:style-name="T23_2">Rewards</text:span></text:a></text:span></text:p>
      <text:p text:style-name="P24"><text:span text:style-name="T24_1"><text:a xlink:type="simple" xlink:href="#h.bn182c8uggk7"><text:span text:style-name="T24_2">Scope</text:span></text:a></text:span></text:p>
      <text:p text:style-name="P25"><text:span text:style-name="T25_1"><text:a xlink:type="simple" xlink:href="#h.co2hp8j6txn4"><text:span text:style-name="T25_2">Definitions</text:span></text:a></text:span><text:span text:style-name="T25_3"><text:a xlink:type="simple" xlink:href="#h.co2hp8j6txn4"><text:span text:style-name="T25_4">,<text:s/></text:span></text:a></text:span><text:span text:style-name="T25_5"><text:a xlink:type="simple" xlink:href="#h.co2hp8j6txn4"><text:span text:style-name="T25_6">Acronyms</text:span></text:a></text:span><text:span text:style-name="T25_7"><text:a xlink:type="simple" xlink:href="#h.co2hp8j6txn4"><text:span text:style-name="T25_8"><text:s/></text:span></text:a></text:span><text:span text:style-name="T25_9"><text:a xlink:type="simple" xlink:href="#h.co2hp8j6txn4"><text:span text:style-name="T25_10">and</text:span></text:a></text:span><text:span text:style-name="T25_11"><text:a xlink:type="simple" xlink:href="#h.co2hp8j6txn4"><text:span text:style-name="T25_12"><text:s/></text:span></text:a></text:span><text:span text:style-name="T25_13"><text:a xlink:type="simple" xlink:href="#h.co2hp8j6txn4"><text:span text:style-name="T25_14">Abbreviations</text:span></text:a></text:span></text:p>
      <text:p text:style-name="P26"><text:span text:style-name="T26_1"><text:a xlink:type="simple" xlink:href="#h.iwji5o17zis9"><text:span text:style-name="T26_2">Music</text:span></text:a></text:span><text:span text:style-name="T26_3"><text:a xlink:type="simple" xlink:href="#h.iwji5o17zis9"><text:span text:style-name="T26_4"><text:s/></text:span></text:a></text:span><text:span text:style-name="T26_5"><text:a xlink:type="simple" xlink:href="#h.iwji5o17zis9"><text:span text:style-name="T26_6">streaming</text:span></text:a></text:span></text:p>
      <text:p text:style-name="P27"><text:span text:style-name="T27_1"><text:a xlink:type="simple" xlink:href="#h.lu7ojturx5s4"><text:span text:style-name="T27_2">Collection</text:span></text:a></text:span></text:p>
      <text:p text:style-name="P28"><text:span text:style-name="T28_1"><text:a xlink:type="simple" xlink:href="#h.fyt749qphgpa"><text:span text:style-name="T28_2">Server</text:span></text:a></text:span></text:p>
      <text:p text:style-name="P29"><text:span text:style-name="T29_1"><text:a xlink:type="simple" xlink:href="#h.svxf9e17453"><text:span text:style-name="T29_2">Client</text:span></text:a></text:span></text:p>
      <text:p text:style-name="P30"><text:span text:style-name="T30_1"><text:a xlink:type="simple" xlink:href="#h.nblyalll95nw"><text:span text:style-name="T30_2">HTTP</text:span></text:a></text:span></text:p>
      <text:p text:style-name="P31"><text:span text:style-name="T31_1"><text:a xlink:type="simple" xlink:href="#h.mqdln7qewrom"><text:span text:style-name="T31_2">SHOUTcast</text:span></text:a></text:span></text:p>
      <text:p text:style-name="P32"><text:span text:style-name="T32_1"><text:a xlink:type="simple" xlink:href="#h.8mdpiuf4skl1"><text:span text:style-name="T32_2">ICY</text:span></text:a></text:span></text:p>
      <text:p text:style-name="P33"><text:span text:style-name="T33_1"><text:a xlink:type="simple" xlink:href="#h.63deugjws7jg"><text:span text:style-name="T33_2">inotify</text:span></text:a></text:span></text:p>
      <text:p text:style-name="P34"><text:span text:style-name="T34_1"><text:a xlink:type="simple" xlink:href="#h.exrdt6r0vu7"><text:span text:style-name="T34_2">File</text:span></text:a></text:span><text:span text:style-name="T34_3"><text:a xlink:type="simple" xlink:href="#h.exrdt6r0vu7"><text:span text:style-name="T34_4"><text:s/></text:span></text:a></text:span><text:span text:style-name="T34_5"><text:a xlink:type="simple" xlink:href="#h.exrdt6r0vu7"><text:span text:style-name="T34_6">Change</text:span></text:a></text:span><text:span text:style-name="T34_7"><text:a xlink:type="simple" xlink:href="#h.exrdt6r0vu7"><text:span text:style-name="T34_8"><text:s/></text:span></text:a></text:span><text:span text:style-name="T34_9"><text:a xlink:type="simple" xlink:href="#h.exrdt6r0vu7"><text:span text:style-name="T34_10">Notification</text:span></text:a></text:span></text:p>
      <text:p text:style-name="P35"><text:span text:style-name="T35_1"><text:a xlink:type="simple" xlink:href="#h.lqx3pzbefjc2"><text:span text:style-name="T35_2">References</text:span></text:a></text:span></text:p>
      <text:p text:style-name="P36"><text:span text:style-name="T36_1"><text:a xlink:type="simple" xlink:href="#h.wv4j1l5cgfib"><text:span text:style-name="T36_2">Overview</text:span></text:a></text:span></text:p>
      <text:p text:style-name="P37"><text:span text:style-name="T37_1"><text:a xlink:type="simple" xlink:href="#h.riyc3sb3uuys"><text:span text:style-name="T37_2">Overall</text:span></text:a></text:span><text:span text:style-name="T37_3"><text:a xlink:type="simple" xlink:href="#h.riyc3sb3uuys"><text:span text:style-name="T37_4"><text:s/></text:span></text:a></text:span><text:span text:style-name="T37_5"><text:a xlink:type="simple" xlink:href="#h.riyc3sb3uuys"><text:span text:style-name="T37_6">Description</text:span></text:a></text:span></text:p>
      <text:p text:style-name="P38"><text:span text:style-name="T38_1"><text:a xlink:type="simple" xlink:href="#h.krru6vy6soet"><text:span text:style-name="T38_2">Product</text:span></text:a></text:span><text:span text:style-name="T38_3"><text:a xlink:type="simple" xlink:href="#h.krru6vy6soet"><text:span text:style-name="T38_4"><text:s/></text:span></text:a></text:span><text:span text:style-name="T38_5"><text:a xlink:type="simple" xlink:href="#h.krru6vy6soet"><text:span text:style-name="T38_6">perspective</text:span></text:a></text:span></text:p>
      <text:p text:style-name="P39"><text:span text:style-name="T39_1"><text:a xlink:type="simple" xlink:href="#h.iv2mdovf4vlb"><text:span text:style-name="T39_2">Product</text:span></text:a></text:span><text:span text:style-name="T39_3"><text:a xlink:type="simple" xlink:href="#h.iv2mdovf4vlb"><text:span text:style-name="T39_4"><text:s/></text:span></text:a></text:span><text:span text:style-name="T39_5"><text:a xlink:type="simple" xlink:href="#h.iv2mdovf4vlb"><text:span text:style-name="T39_6">functions</text:span></text:a></text:span></text:p>
      <text:p text:style-name="P40"><text:span text:style-name="T40_1"><text:a xlink:type="simple" xlink:href="#h.cx2b3if5oz6v"><text:span text:style-name="T40_2">1.<text:s/></text:span></text:a></text:span><text:span text:style-name="T40_3"><text:a xlink:type="simple" xlink:href="#h.cx2b3if5oz6v"><text:span text:style-name="T40_4">Creating</text:span></text:a></text:span><text:span text:style-name="T40_5"><text:a xlink:type="simple" xlink:href="#h.cx2b3if5oz6v"><text:span text:style-name="T40_6"><text:s/></text:span></text:a></text:span><text:span text:style-name="T40_7"><text:a xlink:type="simple" xlink:href="#h.cx2b3if5oz6v"><text:span text:style-name="T40_8">a</text:span></text:a></text:span><text:span text:style-name="T40_9"><text:a xlink:type="simple" xlink:href="#h.cx2b3if5oz6v"><text:span text:style-name="T40_10"><text:s/></text:span></text:a></text:span><text:span text:style-name="T40_11"><text:a xlink:type="simple" xlink:href="#h.cx2b3if5oz6v"><text:span text:style-name="T40_12">music</text:span></text:a></text:span><text:span text:style-name="T40_13"><text:a xlink:type="simple" xlink:href="#h.cx2b3if5oz6v"><text:span text:style-name="T40_14"><text:s/></text:span></text:a></text:span><text:span text:style-name="T40_15"><text:a xlink:type="simple" xlink:href="#h.cx2b3if5oz6v"><text:span text:style-name="T40_16">streaming</text:span></text:a></text:span><text:span text:style-name="T40_17"><text:a xlink:type="simple" xlink:href="#h.cx2b3if5oz6v"><text:span text:style-name="T40_18"><text:s/></text:span></text:a></text:span><text:span text:style-name="T40_19"><text:a xlink:type="simple" xlink:href="#h.cx2b3if5oz6v"><text:span text:style-name="T40_20">server</text:span></text:a></text:span><text:span text:style-name="T40_21"><text:a xlink:type="simple" xlink:href="#h.cx2b3if5oz6v"><text:span text:style-name="T40_22"><text:s/></text:span></text:a></text:span><text:span text:style-name="T40_23"><text:a xlink:type="simple" xlink:href="#h.cx2b3if5oz6v"><text:span text:style-name="T40_24">which</text:span></text:a></text:span><text:span text:style-name="T40_25"><text:a xlink:type="simple" xlink:href="#h.cx2b3if5oz6v"><text:span text:style-name="T40_26"><text:s/></text:span></text:a></text:span><text:span text:style-name="T40_27"><text:a xlink:type="simple" xlink:href="#h.cx2b3if5oz6v"><text:span text:style-name="T40_28">would</text:span></text:a></text:span><text:span text:style-name="T40_29"><text:a xlink:type="simple" xlink:href="#h.cx2b3if5oz6v"><text:span text:style-name="T40_30"><text:s/></text:span></text:a></text:span><text:span text:style-name="T40_31"><text:a xlink:type="simple" xlink:href="#h.cx2b3if5oz6v"><text:span text:style-name="T40_32">be</text:span></text:a></text:span><text:span text:style-name="T40_33"><text:a xlink:type="simple" xlink:href="#h.cx2b3if5oz6v"><text:span text:style-name="T40_34"><text:s/></text:span></text:a></text:span><text:span text:style-name="T40_35"><text:a xlink:type="simple" xlink:href="#h.cx2b3if5oz6v"><text:span text:style-name="T40_36">easy</text:span></text:a></text:span><text:span text:style-name="T40_37"><text:a xlink:type="simple" xlink:href="#h.cx2b3if5oz6v"><text:span text:style-name="T40_38"><text:s/></text:span></text:a></text:span><text:span text:style-name="T40_39"><text:a xlink:type="simple" xlink:href="#h.cx2b3if5oz6v"><text:span text:style-name="T40_40">to</text:span></text:a></text:span><text:span text:style-name="T40_41"><text:a xlink:type="simple" xlink:href="#h.cx2b3if5oz6v"><text:span text:style-name="T40_42"><text:s/></text:span></text:a></text:span><text:span text:style-name="T40_43"><text:a xlink:type="simple" xlink:href="#h.cx2b3if5oz6v"><text:span text:style-name="T40_44">administer</text:span></text:a></text:span><text:span text:style-name="T40_45"><text:a xlink:type="simple" xlink:href="#h.cx2b3if5oz6v"><text:span text:style-name="T40_46"><text:s/></text:span></text:a></text:span><text:span text:style-name="T40_47"><text:a xlink:type="simple" xlink:href="#h.cx2b3if5oz6v"><text:span text:style-name="T40_48">and</text:span></text:a></text:span><text:span text:style-name="T40_49"><text:a xlink:type="simple" xlink:href="#h.cx2b3if5oz6v"><text:span text:style-name="T40_50"><text:s/></text:span></text:a></text:span><text:span text:style-name="T40_51"><text:a xlink:type="simple" xlink:href="#h.cx2b3if5oz6v"><text:span text:style-name="T40_52">use</text:span></text:a></text:span><text:span text:style-name="T40_53"><text:a xlink:type="simple" xlink:href="#h.cx2b3if5oz6v"><text:span text:style-name="T40_54">.</text:span></text:a></text:span></text:p>
      <text:p text:style-name="P41"><text:span text:style-name="T41_1"><text:a xlink:type="simple" xlink:href="#h.uaed4wpcny4k"><text:span text:style-name="T41_2">User</text:span></text:a></text:span><text:span text:style-name="T41_3"><text:a xlink:type="simple" xlink:href="#h.uaed4wpcny4k"><text:span text:style-name="T41_4"><text:s/></text:span></text:a></text:span><text:span text:style-name="T41_5"><text:a xlink:type="simple" xlink:href="#h.uaed4wpcny4k"><text:span text:style-name="T41_6">characteristics</text:span></text:a></text:span><text:span text:style-name="T41_7"><text:a xlink:type="simple" xlink:href="#h.uaed4wpcny4k"><text:span text:style-name="T41_8">(</text:span></text:a></text:span><text:span text:style-name="T41_9"><text:a xlink:type="simple" xlink:href="#h.uaed4wpcny4k"><text:span text:style-name="T41_10">TODO</text:span></text:a></text:span><text:span text:style-name="T41_11"><text:a xlink:type="simple" xlink:href="#h.uaed4wpcny4k"><text:span text:style-name="T41_12">)</text:span></text:a></text:span></text:p>
      <text:p text:style-name="P42"><text:span text:style-name="T42_1"><text:a xlink:type="simple" xlink:href="#h.3hmbnzdidc4a"><text:span text:style-name="T42_2">Constraints</text:span></text:a></text:span></text:p>
      <text:p text:style-name="P43"><text:span text:style-name="T43_1"><text:a xlink:type="simple" xlink:href="#h.n4nqazbog6q9"><text:span text:style-name="T43_2">Assumptions</text:span></text:a></text:span><text:span text:style-name="T43_3"><text:a xlink:type="simple" xlink:href="#h.n4nqazbog6q9"><text:span text:style-name="T43_4"><text:s/></text:span></text:a></text:span><text:span text:style-name="T43_5"><text:a xlink:type="simple" xlink:href="#h.n4nqazbog6q9"><text:span text:style-name="T43_6">and</text:span></text:a></text:span><text:span text:style-name="T43_7"><text:a xlink:type="simple" xlink:href="#h.n4nqazbog6q9"><text:span text:style-name="T43_8"><text:s/></text:span></text:a></text:span><text:span text:style-name="T43_9"><text:a xlink:type="simple" xlink:href="#h.n4nqazbog6q9"><text:span text:style-name="T43_10">Dependencies</text:span></text:a></text:span></text:p>
      <text:p text:style-name="P44"><text:span text:style-name="T44_1"><text:a xlink:type="simple" xlink:href="#h.cplz7mw5x9kd"><text:span text:style-name="T44_2">Specific</text:span></text:a></text:span><text:span text:style-name="T44_3"><text:a xlink:type="simple" xlink:href="#h.cplz7mw5x9kd"><text:span text:style-name="T44_4"><text:s/></text:span></text:a></text:span><text:span text:style-name="T44_5"><text:a xlink:type="simple" xlink:href="#h.cplz7mw5x9kd"><text:span text:style-name="T44_6">Requirements</text:span></text:a></text:span></text:p>
      <text:p text:style-name="P45"><text:span text:style-name="T45_1"><text:a xlink:type="simple" xlink:href="#h.yngtkqszmcef"><text:span text:style-name="T45_2">Muzicast</text:span></text:a></text:span><text:span text:style-name="T45_3"><text:a xlink:type="simple" xlink:href="#h.yngtkqszmcef"><text:span text:style-name="T45_4"><text:s/></text:span></text:a></text:span><text:span text:style-name="T45_5"><text:a xlink:type="simple" xlink:href="#h.yngtkqszmcef"><text:span text:style-name="T45_6">Deployment</text:span></text:a></text:span></text:p>
      <text:p text:style-name="P46"><text:span text:style-name="T46_1"><text:a xlink:type="simple" xlink:href="#h.qjfu2xay937c"><text:span text:style-name="T46_2">Hardware</text:span></text:a></text:span></text:p>
      <text:p text:style-name="P47"><text:span text:style-name="T47_1"><text:a xlink:type="simple" xlink:href="#h.876iegm5emwe"><text:span text:style-name="T47_2">Software</text:span></text:a></text:span></text:p>
      <text:p text:style-name="P48"><text:span text:style-name="T48_1"><text:a xlink:type="simple" xlink:href="#h.a225msrlnac4"><text:span text:style-name="T48_2">Other</text:span></text:a></text:span><text:span text:style-name="T48_3"><text:a xlink:type="simple" xlink:href="#h.a225msrlnac4"><text:span text:style-name="T48_4"><text:s/>3</text:span></text:a></text:span><text:span text:style-name="T48_5"><text:a xlink:type="simple" xlink:href="#h.a225msrlnac4"><text:span text:style-name="T48_6">rd</text:span></text:a></text:span><text:span text:style-name="T48_7"><text:a xlink:type="simple" xlink:href="#h.a225msrlnac4"><text:span text:style-name="T48_8">-</text:span></text:a></text:span><text:span text:style-name="T48_9"><text:a xlink:type="simple" xlink:href="#h.a225msrlnac4"><text:span text:style-name="T48_10">party</text:span></text:a></text:span><text:span text:style-name="T48_11"><text:a xlink:type="simple" xlink:href="#h.a225msrlnac4"><text:span text:style-name="T48_12"><text:s/></text:span></text:a></text:span><text:span text:style-name="T48_13"><text:a xlink:type="simple" xlink:href="#h.a225msrlnac4"><text:span text:style-name="T48_14">libraries</text:span></text:a></text:span><text:span text:style-name="T48_15"><text:a xlink:type="simple" xlink:href="#h.a225msrlnac4"><text:span text:style-name="T48_16">/</text:span></text:a></text:span><text:span text:style-name="T48_17"><text:a xlink:type="simple" xlink:href="#h.a225msrlnac4"><text:span text:style-name="T48_18">tools</text:span></text:a></text:span><text:span text:style-name="T48_19"><text:a xlink:type="simple" xlink:href="#h.a225msrlnac4"><text:span text:style-name="T48_20"><text:s/></text:span></text:a></text:span><text:span text:style-name="T48_21"><text:a xlink:type="simple" xlink:href="#h.a225msrlnac4"><text:span text:style-name="T48_22">used</text:span></text:a></text:span><text:span text:style-name="T48_23"><text:a xlink:type="simple" xlink:href="#h.a225msrlnac4"><text:span text:style-name="T48_24"><text:s/></text:span></text:a></text:span><text:span text:style-name="T48_25"><text:a xlink:type="simple" xlink:href="#h.a225msrlnac4"><text:span text:style-name="T48_26">by</text:span></text:a></text:span><text:span text:style-name="T48_27"><text:a xlink:type="simple" xlink:href="#h.a225msrlnac4"><text:span text:style-name="T48_28"><text:s/></text:span></text:a></text:span><text:span text:style-name="T48_29"><text:a xlink:type="simple" xlink:href="#h.a225msrlnac4"><text:span text:style-name="T48_30">Muzicast</text:span></text:a></text:span></text:p>
      <text:p text:style-name="P49"><text:span text:style-name="T49_1"><text:a xlink:type="simple" xlink:href="#h.a2dakd4s2tx5"><text:span text:style-name="T49_2">Muzicast</text:span></text:a></text:span><text:span text:style-name="T49_3"><text:a xlink:type="simple" xlink:href="#h.a2dakd4s2tx5"><text:span text:style-name="T49_4"><text:s/></text:span></text:a></text:span><text:span text:style-name="T49_5"><text:a xlink:type="simple" xlink:href="#h.a2dakd4s2tx5"><text:span text:style-name="T49_6">Use</text:span></text:a></text:span></text:p>
      <text:p text:style-name="P50"><text:span text:style-name="T50_1"><text:a xlink:type="simple" xlink:href="#h.2ikisxazvx82"><text:span text:style-name="T50_2">External</text:span></text:a></text:span><text:span text:style-name="T50_3"><text:a xlink:type="simple" xlink:href="#h.2ikisxazvx82"><text:span text:style-name="T50_4"><text:s/></text:span></text:a></text:span><text:span text:style-name="T50_5"><text:a xlink:type="simple" xlink:href="#h.2ikisxazvx82"><text:span text:style-name="T50_6">Interfaces</text:span></text:a></text:span></text:p>
      <text:p text:style-name="P51"><text:span text:style-name="T51_1"><text:a xlink:type="simple" xlink:href="#h.7ywwda1fa86d"><text:span text:style-name="T51_2">User</text:span></text:a></text:span><text:span text:style-name="T51_3"><text:a xlink:type="simple" xlink:href="#h.7ywwda1fa86d"><text:span text:style-name="T51_4"><text:s/></text:span></text:a></text:span><text:span text:style-name="T51_5"><text:a xlink:type="simple" xlink:href="#h.7ywwda1fa86d"><text:span text:style-name="T51_6">Interfaces</text:span></text:a></text:span></text:p>
      <text:p text:style-name="P52"><text:span text:style-name="T52_1"><text:a xlink:type="simple" xlink:href="#h.yy0e8hotzbf8"><text:span text:style-name="T52_2">Software</text:span></text:a></text:span><text:span text:style-name="T52_3"><text:a xlink:type="simple" xlink:href="#h.yy0e8hotzbf8"><text:span text:style-name="T52_4"><text:s/></text:span></text:a></text:span><text:span text:style-name="T52_5"><text:a xlink:type="simple" xlink:href="#h.yy0e8hotzbf8"><text:span text:style-name="T52_6">Interfaces</text:span></text:a></text:span></text:p>
      <text:p text:style-name="P53"><text:span text:style-name="T53_1"><text:a xlink:type="simple" xlink:href="#h.4sx653teoa2v"><text:span text:style-name="T53_2">Functional</text:span></text:a></text:span><text:span text:style-name="T53_3"><text:a xlink:type="simple" xlink:href="#h.4sx653teoa2v"><text:span text:style-name="T53_4"><text:s/></text:span></text:a></text:span><text:span text:style-name="T53_5"><text:a xlink:type="simple" xlink:href="#h.4sx653teoa2v"><text:span text:style-name="T53_6">requirements</text:span></text:a></text:span></text:p>
      <text:p text:style-name="P54"><text:span text:style-name="T54_1"><text:a xlink:type="simple" xlink:href="#h.y4zwbrvgs0r0"><text:span text:style-name="T54_2">Use</text:span></text:a></text:span><text:span text:style-name="T54_3"><text:a xlink:type="simple" xlink:href="#h.y4zwbrvgs0r0"><text:span text:style-name="T54_4"><text:s/></text:span></text:a></text:span><text:span text:style-name="T54_5"><text:a xlink:type="simple" xlink:href="#h.y4zwbrvgs0r0"><text:span text:style-name="T54_6">case</text:span></text:a></text:span><text:span text:style-name="T54_7"><text:a xlink:type="simple" xlink:href="#h.y4zwbrvgs0r0"><text:span text:style-name="T54_8">:<text:s/></text:span></text:a></text:span><text:span text:style-name="T54_9"><text:a xlink:type="simple" xlink:href="#h.y4zwbrvgs0r0"><text:span text:style-name="T54_10">Create</text:span></text:a></text:span><text:span text:style-name="T54_11"><text:a xlink:type="simple" xlink:href="#h.y4zwbrvgs0r0"><text:span text:style-name="T54_12"><text:s/></text:span></text:a></text:span><text:span text:style-name="T54_13"><text:a xlink:type="simple" xlink:href="#h.y4zwbrvgs0r0"><text:span text:style-name="T54_14">playlist</text:span></text:a></text:span></text:p>
      <text:p text:style-name="P55"><text:span text:style-name="T55_1"><text:a xlink:type="simple" xlink:href="#h.1439mnhiiutq"><text:span text:style-name="T55_2">Use</text:span></text:a></text:span><text:span text:style-name="T55_3"><text:a xlink:type="simple" xlink:href="#h.1439mnhiiutq"><text:span text:style-name="T55_4"><text:s/></text:span></text:a></text:span><text:span text:style-name="T55_5"><text:a xlink:type="simple" xlink:href="#h.1439mnhiiutq"><text:span text:style-name="T55_6">case</text:span></text:a></text:span><text:span text:style-name="T55_7"><text:a xlink:type="simple" xlink:href="#h.1439mnhiiutq"><text:span text:style-name="T55_8">:<text:s/></text:span></text:a></text:span><text:span text:style-name="T55_9"><text:a xlink:type="simple" xlink:href="#h.1439mnhiiutq"><text:span text:style-name="T55_10">Add</text:span></text:a></text:span><text:span text:style-name="T55_11"><text:a xlink:type="simple" xlink:href="#h.1439mnhiiutq"><text:span text:style-name="T55_12"><text:s/></text:span></text:a></text:span><text:span text:style-name="T55_13"><text:a xlink:type="simple" xlink:href="#h.1439mnhiiutq"><text:span text:style-name="T55_14">track</text:span></text:a></text:span><text:span text:style-name="T55_15"><text:a xlink:type="simple" xlink:href="#h.1439mnhiiutq"><text:span text:style-name="T55_16"><text:s/></text:span></text:a></text:span><text:span text:style-name="T55_17"><text:a xlink:type="simple" xlink:href="#h.1439mnhiiutq"><text:span text:style-name="T55_18">to</text:span></text:a></text:span><text:span text:style-name="T55_19"><text:a xlink:type="simple" xlink:href="#h.1439mnhiiutq"><text:span text:style-name="T55_20"><text:s/></text:span></text:a></text:span><text:span text:style-name="T55_21"><text:a xlink:type="simple" xlink:href="#h.1439mnhiiutq"><text:span text:style-name="T55_22">playlist</text:span></text:a></text:span></text:p>
      <text:p text:style-name="P56"><text:span text:style-name="T56_1"><text:a xlink:type="simple" xlink:href="#h.iwu61g4ruibl"><text:span text:style-name="T56_2">Use</text:span></text:a></text:span><text:span text:style-name="T56_3"><text:a xlink:type="simple" xlink:href="#h.iwu61g4ruibl"><text:span text:style-name="T56_4"><text:s/></text:span></text:a></text:span><text:span text:style-name="T56_5"><text:a xlink:type="simple" xlink:href="#h.iwu61g4ruibl"><text:span text:style-name="T56_6">case</text:span></text:a></text:span><text:span text:style-name="T56_7"><text:a xlink:type="simple" xlink:href="#h.iwu61g4ruibl"><text:span text:style-name="T56_8">:<text:s/></text:span></text:a></text:span><text:span text:style-name="T56_9"><text:a xlink:type="simple" xlink:href="#h.iwu61g4ruibl"><text:span text:style-name="T56_10">Remove</text:span></text:a></text:span><text:span text:style-name="T56_11"><text:a xlink:type="simple" xlink:href="#h.iwu61g4ruibl"><text:span text:style-name="T56_12"><text:s/></text:span></text:a></text:span><text:span text:style-name="T56_13"><text:a xlink:type="simple" xlink:href="#h.iwu61g4ruibl"><text:span text:style-name="T56_14">track</text:span></text:a></text:span><text:span text:style-name="T56_15"><text:a xlink:type="simple" xlink:href="#h.iwu61g4ruibl"><text:span text:style-name="T56_16"><text:s/></text:span></text:a></text:span><text:span text:style-name="T56_17"><text:a xlink:type="simple" xlink:href="#h.iwu61g4ruibl"><text:span text:style-name="T56_18">from</text:span></text:a></text:span><text:span text:style-name="T56_19"><text:a xlink:type="simple" xlink:href="#h.iwu61g4ruibl"><text:span text:style-name="T56_20"><text:s/></text:span></text:a></text:span><text:span text:style-name="T56_21"><text:a xlink:type="simple" xlink:href="#h.iwu61g4ruibl"><text:span text:style-name="T56_22">playlist</text:span></text:a></text:span></text:p>
      <text:p text:style-name="P57"><text:span text:style-name="T57_1"><text:a xlink:type="simple" xlink:href="#h.s9002r2nh7z7"><text:span text:style-name="T57_2">Actor</text:span></text:a></text:span><text:span text:style-name="T57_3"><text:a xlink:type="simple" xlink:href="#h.s9002r2nh7z7"><text:span text:style-name="T57_4">:<text:s/></text:span></text:a></text:span><text:span text:style-name="T57_5"><text:a xlink:type="simple" xlink:href="#h.s9002r2nh7z7"><text:span text:style-name="T57_6">Administrator</text:span></text:a></text:span><text:span text:style-name="T57_7"><text:a xlink:type="simple" xlink:href="#h.s9002r2nh7z7"><text:span text:style-name="T57_8">/</text:span></text:a></text:span><text:span text:style-name="T57_9"><text:a xlink:type="simple" xlink:href="#h.s9002r2nh7z7"><text:span text:style-name="T57_10">Owner</text:span></text:a></text:span></text:p>
      <text:p text:style-name="P58"><text:span text:style-name="T58_1"><text:a xlink:type="simple" xlink:href="#h.1dfr5jk4we3x"><text:span text:style-name="T58_2">Use</text:span></text:a></text:span><text:span text:style-name="T58_3"><text:a xlink:type="simple" xlink:href="#h.1dfr5jk4we3x"><text:span text:style-name="T58_4"><text:s/></text:span></text:a></text:span><text:span text:style-name="T58_5"><text:a xlink:type="simple" xlink:href="#h.1dfr5jk4we3x"><text:span text:style-name="T58_6">case</text:span></text:a></text:span><text:span text:style-name="T58_7"><text:a xlink:type="simple" xlink:href="#h.1dfr5jk4we3x"><text:span text:style-name="T58_8">:<text:s/></text:span></text:a></text:span><text:span text:style-name="T58_9"><text:a xlink:type="simple" xlink:href="#h.1dfr5jk4we3x"><text:span text:style-name="T58_10">Initialize</text:span></text:a></text:span><text:span text:style-name="T58_11"><text:a xlink:type="simple" xlink:href="#h.1dfr5jk4we3x"><text:span text:style-name="T58_12"><text:s/></text:span></text:a></text:span><text:span text:style-name="T58_13"><text:a xlink:type="simple" xlink:href="#h.1dfr5jk4we3x"><text:span text:style-name="T58_14">system</text:span></text:a></text:span></text:p>
      <text:p text:style-name="P59"><text:span text:style-name="T59_1"><text:a xlink:type="simple" xlink:href="#h.g38hb7jy02ya"><text:span text:style-name="T59_2">Use</text:span></text:a></text:span><text:span text:style-name="T59_3"><text:a xlink:type="simple" xlink:href="#h.g38hb7jy02ya"><text:span text:style-name="T59_4"><text:s/></text:span></text:a></text:span><text:span text:style-name="T59_5"><text:a xlink:type="simple" xlink:href="#h.g38hb7jy02ya"><text:span text:style-name="T59_6">case</text:span></text:a></text:span><text:span text:style-name="T59_7"><text:a xlink:type="simple" xlink:href="#h.g38hb7jy02ya"><text:span text:style-name="T59_8">:<text:s/></text:span></text:a></text:span><text:span text:style-name="T59_9"><text:a xlink:type="simple" xlink:href="#h.g38hb7jy02ya"><text:span text:style-name="T59_10">Share</text:span></text:a></text:span><text:span text:style-name="T59_11"><text:a xlink:type="simple" xlink:href="#h.g38hb7jy02ya"><text:span text:style-name="T59_12"><text:s/></text:span></text:a></text:span><text:span text:style-name="T59_13"><text:a xlink:type="simple" xlink:href="#h.g38hb7jy02ya"><text:span text:style-name="T59_14">songs</text:span></text:a></text:span><text:span text:style-name="T59_15"><text:a xlink:type="simple" xlink:href="#h.g38hb7jy02ya"><text:span text:style-name="T59_16"><text:s/></text:span></text:a></text:span><text:span text:style-name="T59_17"><text:a xlink:type="simple" xlink:href="#h.g38hb7jy02ya"><text:span text:style-name="T59_18">and</text:span></text:a></text:span><text:span text:style-name="T59_19"><text:a xlink:type="simple" xlink:href="#h.g38hb7jy02ya"><text:span text:style-name="T59_20"><text:s/></text:span></text:a></text:span><text:span text:style-name="T59_21"><text:a xlink:type="simple" xlink:href="#h.g38hb7jy02ya"><text:span text:style-name="T59_22">manage</text:span></text:a></text:span><text:span text:style-name="T59_23"><text:a xlink:type="simple" xlink:href="#h.g38hb7jy02ya"><text:span text:style-name="T59_24"><text:s/></text:span></text:a></text:span><text:span text:style-name="T59_25"><text:a xlink:type="simple" xlink:href="#h.g38hb7jy02ya"><text:span text:style-name="T59_26">them</text:span></text:a></text:span></text:p>
      <text:p text:style-name="P60"><text:span text:style-name="T60_1"><text:a xlink:type="simple" xlink:href="#h.ctfpfbkf2dcl"><text:span text:style-name="T60_2">Use</text:span></text:a></text:span><text:span text:style-name="T60_3"><text:a xlink:type="simple" xlink:href="#h.ctfpfbkf2dcl"><text:span text:style-name="T60_4"><text:s/></text:span></text:a></text:span><text:span text:style-name="T60_5"><text:a xlink:type="simple" xlink:href="#h.ctfpfbkf2dcl"><text:span text:style-name="T60_6">case</text:span></text:a></text:span><text:span text:style-name="T60_7"><text:a xlink:type="simple" xlink:href="#h.ctfpfbkf2dcl"><text:span text:style-name="T60_8">:<text:s/></text:span></text:a></text:span><text:span text:style-name="T60_9"><text:a xlink:type="simple" xlink:href="#h.ctfpfbkf2dcl"><text:span text:style-name="T60_10">Stop</text:span></text:a></text:span><text:span text:style-name="T60_11"><text:a xlink:type="simple" xlink:href="#h.ctfpfbkf2dcl"><text:span text:style-name="T60_12"><text:s/></text:span></text:a></text:span><text:span text:style-name="T60_13"><text:a xlink:type="simple" xlink:href="#h.ctfpfbkf2dcl"><text:span text:style-name="T60_14">Muzicast</text:span></text:a></text:span></text:p>
      <text:p text:style-name="P61"><text:span text:style-name="T61_1"><text:a xlink:type="simple" xlink:href="#h.scrvh554iwjc"><text:span text:style-name="T61_2">Use</text:span></text:a></text:span><text:span text:style-name="T61_3"><text:a xlink:type="simple" xlink:href="#h.scrvh554iwjc"><text:span text:style-name="T61_4"><text:s/></text:span></text:a></text:span><text:span text:style-name="T61_5"><text:a xlink:type="simple" xlink:href="#h.scrvh554iwjc"><text:span text:style-name="T61_6">case</text:span></text:a></text:span><text:span text:style-name="T61_7"><text:a xlink:type="simple" xlink:href="#h.scrvh554iwjc"><text:span text:style-name="T61_8">:<text:s/></text:span></text:a></text:span><text:span text:style-name="T61_9"><text:a xlink:type="simple" xlink:href="#h.scrvh554iwjc"><text:span text:style-name="T61_10">Change</text:span></text:a></text:span><text:span text:style-name="T61_11"><text:a xlink:type="simple" xlink:href="#h.scrvh554iwjc"><text:span text:style-name="T61_12"><text:s/></text:span></text:a></text:span><text:span text:style-name="T61_13"><text:a xlink:type="simple" xlink:href="#h.scrvh554iwjc"><text:span text:style-name="T61_14">Muzicast</text:span></text:a></text:span><text:span text:style-name="T61_15"><text:a xlink:type="simple" xlink:href="#h.scrvh554iwjc"><text:span text:style-name="T61_16"><text:s/></text:span></text:a></text:span><text:span text:style-name="T61_17"><text:a xlink:type="simple" xlink:href="#h.scrvh554iwjc"><text:span text:style-name="T61_18">administration</text:span></text:a></text:span><text:span text:style-name="T61_19"><text:a xlink:type="simple" xlink:href="#h.scrvh554iwjc"><text:span text:style-name="T61_20"><text:s/></text:span></text:a></text:span><text:span text:style-name="T61_21"><text:a xlink:type="simple" xlink:href="#h.scrvh554iwjc"><text:span text:style-name="T61_22">password</text:span></text:a></text:span></text:p>
      <text:p text:style-name="P62"><text:span text:style-name="T62_1"><text:a xlink:type="simple" xlink:href="#h.yhfpbb5on82t"><text:span text:style-name="T62_2">TODO</text:span></text:a></text:span><text:span text:style-name="T62_3"><text:a xlink:type="simple" xlink:href="#h.yhfpbb5on82t"><text:span text:style-name="T62_4">:<text:s/></text:span></text:a></text:span><text:span text:style-name="T62_5"><text:a xlink:type="simple" xlink:href="#h.yhfpbb5on82t"><text:span text:style-name="T62_6">This</text:span></text:a></text:span><text:span text:style-name="T62_7"><text:a xlink:type="simple" xlink:href="#h.yhfpbb5on82t"><text:span text:style-name="T62_8"><text:s/></text:span></text:a></text:span><text:span text:style-name="T62_9"><text:a xlink:type="simple" xlink:href="#h.yhfpbb5on82t"><text:span text:style-name="T62_10">is</text:span></text:a></text:span><text:span text:style-name="T62_11"><text:a xlink:type="simple" xlink:href="#h.yhfpbb5on82t"><text:span text:style-name="T62_12"><text:s/></text:span></text:a></text:span><text:span text:style-name="T62_13"><text:a xlink:type="simple" xlink:href="#h.yhfpbb5on82t"><text:span text:style-name="T62_14">for</text:span></text:a></text:span><text:span text:style-name="T62_15"><text:a xlink:type="simple" xlink:href="#h.yhfpbb5on82t"><text:span text:style-name="T62_16"><text:s/></text:span></text:a></text:span><text:span text:style-name="T62_17"><text:a xlink:type="simple" xlink:href="#h.yhfpbb5on82t"><text:span text:style-name="T62_18">later</text:span></text:a></text:span><text:span text:style-name="T62_19"><text:a xlink:type="simple" xlink:href="#h.yhfpbb5on82t"><text:span text:style-name="T62_20"><text:s/></text:span></text:a></text:span><text:span text:style-name="T62_21"><text:a xlink:type="simple" xlink:href="#h.yhfpbb5on82t"><text:span text:style-name="T62_22">versions</text:span></text:a></text:span><text:span text:style-name="T62_23"><text:a xlink:type="simple" xlink:href="#h.yhfpbb5on82t"><text:span text:style-name="T62_24"><text:s/></text:span></text:a></text:span><text:span text:style-name="T62_25"><text:a xlink:type="simple" xlink:href="#h.yhfpbb5on82t"><text:span text:style-name="T62_26">Use</text:span></text:a></text:span><text:span text:style-name="T62_27"><text:a xlink:type="simple" xlink:href="#h.yhfpbb5on82t"><text:span text:style-name="T62_28"><text:s/></text:span></text:a></text:span><text:span text:style-name="T62_29"><text:a xlink:type="simple" xlink:href="#h.yhfpbb5on82t"><text:span text:style-name="T62_30">case</text:span></text:a></text:span><text:span text:style-name="T62_31"><text:a xlink:type="simple" xlink:href="#h.yhfpbb5on82t"><text:span text:style-name="T62_32">:<text:s/></text:span></text:a></text:span><text:span text:style-name="T62_33"><text:a xlink:type="simple" xlink:href="#h.yhfpbb5on82t"><text:span text:style-name="T62_34">Manage</text:span></text:a></text:span><text:span text:style-name="T62_35"><text:a xlink:type="simple" xlink:href="#h.yhfpbb5on82t"><text:span text:style-name="T62_36"><text:s/></text:span></text:a></text:span><text:span text:style-name="T62_37"><text:a xlink:type="simple" xlink:href="#h.yhfpbb5on82t"><text:span text:style-name="T62_38">accounts</text:span></text:a></text:span><text:span text:style-name="T62_39"><text:a xlink:type="simple" xlink:href="#h.yhfpbb5on82t"><text:span text:style-name="T62_40"><text:s/></text:span></text:a></text:span><text:span text:style-name="T62_41"><text:a xlink:type="simple" xlink:href="#h.yhfpbb5on82t"><text:span text:style-name="T62_42">and</text:span></text:a></text:span><text:span text:style-name="T62_43"><text:a xlink:type="simple" xlink:href="#h.yhfpbb5on82t"><text:span text:style-name="T62_44"><text:s/></text:span></text:a></text:span><text:span text:style-name="T62_45"><text:a xlink:type="simple" xlink:href="#h.yhfpbb5on82t"><text:span text:style-name="T62_46">their</text:span></text:a></text:span><text:span text:style-name="T62_47"><text:a xlink:type="simple" xlink:href="#h.yhfpbb5on82t"><text:span text:style-name="T62_48"><text:s/></text:span></text:a></text:span><text:span text:style-name="T62_49"><text:a xlink:type="simple" xlink:href="#h.yhfpbb5on82t"><text:span text:style-name="T62_50">playlists</text:span></text:a></text:span></text:p>
      <text:p text:style-name="P63"><text:span text:style-name="T63_1"><text:a xlink:type="simple" xlink:href="#h.6frxckhzstdt"><text:span text:style-name="T63_2">Performance</text:span></text:a></text:span><text:span text:style-name="T63_3"><text:a xlink:type="simple" xlink:href="#h.6frxckhzstdt"><text:span text:style-name="T63_4"><text:s/></text:span></text:a></text:span><text:span text:style-name="T63_5"><text:a xlink:type="simple" xlink:href="#h.6frxckhzstdt"><text:span text:style-name="T63_6">requirements</text:span></text:a></text:span></text:p>
      <text:p text:style-name="P64"><text:span text:style-name="T64_1"><text:a xlink:type="simple" xlink:href="#h.ps5f5d18vbat"><text:span text:style-name="T64_2">Hardware</text:span></text:a></text:span></text:p>
      <text:p text:style-name="P65"><text:span text:style-name="T65_1"><text:a xlink:type="simple" xlink:href="#h.nz7c5jt4hc6"><text:span text:style-name="T65_2">Software</text:span></text:a></text:span></text:p>
      <text:p text:style-name="P66"><text:span text:style-name="T66_1"><text:a xlink:type="simple" xlink:href="#h.9izgkufqzgyh"><text:span text:style-name="T66_2">Collection</text:span></text:a></text:span><text:span text:style-name="T66_3"><text:a xlink:type="simple" xlink:href="#h.9izgkufqzgyh"><text:span text:style-name="T66_4"><text:s/></text:span></text:a></text:span><text:span text:style-name="T66_5"><text:a xlink:type="simple" xlink:href="#h.9izgkufqzgyh"><text:span text:style-name="T66_6">Scanner</text:span></text:a></text:span><text:span text:style-name="T66_7"><text:a xlink:type="simple" xlink:href="#h.9izgkufqzgyh"><text:span text:style-name="T66_8"><text:s/></text:span></text:a></text:span><text:span text:style-name="T66_9"><text:a xlink:type="simple" xlink:href="#h.9izgkufqzgyh"><text:span text:style-name="T66_10">component</text:span></text:a></text:span></text:p>
      <text:p text:style-name="P67"><text:span text:style-name="T67_1"><text:a xlink:type="simple" xlink:href="#h.d6emvkgoha16"><text:span text:style-name="T67_2">Web</text:span></text:a></text:span><text:span text:style-name="T67_3"><text:a xlink:type="simple" xlink:href="#h.d6emvkgoha16"><text:span text:style-name="T67_4"><text:s/></text:span></text:a></text:span><text:span text:style-name="T67_5"><text:a xlink:type="simple" xlink:href="#h.d6emvkgoha16"><text:span text:style-name="T67_6">interface</text:span></text:a></text:span><text:span text:style-name="T67_7"><text:a xlink:type="simple" xlink:href="#h.d6emvkgoha16"><text:span text:style-name="T67_8"><text:s/></text:span></text:a></text:span><text:span text:style-name="T67_9"><text:a xlink:type="simple" xlink:href="#h.d6emvkgoha16"><text:span text:style-name="T67_10">component</text:span></text:a></text:span></text:p>
      <text:p text:style-name="P68"><text:span text:style-name="T68_1"><text:a xlink:type="simple" xlink:href="#h.dgq0qxe2oppm"><text:span text:style-name="T68_2">Design</text:span></text:a></text:span><text:span text:style-name="T68_3"><text:a xlink:type="simple" xlink:href="#h.dgq0qxe2oppm"><text:span text:style-name="T68_4"><text:s/></text:span></text:a></text:span><text:span text:style-name="T68_5"><text:a xlink:type="simple" xlink:href="#h.dgq0qxe2oppm"><text:span text:style-name="T68_6">constraints</text:span></text:a></text:span></text:p>
      <text:p text:style-name="P69"><text:span text:style-name="T69_1"><text:a xlink:type="simple" xlink:href="#h.53h484xxhvqs"><text:span text:style-name="T69_2">Reliability</text:span></text:a></text:span></text:p>
      <text:p text:style-name="P70"><text:span text:style-name="T70_1"><text:a xlink:type="simple" xlink:href="#h.c2a24rhk164e"><text:span text:style-name="T70_2">Availability</text:span></text:a></text:span></text:p>
      <text:p text:style-name="P71"><text:span text:style-name="T71_1"><text:a xlink:type="simple" xlink:href="#h.rr6qlqbd4x82"><text:span text:style-name="T71_2">Security</text:span></text:a></text:span></text:p>
      <text:p text:style-name="P72"><text:span text:style-name="T72_1"><text:a xlink:type="simple" xlink:href="#h.he2khokuj3lo"><text:span text:style-name="T72_2">User</text:span></text:a></text:span><text:span text:style-name="T72_3"><text:a xlink:type="simple" xlink:href="#h.he2khokuj3lo"><text:span text:style-name="T72_4"><text:s/></text:span></text:a></text:span><text:span text:style-name="T72_5"><text:a xlink:type="simple" xlink:href="#h.he2khokuj3lo"><text:span text:style-name="T72_6">input</text:span></text:a></text:span></text:p>
      <text:p text:style-name="P73"><text:span text:style-name="T73_1"><text:a xlink:type="simple" xlink:href="#h.tw3ztkkgx6q3"><text:span text:style-name="T73_2">Multiple</text:span></text:a></text:span><text:span text:style-name="T73_3"><text:a xlink:type="simple" xlink:href="#h.tw3ztkkgx6q3"><text:span text:style-name="T73_4"><text:s/></text:span></text:a></text:span><text:span text:style-name="T73_5"><text:a xlink:type="simple" xlink:href="#h.tw3ztkkgx6q3"><text:span text:style-name="T73_6">connections</text:span></text:a></text:span></text:p>
      <text:p text:style-name="P74"><text:span text:style-name="T74_1"><text:a xlink:type="simple" xlink:href="#h.av4h8ep9tmk1"><text:span text:style-name="T74_2">Administration</text:span></text:a></text:span><text:span text:style-name="T74_3"><text:a xlink:type="simple" xlink:href="#h.av4h8ep9tmk1"><text:span text:style-name="T74_4"><text:s/></text:span></text:a></text:span><text:span text:style-name="T74_5"><text:a xlink:type="simple" xlink:href="#h.av4h8ep9tmk1"><text:span text:style-name="T74_6">area</text:span></text:a></text:span></text:p>
      <text:p text:style-name="P75"><text:span text:style-name="T75_1"><text:a xlink:type="simple" xlink:href="#h.wej7i86h50p2"><text:span text:style-name="T75_2">Portability</text:span></text:a></text:span></text:p>
      <text:p text:style-name="P76"><text:span text:style-name="T76_1"><text:a xlink:type="simple" xlink:href="#h.l3ak58q3358z"><text:span text:style-name="T76_2">Sign</text:span></text:a></text:span><text:span text:style-name="T76_3"><text:a xlink:type="simple" xlink:href="#h.l3ak58q3358z"><text:span text:style-name="T76_4">-</text:span></text:a></text:span><text:span text:style-name="T76_5"><text:a xlink:type="simple" xlink:href="#h.l3ak58q3358z"><text:span text:style-name="T76_6">off</text:span></text:a></text:span><text:span text:style-name="T76_7"><text:a xlink:type="simple" xlink:href="#h.l3ak58q3358z"><text:span text:style-name="T76_8"><text:s/></text:span></text:a></text:span><text:span text:style-name="T76_9"><text:a xlink:type="simple" xlink:href="#h.l3ak58q3358z"><text:span text:style-name="T76_10">Sheet</text:span></text:a></text:span></text:p>
      <text:p text:style-name="P77"><text:span text:style-name="T77_1"><text:a xlink:type="simple" xlink:href="#h.fpk1avb7z6p4"><text:span text:style-name="T77_2">Appendices</text:span></text:a></text:span></text:p>
      <text:p text:style-name="P78"/>
      <text:p text:style-name="P79"/>
      <text:p text:style-name="P80"/>
      <text:h text:style-name="P81"><text:bookmark-start text:name="h.dxsxdmhnozsu"/><text:bookmark-end text:name="h.dxsxdmhnozsu"/><text:span text:style-name="T81_1">Introduction</text:span></text:h>
      <text:h text:style-name="P82"><text:bookmark-start text:name="h.j5bp1fe5lmz8"/><text:bookmark-end text:name="h.j5bp1fe5lmz8"/><text:span text:style-name="T82_1">Purpose</text:span></text:h>
      <text:p text:style-name="P83"><text:span text:style-name="T83_1">The</text:span><text:span text:style-name="T83_2"><text:s/></text:span><text:span text:style-name="T83_3">project</text:span><text:span text:style-name="T83_4"><text:s/></text:span><text:span text:style-name="T83_5">aims</text:span><text:span text:style-name="T83_6"><text:s/></text:span><text:span text:style-name="T83_7">to</text:span><text:span text:style-name="T83_8"><text:s/></text:span><text:span text:style-name="T83_9">create</text:span><text:span text:style-name="T83_10"><text:s/></text:span><text:span text:style-name="T83_11">a</text:span><text:span text:style-name="T83_12"><text:s/></text:span><text:span text:style-name="T83_13">easy</text:span><text:span text:style-name="T83_14"><text:s/></text:span><text:span text:style-name="T83_15">to</text:span><text:span text:style-name="T83_16"><text:s/></text:span><text:span text:style-name="T83_17">use</text:span><text:span text:style-name="T83_18"><text:s/></text:span><text:span text:style-name="T83_19">music</text:span><text:span text:style-name="T83_20"><text:s/></text:span><text:span text:style-name="T83_21">streaming</text:span><text:span text:style-name="T83_22"><text:s/></text:span><text:span text:style-name="T83_23">server</text:span><text:span text:style-name="T83_24">.<text:s/></text:span><text:span text:style-name="T83_25">This</text:span><text:span text:style-name="T83_26"><text:s/></text:span><text:span text:style-name="T83_27">will</text:span><text:span text:style-name="T83_28"><text:s/></text:span><text:span text:style-name="T83_29">be</text:span><text:span text:style-name="T83_30"><text:s/></text:span><text:span text:style-name="T83_31">capable</text:span><text:span text:style-name="T83_32"><text:s/></text:span><text:span text:style-name="T83_33">of</text:span><text:span text:style-name="T83_34"><text:s/></text:span><text:span text:style-name="T83_35">streaming</text:span><text:span text:style-name="T83_36"><text:s/></text:span><text:span text:style-name="T83_37">existing</text:span><text:span text:style-name="T83_38"><text:s/></text:span><text:span text:style-name="T83_39">music</text:span><text:span text:style-name="T83_40"><text:s/></text:span><text:span text:style-name="T83_41">files</text:span><text:span text:style-name="T83_42"><text:s/></text:span><text:span text:style-name="T83_43">on</text:span><text:span text:style-name="T83_44"><text:s/></text:span><text:span text:style-name="T83_45">local</text:span><text:span text:style-name="T83_46"><text:s/></text:span><text:span text:style-name="T83_47">storage</text:span><text:span text:style-name="T83_48"><text:s/></text:span><text:span text:style-name="T83_49">to</text:span><text:span text:style-name="T83_50"><text:s/></text:span><text:span text:style-name="T83_51">remote</text:span><text:span text:style-name="T83_52"><text:s/></text:span><text:span text:style-name="T83_53">players</text:span><text:span text:style-name="T83_54"><text:s/></text:span><text:span text:style-name="T83_55">over</text:span><text:span text:style-name="T83_56"><text:s/></text:span><text:span text:style-name="T83_57">HTTP</text:span><text:span text:style-name="T83_58">.</text:span></text:p>
      <text:h text:style-name="P84"><text:bookmark-start text:name="h.o11z3hnh69ud"/><text:bookmark-end text:name="h.o11z3hnh69ud"/><text:span text:style-name="T84_1">Motivation</text:span></text:h>
      <text:p text:style-name="P85"><text:span text:style-name="T85_1">The</text:span><text:span text:style-name="T85_2"><text:s/></text:span><text:span text:style-name="T85_3">project</text:span><text:span text:style-name="T85_4"><text:s/></text:span><text:span text:style-name="T85_5">is</text:span><text:span text:style-name="T85_6"><text:s/></text:span><text:span text:style-name="T85_7">born</text:span><text:span text:style-name="T85_8"><text:s/></text:span><text:span text:style-name="T85_9">out</text:span><text:span text:style-name="T85_10"><text:s/></text:span><text:span text:style-name="T85_11">of</text:span><text:span text:style-name="T85_12"><text:s/></text:span><text:span text:style-name="T85_13">the</text:span><text:span text:style-name="T85_14"><text:s/></text:span><text:span text:style-name="T85_15">need</text:span><text:span text:style-name="T85_16"><text:s/></text:span><text:span text:style-name="T85_17">for</text:span><text:span text:style-name="T85_18"><text:s/></text:span><text:span text:style-name="T85_19">an</text:span><text:span text:style-name="T85_20"><text:s/></text:span><text:span text:style-name="T85_21">easy</text:span><text:span text:style-name="T85_22"><text:s/></text:span><text:span text:style-name="T85_23">to</text:span><text:span text:style-name="T85_24"><text:s/></text:span><text:span text:style-name="T85_25">use</text:span><text:span text:style-name="T85_26">,<text:s/></text:span><text:span text:style-name="T85_27">modern</text:span><text:span text:style-name="T85_28"><text:s/></text:span><text:span text:style-name="T85_29">music</text:span><text:span text:style-name="T85_30"><text:s/></text:span><text:span text:style-name="T85_31">server</text:span><text:span text:style-name="T85_32">.</text:span></text:p>
      <text:h text:style-name="P86"><text:bookmark-start text:name="h.9qjrr7lx6nez"/><text:bookmark-end text:name="h.9qjrr7lx6nez"/><text:span text:style-name="T86_1">Problem</text:span><text:span text:style-name="T86_2"><text:s/></text:span><text:span text:style-name="T86_3">to</text:span><text:span text:style-name="T86_4"><text:s/></text:span><text:span text:style-name="T86_5">be</text:span><text:span text:style-name="T86_6"><text:s/></text:span><text:span text:style-name="T86_7">addressed</text:span></text:h>
      <text:p text:style-name="P87"><text:span text:style-name="T87_1">This</text:span><text:span text:style-name="T87_2"><text:s/></text:span><text:span text:style-name="T87_3">is</text:span><text:span text:style-name="T87_4"><text:s/></text:span><text:span text:style-name="T87_5">the</text:span><text:span text:style-name="T87_6"><text:s/></text:span><text:span text:style-name="T87_7">project</text:span><text:span text:style-name="T87_8"><text:s/></text:span><text:span text:style-name="T87_9">motto</text:span></text:p>
      <text:h text:style-name="P88"><text:bookmark-start text:name="h.hd2bx0y1i9md"/><text:bookmark-end text:name="h.hd2bx0y1i9md"/><text:span text:style-name="T88_1">Provide</text:span><text:span text:style-name="T88_2"><text:s/></text:span><text:span text:style-name="T88_3">a</text:span><text:span text:style-name="T88_4"><text:s/></text:span><text:span text:style-name="T88_5">user</text:span><text:span text:style-name="T88_6">-</text:span><text:span text:style-name="T88_7">friendly</text:span><text:span text:style-name="T88_8">,<text:s/></text:span><text:span text:style-name="T88_9">cross</text:span><text:span text:style-name="T88_10">-</text:span><text:span text:style-name="T88_11">platform</text:span><text:span text:style-name="T88_12">,<text:s/></text:span><text:span text:style-name="T88_13">inter</text:span><text:span text:style-name="T88_14">-</text:span><text:span text:style-name="T88_15">operable</text:span><text:span text:style-name="T88_16"><text:s/></text:span><text:span text:style-name="T88_17">and</text:span><text:span text:style-name="T88_18"><text:s/></text:span><text:span text:style-name="T88_19">efficient</text:span><text:span text:style-name="T88_20"><text:s/></text:span><text:span text:style-name="T88_21">music</text:span><text:span text:style-name="T88_22"><text:s/></text:span><text:span text:style-name="T88_23">sharing</text:span><text:span text:style-name="T88_24"><text:s/></text:span><text:span text:style-name="T88_25">system</text:span><text:span text:style-name="T88_26">.</text:span></text:h>
      <text:p text:style-name="P89"><text:span text:style-name="T89_1">There</text:span><text:span text:style-name="T89_2"><text:s/></text:span><text:span text:style-name="T89_3">are</text:span><text:span text:style-name="T89_4"><text:s/></text:span><text:span text:style-name="T89_5">various</text:span><text:span text:style-name="T89_6"><text:s/></text:span><text:span text:style-name="T89_7">servers</text:span><text:span text:style-name="T89_8"><text:s/></text:span><text:span text:style-name="T89_9">like</text:span><text:span text:style-name="T89_10"><text:s/></text:span><text:span text:style-name="T89_11">SHOUTcast</text:span><text:span text:style-name="T89_12"><text:s/></text:span><text:span text:style-name="T89_13">or</text:span><text:span text:style-name="T89_14"><text:s/></text:span><text:span text:style-name="T89_15">Icecast</text:span><text:span text:style-name="T89_16">.<text:s/></text:span><text:span text:style-name="T89_17">But</text:span><text:span text:style-name="T89_18"><text:s/></text:span><text:span text:style-name="T89_19">SHOUTcast</text:span><text:span text:style-name="T89_20"><text:s/></text:span><text:span text:style-name="T89_21">is</text:span><text:span text:style-name="T89_22"><text:s/></text:span><text:span text:style-name="T89_23">proprietary</text:span><text:span text:style-name="T89_24"><text:s/></text:span><text:span text:style-name="T89_25">and</text:span><text:span text:style-name="T89_26"><text:s/></text:span><text:span text:style-name="T89_27">while</text:span></text:p>
      <text:p text:style-name="P90"><text:span text:style-name="T90_1">Icecast</text:span><text:span text:style-name="T90_2"><text:s/></text:span><text:span text:style-name="T90_3">is</text:span><text:span text:style-name="T90_4"><text:s/></text:span><text:span text:style-name="T90_5">open</text:span><text:span text:style-name="T90_6"><text:s/></text:span><text:span text:style-name="T90_7">source</text:span><text:span text:style-name="T90_8">,<text:s/></text:span><text:span text:style-name="T90_9">it</text:span><text:span text:style-name="T90_10"><text:s/></text:span><text:span text:style-name="T90_11">is</text:span><text:span text:style-name="T90_12"><text:s/></text:span><text:span text:style-name="T90_13">hard</text:span><text:span text:style-name="T90_14"><text:s/></text:span><text:span text:style-name="T90_15">to</text:span><text:span text:style-name="T90_16"><text:s/></text:span><text:span text:style-name="T90_17">setup</text:span><text:span text:style-name="T90_18"><text:s/></text:span><text:span text:style-name="T90_19">and</text:span><text:span text:style-name="T90_20"><text:s/></text:span><text:span text:style-name="T90_21">administer</text:span><text:span text:style-name="T90_22">,<text:s/></text:span><text:span text:style-name="T90_23">and</text:span><text:span text:style-name="T90_24"><text:s/></text:span><text:span text:style-name="T90_25">has</text:span><text:span text:style-name="T90_26"><text:s/></text:span><text:span text:style-name="T90_27">not</text:span><text:span text:style-name="T90_28"><text:s/></text:span><text:span text:style-name="T90_29">been</text:span><text:span text:style-name="T90_30"><text:s/></text:span><text:span text:style-name="T90_31">updated</text:span><text:span text:style-name="T90_32"><text:s/></text:span><text:span text:style-name="T90_33">in</text:span><text:span text:style-name="T90_34"><text:s/></text:span><text:span text:style-name="T90_35">a</text:span><text:span text:style-name="T90_36"><text:s/></text:span><text:span text:style-name="T90_37">while</text:span></text:p>
      <text:p text:style-name="P91"><text:span text:style-name="T91_1">now</text:span><text:span text:style-name="T91_2">.<text:s/></text:span><text:span text:style-name="T91_3">This</text:span><text:span text:style-name="T91_4"><text:s/></text:span><text:span text:style-name="T91_5">project</text:span><text:span text:style-name="T91_6"><text:s/></text:span><text:span text:style-name="T91_7">will</text:span><text:span text:style-name="T91_8"><text:s/></text:span><text:span text:style-name="T91_9">be</text:span><text:span text:style-name="T91_10"><text:s/></text:span><text:span text:style-name="T91_11">open</text:span><text:span text:style-name="T91_12"><text:s/></text:span><text:span text:style-name="T91_13">source</text:span><text:span text:style-name="T91_14"><text:s/></text:span><text:span text:style-name="T91_15">and</text:span><text:span text:style-name="T91_16"><text:s/></text:span><text:span text:style-name="T91_17">also</text:span><text:span text:style-name="T91_18"><text:s/></text:span><text:span text:style-name="T91_19">use</text:span><text:span text:style-name="T91_20"><text:s/></text:span><text:span text:style-name="T91_21">cross</text:span><text:span text:style-name="T91_22"><text:s/></text:span><text:span text:style-name="T91_23">platform</text:span><text:span text:style-name="T91_24"><text:s/></text:span><text:span text:style-name="T91_25">technologies</text:span><text:span text:style-name="T91_26"><text:s/></text:span><text:span text:style-name="T91_27">and</text:span><text:span text:style-name="T91_28"><text:s/></text:span><text:span text:style-name="T91_29">be</text:span><text:span text:style-name="T91_30"><text:s/></text:span><text:span text:style-name="T91_31">simple</text:span><text:span text:style-name="T91_32"><text:s/></text:span><text:span text:style-name="T91_33">to</text:span></text:p>
      <text:p text:style-name="P92"><text:span text:style-name="T92_1">setup</text:span><text:span text:style-name="T92_2">.<text:s/></text:span><text:span text:style-name="T92_3">The</text:span><text:span text:style-name="T92_4"><text:s/></text:span><text:span text:style-name="T92_5">existing</text:span><text:span text:style-name="T92_6"><text:s/></text:span><text:span text:style-name="T92_7">projects</text:span><text:span text:style-name="T92_8"><text:s/></text:span><text:span text:style-name="T92_9">are</text:span><text:span text:style-name="T92_10"><text:s/></text:span><text:span text:style-name="T92_11">also</text:span><text:span text:style-name="T92_12"><text:s/></text:span><text:span text:style-name="T92_13">created</text:span><text:span text:style-name="T92_14"><text:s/></text:span><text:span text:style-name="T92_15">specifically</text:span><text:span text:style-name="T92_16"><text:s/></text:span><text:span text:style-name="T92_17">for</text:span><text:span text:style-name="T92_18"><text:s/></text:span><text:span text:style-name="T92_19">running</text:span><text:span text:style-name="T92_20"><text:s/></text:span><text:span text:style-name="T92_21">radio</text:span><text:span text:style-name="T92_22"><text:s/></text:span><text:span text:style-name="T92_23">stations</text:span><text:span text:style-name="T92_24">.<text:s/></text:span><text:span text:style-name="T92_25">But</text:span><text:span text:style-name="T92_26"><text:s/></text:span><text:span text:style-name="T92_27">in</text:span><text:span text:style-name="T92_28"><text:s/></text:span><text:span text:style-name="T92_29">internal</text:span></text:p>
      <text:p text:style-name="P93"><text:span text:style-name="T93_1">networks</text:span><text:span text:style-name="T93_2">,<text:s/></text:span><text:span text:style-name="T93_3">users</text:span><text:span text:style-name="T93_4"><text:s/></text:span><text:span text:style-name="T93_5">often</text:span><text:span text:style-name="T93_6"><text:s/></text:span><text:span text:style-name="T93_7">want</text:span><text:span text:style-name="T93_8"><text:s/></text:span><text:span text:style-name="T93_9">to</text:span><text:span text:style-name="T93_10"><text:s/></text:span><text:span text:style-name="T93_11">share</text:span><text:span text:style-name="T93_12"><text:s/></text:span><text:span text:style-name="T93_13">music</text:span><text:span text:style-name="T93_14"><text:s/></text:span><text:span text:style-name="T93_15">once</text:span><text:span text:style-name="T93_16"><text:s/></text:span><text:span text:style-name="T93_17">in</text:span><text:span text:style-name="T93_18"><text:s/></text:span><text:span text:style-name="T93_19">a</text:span><text:span text:style-name="T93_20"><text:s/></text:span><text:span text:style-name="T93_21">while</text:span><text:span text:style-name="T93_22">,<text:s/></text:span><text:span text:style-name="T93_23">so</text:span><text:span text:style-name="T93_24"><text:s/></text:span><text:span text:style-name="T93_25">that</text:span><text:span text:style-name="T93_26"><text:s/></text:span><text:span text:style-name="T93_27">friends</text:span><text:span text:style-name="T93_28">/</text:span><text:span text:style-name="T93_29">co</text:span><text:span text:style-name="T93_30">-</text:span><text:span text:style-name="T93_31">workers</text:span><text:span text:style-name="T93_32"><text:s/></text:span><text:span text:style-name="T93_33">may</text:span><text:span text:style-name="T93_34"><text:s/></text:span><text:span text:style-name="T93_35">try</text:span><text:span text:style-name="T93_36"><text:s/></text:span><text:span text:style-name="T93_37">it</text:span></text:p>
      <text:p text:style-name="P94"><text:span text:style-name="T94_1">out</text:span><text:span text:style-name="T94_2">,<text:s/></text:span><text:span text:style-name="T94_3">or</text:span><text:span text:style-name="T94_4"><text:s/></text:span><text:span text:style-name="T94_5">for</text:span><text:span text:style-name="T94_6"><text:s/></text:span><text:span text:style-name="T94_7">events</text:span><text:span text:style-name="T94_8"><text:s/></text:span><text:span text:style-name="T94_9">like</text:span><text:span text:style-name="T94_10"><text:s/></text:span><text:span text:style-name="T94_11">parties</text:span><text:span text:style-name="T94_12">.<text:s/></text:span><text:span text:style-name="T94_13">There</text:span><text:span text:style-name="T94_14"><text:s/></text:span><text:span text:style-name="T94_15">is</text:span><text:span text:style-name="T94_16"><text:s/></text:span><text:span text:style-name="T94_17">no</text:span><text:span text:style-name="T94_18"><text:s/></text:span><text:span text:style-name="T94_19">music</text:span><text:span text:style-name="T94_20"><text:s/></text:span><text:span text:style-name="T94_21">streaming</text:span><text:span text:style-name="T94_22"><text:s/></text:span><text:span text:style-name="T94_23">software</text:span><text:span text:style-name="T94_24"><text:s/></text:span><text:span text:style-name="T94_25">that</text:span><text:span text:style-name="T94_26"><text:s/></text:span><text:span text:style-name="T94_27">you</text:span><text:span text:style-name="T94_28"><text:s/></text:span><text:span text:style-name="T94_29">can</text:span><text:span text:style-name="T94_30"><text:s/></text:span><text:span text:style-name="T94_31">simply</text:span><text:span text:style-name="T94_32"><text:s/>“</text:span><text:span text:style-name="T94_33">switch</text:span></text:p>
      <text:p text:style-name="P95"><text:span text:style-name="T95_1">on</text:span><text:span text:style-name="T95_2">”.<text:s/></text:span><text:span text:style-name="T95_3">We</text:span><text:span text:style-name="T95_4"><text:s/></text:span><text:span text:style-name="T95_5">try</text:span><text:span text:style-name="T95_6"><text:s/></text:span><text:span text:style-name="T95_7">to</text:span><text:span text:style-name="T95_8"><text:s/></text:span><text:span text:style-name="T95_9">create</text:span><text:span text:style-name="T95_10"><text:s/></text:span><text:span text:style-name="T95_11">a</text:span><text:span text:style-name="T95_12"><text:s/></text:span><text:span text:style-name="T95_13">system</text:span><text:span text:style-name="T95_14">,<text:s/></text:span><text:span text:style-name="T95_15">which</text:span><text:span text:style-name="T95_16"><text:s/></text:span><text:span text:style-name="T95_17">once</text:span><text:span text:style-name="T95_18"><text:s/></text:span><text:span text:style-name="T95_19">installed</text:span><text:span text:style-name="T95_20"><text:s/></text:span><text:span text:style-name="T95_21">can</text:span><text:span text:style-name="T95_22"><text:s/></text:span><text:span text:style-name="T95_23">be</text:span><text:span text:style-name="T95_24"><text:s/></text:span><text:span text:style-name="T95_25">used</text:span><text:span text:style-name="T95_26"><text:s/></text:span><text:span text:style-name="T95_27">as</text:span><text:span text:style-name="T95_28"><text:s/></text:span><text:span text:style-name="T95_29">required</text:span><text:span text:style-name="T95_30"><text:s/></text:span><text:span text:style-name="T95_31">or</text:span><text:span text:style-name="T95_32"><text:s/></text:span><text:span text:style-name="T95_33">kept</text:span><text:span text:style-name="T95_34"><text:s/></text:span><text:span text:style-name="T95_35">running</text:span><text:span text:style-name="T95_36"><text:s/></text:span><text:span text:style-name="T95_37">for</text:span><text:span text:style-name="T95_38"><text:s/></text:span><text:span text:style-name="T95_39">a</text:span><text:span text:style-name="T95_40"><text:s/></text:span><text:span text:style-name="T95_41">significant</text:span><text:span text:style-name="T95_42"><text:s/></text:span><text:span text:style-name="T95_43">amount</text:span><text:span text:style-name="T95_44"><text:s/></text:span><text:span text:style-name="T95_45">of</text:span><text:span text:style-name="T95_46"><text:s/></text:span><text:span text:style-name="T95_47">time</text:span><text:span text:style-name="T95_48"><text:s/></text:span><text:span text:style-name="T95_49">to</text:span><text:span text:style-name="T95_50"><text:s/></text:span><text:span text:style-name="T95_51">share</text:span><text:span text:style-name="T95_52"><text:s/></text:span><text:span text:style-name="T95_53">music</text:span><text:span text:style-name="T95_54"><text:s/></text:span><text:span text:style-name="T95_55">over</text:span><text:span text:style-name="T95_56"><text:s/></text:span><text:span text:style-name="T95_57">the</text:span><text:span text:style-name="T95_58"><text:s/></text:span><text:span text:style-name="T95_59">network</text:span><text:span text:style-name="T95_60">.</text:span></text:p>
      <text:h text:style-name="P96"><text:bookmark-start text:name="h.bn182c8uggk7"/><text:bookmark-end text:name="h.bn182c8uggk7"/><text:span text:style-name="T96_1">Scope</text:span></text:h>
      <text:list text:style-name="LS1" xml:id="list0">
        <text:list-item>
          <text:p text:style-name="P97"><text:span text:style-name="T97_1">Support</text:span><text:span text:style-name="T97_2"><text:s/></text:span><text:span text:style-name="T97_3">music</text:span><text:span text:style-name="T97_4"><text:s/></text:span><text:span text:style-name="T97_5">streaming</text:span><text:span text:style-name="T97_6">,<text:s/></text:span><text:span text:style-name="T97_7">but</text:span><text:span text:style-name="T97_8"><text:s/></text:span><text:span text:style-name="T97_9">do</text:span><text:span text:style-name="T97_10"><text:s/></text:span><text:span text:style-name="T97_11">not</text:span><text:span text:style-name="T97_12"><text:s/></text:span><text:span text:style-name="T97_13">manage</text:span><text:span text:style-name="T97_14"><text:s/></text:span><text:span text:style-name="T97_15">hosting</text:span><text:span text:style-name="T97_16"><text:s/></text:span><text:span text:style-name="T97_17">or</text:span><text:span text:style-name="T97_18"><text:s/></text:span><text:span text:style-name="T97_19">creation</text:span><text:span text:style-name="T97_20">/</text:span><text:span text:style-name="T97_21">obtaining</text:span><text:span text:style-name="T97_22"><text:s/></text:span><text:span text:style-name="T97_23">of</text:span><text:span text:style-name="T97_24"><text:s/></text:span><text:span text:style-name="T97_25">the</text:span><text:span text:style-name="T97_26"><text:s/></text:span><text:span text:style-name="T97_27">music</text:span><text:span text:style-name="T97_28"><text:s/></text:span><text:span text:style-name="T97_29">files</text:span><text:span text:style-name="T97_30">.</text:span></text:p>
        </text:list-item>
        <text:list-item>
          <text:p text:style-name="P98"><text:span text:style-name="T98_1">Do</text:span><text:span text:style-name="T98_2"><text:s/></text:span><text:span text:style-name="T98_3">not</text:span><text:span text:style-name="T98_4"><text:s/></text:span><text:span text:style-name="T98_5">worry</text:span><text:span text:style-name="T98_6"><text:s/></text:span><text:span text:style-name="T98_7">about</text:span><text:span text:style-name="T98_8"><text:s/></text:span><text:span text:style-name="T98_9">the</text:span><text:span text:style-name="T98_10"><text:s/></text:span><text:span text:style-name="T98_11">legal</text:span><text:span text:style-name="T98_12"><text:s/></text:span><text:span text:style-name="T98_13">issues</text:span><text:span text:style-name="T98_14"><text:s/></text:span><text:span text:style-name="T98_15">of</text:span><text:span text:style-name="T98_16"><text:s/></text:span><text:span text:style-name="T98_17">streaming</text:span><text:span text:style-name="T98_18">.<text:s/></text:span><text:span text:style-name="T98_19">As</text:span><text:span text:style-name="T98_20"><text:s/></text:span><text:span text:style-name="T98_21">a</text:span><text:span text:style-name="T98_22"><text:s/></text:span><text:span text:style-name="T98_23">software</text:span><text:span text:style-name="T98_24">,<text:s/></text:span><text:span text:style-name="T98_25">we</text:span><text:span text:style-name="T98_26"><text:s/></text:span><text:span text:style-name="T98_27">are</text:span><text:span text:style-name="T98_28"><text:s/></text:span><text:span text:style-name="T98_29">not</text:span><text:span text:style-name="T98_30"><text:s/></text:span><text:span text:style-name="T98_31">responsible</text:span><text:span text:style-name="T98_32"><text:s/></text:span><text:span text:style-name="T98_33">if</text:span><text:span text:style-name="T98_34"><text:s/></text:span><text:span text:style-name="T98_35">third</text:span><text:span text:style-name="T98_36"><text:s/></text:span><text:span text:style-name="T98_37">parties</text:span><text:span text:style-name="T98_38"><text:s/></text:span><text:span text:style-name="T98_39">choose</text:span><text:span text:style-name="T98_40"><text:s/></text:span><text:span text:style-name="T98_41">to</text:span><text:span text:style-name="T98_42"><text:s/></text:span><text:span text:style-name="T98_43">use</text:span><text:span text:style-name="T98_44"><text:s/></text:span><text:span text:style-name="T98_45">it</text:span><text:span text:style-name="T98_46"><text:s/></text:span><text:span text:style-name="T98_47">to</text:span><text:span text:style-name="T98_48"><text:s/></text:span><text:span text:style-name="T98_49">stream</text:span><text:span text:style-name="T98_50"><text:s/></text:span><text:span text:style-name="T98_51">music</text:span><text:span text:style-name="T98_52"><text:s/></text:span><text:span text:style-name="T98_53">obtained</text:span><text:span text:style-name="T98_54"><text:s/></text:span><text:span text:style-name="T98_55">illegally</text:span><text:span text:style-name="T98_56">,<text:s/></text:span><text:span text:style-name="T98_57">or</text:span><text:span text:style-name="T98_58"><text:s/></text:span><text:span text:style-name="T98_59">not</text:span><text:span text:style-name="T98_60"><text:s/></text:span><text:span text:style-name="T98_61">having</text:span><text:span text:style-name="T98_62"><text:s/></text:span><text:span text:style-name="T98_63">permission</text:span><text:span text:style-name="T98_64"><text:s/></text:span><text:span text:style-name="T98_65">to</text:span><text:span text:style-name="T98_66"><text:s/></text:span><text:span text:style-name="T98_67">stream</text:span><text:span text:style-name="T98_68"><text:s/></text:span><text:span text:style-name="T98_69">it</text:span><text:span text:style-name="T98_70">.</text:span></text:p>
        </text:list-item>
      </text:list>
      <text:p text:style-name="P99"/>
      <text:p text:style-name="P10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1"><text:span text:style-name="T101_1">In</text:span></text:p>
          </table:table-cell>
          <table:table-cell table:style-name="Cell2">
            <text:p text:style-name="P102"><text:span text:style-name="T102_1">Out</text:span></text:p>
          </table:table-cell>
        </table:table-row>
      </table:table>
      <text:p text:style-name="P103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104"><text:span text:style-name="T104_1">Creating</text:span><text:span text:style-name="T104_2"><text:s/></text:span><text:span text:style-name="T104_3">a</text:span><text:span text:style-name="T104_4"><text:s/></text:span><text:span text:style-name="T104_5">music</text:span><text:span text:style-name="T104_6"><text:s/></text:span><text:span text:style-name="T104_7">streaming</text:span><text:span text:style-name="T104_8"><text:s/></text:span><text:span text:style-name="T104_9">server</text:span></text:p>
          </table:table-cell>
          <table:table-cell table:style-name="Cell4">
            <text:p text:style-name="P105"><text:span text:style-name="T105_1">Creating</text:span><text:span text:style-name="T105_2"><text:s/></text:span><text:span text:style-name="T105_3">a</text:span><text:span text:style-name="T105_4"><text:s/></text:span><text:span text:style-name="T105_5">general</text:span><text:span text:style-name="T105_6"><text:s/></text:span><text:span text:style-name="T105_7">purpose</text:span><text:span text:style-name="T105_8"><text:s/></text:span><text:span text:style-name="T105_9">media</text:span><text:span text:style-name="T105_10"><text:s/></text:span><text:span text:style-name="T105_11">server</text:span></text:p>
            <text:p text:style-name="P106"><text:span text:style-name="T106_1">capable</text:span><text:span text:style-name="T106_2"><text:s/></text:span><text:span text:style-name="T106_3">of</text:span><text:span text:style-name="T106_4"><text:s/></text:span><text:span text:style-name="T106_5">delivering</text:span><text:span text:style-name="T106_6"><text:s/></text:span><text:span text:style-name="T106_7">images</text:span><text:span text:style-name="T106_8">,<text:s/></text:span><text:span text:style-name="T106_9">videos</text:span><text:span text:style-name="T106_10"><text:s/></text:span><text:span text:style-name="T106_11">and</text:span></text:p>
            <text:p text:style-name="P107"><text:span text:style-name="T107_1">other</text:span><text:span text:style-name="T107_2"><text:s/></text:span><text:span text:style-name="T107_3">media</text:span></text:p>
          </table:table-cell>
        </table:table-row>
        <table:table-row table:style-name="Row3">
          <table:table-cell table:style-name="Cell5">
            <text:p text:style-name="P108"><text:span text:style-name="T108_1">Using</text:span><text:span text:style-name="T108_2"><text:s/></text:span><text:span text:style-name="T108_3">well</text:span><text:span text:style-name="T108_4"><text:s/></text:span><text:span text:style-name="T108_5">supported</text:span><text:span text:style-name="T108_6"><text:s/></text:span><text:span text:style-name="T108_7">protocols</text:span><text:span text:style-name="T108_8"><text:s/></text:span><text:span text:style-name="T108_9">and</text:span><text:span text:style-name="T108_10"><text:s/></text:span><text:span text:style-name="T108_11">format</text:span><text:span text:style-name="T108_12">:<text:s/></text:span><text:span text:style-name="T108_13">ICY</text:span><text:span text:style-name="T108_14">,<text:s/></text:span><text:span text:style-name="T108_15">HTTP</text:span><text:span text:style-name="T108_16">,<text:s/></text:span><text:span text:style-name="T108_17">mp</text:span><text:span text:style-name="T108_18">3/</text:span><text:span text:style-name="T108_19">ogg</text:span><text:span text:style-name="T108_20"><text:s/></text:span><text:span text:style-name="T108_21">so</text:span><text:span text:style-name="T108_22"><text:s/></text:span><text:span text:style-name="T108_23">that</text:span><text:span text:style-name="T108_24"><text:s/></text:span><text:span text:style-name="T108_25">most</text:span><text:span text:style-name="T108_26"><text:s/></text:span><text:span text:style-name="T108_27">software</text:span><text:span text:style-name="T108_28"><text:s/></text:span><text:span text:style-name="T108_29">can</text:span><text:span text:style-name="T108_30"><text:s/></text:span><text:span text:style-name="T108_31">play</text:span><text:span text:style-name="T108_32"><text:s/></text:span><text:span text:style-name="T108_33">it</text:span></text:p>
          </table:table-cell>
          <table:table-cell table:style-name="Cell6">
            <text:p text:style-name="P109"><text:span text:style-name="T109_1">Generalizing</text:span><text:span text:style-name="T109_2"><text:s/></text:span><text:span text:style-name="T109_3">the</text:span><text:span text:style-name="T109_4"><text:s/></text:span><text:span text:style-name="T109_5">server</text:span><text:span text:style-name="T109_6"><text:s/></text:span><text:span text:style-name="T109_7">to</text:span><text:span text:style-name="T109_8"><text:s/></text:span><text:span text:style-name="T109_9">handle</text:span><text:span text:style-name="T109_10"><text:s/></text:span><text:span text:style-name="T109_11">multiple</text:span><text:span text:style-name="T109_12"><text:s/></text:span><text:span text:style-name="T109_13">protocols</text:span><text:span text:style-name="T109_14"><text:s/></text:span><text:span text:style-name="T109_15">like</text:span><text:span text:style-name="T109_16"><text:s/></text:span><text:span text:style-name="T109_17">RTSP</text:span><text:span text:style-name="T109_18">/</text:span><text:span text:style-name="T109_19">UPnP</text:span><text:span text:style-name="T109_20"><text:s/></text:span><text:span text:style-name="T109_21">or</text:span><text:span text:style-name="T109_22"><text:s/></text:span><text:span text:style-name="T109_23">more</text:span><text:span text:style-name="T109_24"><text:s/></text:span><text:span text:style-name="T109_25">formats</text:span><text:span text:style-name="T109_26"><text:s/></text:span><text:span text:style-name="T109_27">in</text:span><text:span text:style-name="T109_28"><text:s/></text:span><text:span text:style-name="T109_29">order</text:span><text:span text:style-name="T109_30"><text:s/></text:span><text:span text:style-name="T109_31">to</text:span><text:span text:style-name="T109_32"><text:s/></text:span><text:span text:style-name="T109_33">please</text:span><text:span text:style-name="T109_34"><text:s/></text:span><text:span text:style-name="T109_35">a</text:span><text:span text:style-name="T109_36"><text:s/></text:span><text:span text:style-name="T109_37">larger</text:span><text:span text:style-name="T109_38"><text:s/></text:span><text:span text:style-name="T109_39">segment</text:span><text:span text:style-name="T109_40"><text:s/></text:span><text:span text:style-name="T109_41">of</text:span><text:span text:style-name="T109_42"><text:s/></text:span><text:span text:style-name="T109_43">users</text:span></text:p>
          </table:table-cell>
        </table:table-row>
        <table:table-row table:style-name="Row4">
          <table:table-cell table:style-name="Cell7">
            <text:p text:style-name="P110"><text:span text:style-name="T110_1">Working</text:span><text:span text:style-name="T110_2"><text:s/></text:span><text:span text:style-name="T110_3">with</text:span><text:span text:style-name="T110_4"><text:s/></text:span><text:span text:style-name="T110_5">the</text:span><text:span text:style-name="T110_6"><text:s/></text:span><text:span text:style-name="T110_7">most</text:span><text:span text:style-name="T110_8"><text:s/></text:span><text:span text:style-name="T110_9">common</text:span><text:span text:style-name="T110_10"><text:s/></text:span><text:span text:style-name="T110_11">browsers</text:span><text:span text:style-name="T110_12">,<text:s/></text:span><text:span text:style-name="T110_13">simply</text:span><text:span text:style-name="T110_14"><text:s/></text:span><text:span text:style-name="T110_15">and</text:span><text:span text:style-name="T110_16"><text:s/></text:span><text:span text:style-name="T110_17">quickly</text:span></text:p>
          </table:table-cell>
          <table:table-cell table:style-name="Cell8">
            <text:p text:style-name="P111"><text:span text:style-name="T111_1">Having</text:span><text:span text:style-name="T111_2"><text:s/></text:span><text:span text:style-name="T111_3">jazzy</text:span><text:span text:style-name="T111_4"><text:s/></text:span><text:span text:style-name="T111_5">features</text:span><text:span text:style-name="T111_6"><text:s/>(</text:span><text:span text:style-name="T111_7">themes</text:span><text:span text:style-name="T111_8">,<text:s/></text:span><text:span text:style-name="T111_9">live</text:span><text:span text:style-name="T111_10"><text:s/></text:span><text:span text:style-name="T111_11">feedback</text:span><text:span text:style-name="T111_12"><text:s/></text:span><text:span text:style-name="T111_13">etc</text:span><text:span text:style-name="T111_14">.)<text:s/></text:span><text:span text:style-name="T111_15">that</text:span><text:span text:style-name="T111_16"><text:s/></text:span><text:span text:style-name="T111_17">work</text:span><text:span text:style-name="T111_18"><text:s/></text:span><text:span text:style-name="T111_19">only</text:span><text:span text:style-name="T111_20"><text:s/></text:span><text:span text:style-name="T111_21">on</text:span><text:span text:style-name="T111_22"><text:s/></text:span><text:span text:style-name="T111_23">high</text:span><text:span text:style-name="T111_24">-</text:span><text:span text:style-name="T111_25">end</text:span><text:span text:style-name="T111_26"><text:s/></text:span><text:span text:style-name="T111_27">computers</text:span><text:span text:style-name="T111_28"><text:s/></text:span><text:span text:style-name="T111_29">with</text:span><text:span text:style-name="T111_30"><text:s/></text:span><text:span text:style-name="T111_31">latest</text:span><text:span text:style-name="T111_32"><text:s/></text:span><text:span text:style-name="T111_33">browsers</text:span><text:span text:style-name="T111_34"><text:s/></text:span><text:span text:style-name="T111_35">or</text:span><text:span text:style-name="T111_36"><text:s/></text:span><text:span text:style-name="T111_37">fast</text:span><text:span text:style-name="T111_38"><text:s/></text:span><text:span text:style-name="T111_39">net</text:span><text:span text:style-name="T111_40"><text:s/></text:span><text:span text:style-name="T111_41">speeds</text:span></text:p>
          </table:table-cell>
        </table:table-row>
        <table:table-row table:style-name="Row5">
          <table:table-cell table:style-name="Cell9">
            <text:p text:style-name="P112"><text:span text:style-name="T112_1">Database</text:span><text:span text:style-name="T112_2"><text:s/></text:span><text:span text:style-name="T112_3">and</text:span><text:span text:style-name="T112_4"><text:s/></text:span><text:span text:style-name="T112_5">server</text:span><text:span text:style-name="T112_6"><text:s/></text:span><text:span text:style-name="T112_7">load</text:span><text:span text:style-name="T112_8"><text:s/></text:span><text:span text:style-name="T112_9">that</text:span><text:span text:style-name="T112_10"><text:s/></text:span><text:span text:style-name="T112_11">can</text:span><text:span text:style-name="T112_12"><text:s/></text:span><text:span text:style-name="T112_13">be</text:span><text:span text:style-name="T112_14"><text:s/></text:span><text:span text:style-name="T112_15">handled</text:span><text:span text:style-name="T112_16"><text:s/></text:span><text:span text:style-name="T112_17">by</text:span><text:span text:style-name="T112_18"><text:s/></text:span><text:span text:style-name="T112_19">one</text:span><text:span text:style-name="T112_20"><text:s/></text:span><text:span text:style-name="T112_21">computer</text:span></text:p>
          </table:table-cell>
          <table:table-cell table:style-name="Cell10">
            <text:p text:style-name="P113"><text:span text:style-name="T113_1">Web</text:span><text:span text:style-name="T113_2">-</text:span><text:span text:style-name="T113_3">scale</text:span><text:span text:style-name="T113_4"><text:s/></text:span><text:span text:style-name="T113_5">databases</text:span><text:span text:style-name="T113_6"><text:s/></text:span><text:span text:style-name="T113_7">with</text:span><text:span text:style-name="T113_8"><text:s/></text:span><text:span text:style-name="T113_9">support</text:span><text:span text:style-name="T113_10"><text:s/></text:span><text:span text:style-name="T113_11">for</text:span></text:p>
            <text:p text:style-name="P114"><text:span text:style-name="T114_1">partitioning</text:span><text:span text:style-name="T114_2">,<text:s/></text:span><text:span text:style-name="T114_3">availability</text:span><text:span text:style-name="T114_4"><text:s/></text:span><text:span text:style-name="T114_5">and</text:span><text:span text:style-name="T114_6"><text:s/></text:span><text:span text:style-name="T114_7">other</text:span></text:p>
            <text:p text:style-name="P115"><text:span text:style-name="T115_1">concerns</text:span></text:p>
          </table:table-cell>
        </table:table-row>
        <table:table-row table:style-name="Row6">
          <table:table-cell table:style-name="Cell11">
            <text:p text:style-name="P116"><text:span text:style-name="T116_1">Simple</text:span><text:span text:style-name="T116_2"><text:s/></text:span><text:span text:style-name="T116_3">single</text:span><text:span text:style-name="T116_4">-</text:span><text:span text:style-name="T116_5">admin</text:span><text:span text:style-name="T116_6">,<text:s/></text:span><text:span text:style-name="T116_7">multiple</text:span><text:span text:style-name="T116_8"><text:s/></text:span><text:span text:style-name="T116_9">user</text:span></text:p>
            <text:p text:style-name="P117"><text:span text:style-name="T117_1">support</text:span></text:p>
          </table:table-cell>
          <table:table-cell table:style-name="Cell12">
            <text:p text:style-name="P118"><text:span text:style-name="T118_1">Access</text:span><text:span text:style-name="T118_2"><text:s/></text:span><text:span text:style-name="T118_3">Control</text:span><text:span text:style-name="T118_4"><text:s/></text:span><text:span text:style-name="T118_5">Lists</text:span><text:span text:style-name="T118_6">,<text:s/></text:span><text:span text:style-name="T118_7">groups</text:span><text:span text:style-name="T118_8">,<text:s/></text:span><text:span text:style-name="T118_9">and</text:span><text:span text:style-name="T118_10"><text:s/></text:span><text:span text:style-name="T118_11">user</text:span></text:p>
            <text:p text:style-name="P119"><text:span text:style-name="T119_1">levels</text:span></text:p>
          </table:table-cell>
        </table:table-row>
      </table:table>
      <text:p text:style-name="P120"/>
      <text:h text:style-name="P121"><text:bookmark-start text:name="h.co2hp8j6txn4"/><text:bookmark-end text:name="h.co2hp8j6txn4"/><text:span text:style-name="T121_1">Definitions</text:span><text:span text:style-name="T121_2">,<text:s/></text:span><text:span text:style-name="T121_3">Acronyms</text:span><text:span text:style-name="T121_4"><text:s/></text:span><text:span text:style-name="T121_5">and</text:span><text:span text:style-name="T121_6"><text:s/></text:span><text:span text:style-name="T121_7">Abbreviations</text:span></text:h>
      <text:h text:style-name="P122"><text:bookmark-start text:name="h.iwji5o17zis9"/><text:bookmark-end text:name="h.iwji5o17zis9"/><text:span text:style-name="T122_1">Music</text:span><text:span text:style-name="T122_2"><text:s/></text:span><text:span text:style-name="T122_3">streaming</text:span></text:h>
      <text:p text:style-name="P123"><text:span text:style-name="T123_1">Listening</text:span><text:span text:style-name="T123_2"><text:s/></text:span><text:span text:style-name="T123_3">to</text:span><text:span text:style-name="T123_4"><text:s/></text:span><text:span text:style-name="T123_5">music</text:span><text:span text:style-name="T123_6"><text:s/></text:span><text:span text:style-name="T123_7">live</text:span><text:span text:style-name="T123_8"><text:s/></text:span><text:span text:style-name="T123_9">over</text:span><text:span text:style-name="T123_10"><text:s/></text:span><text:span text:style-name="T123_11">the</text:span><text:span text:style-name="T123_12"><text:s/></text:span><text:span text:style-name="T123_13">network</text:span><text:span text:style-name="T123_14">/</text:span><text:span text:style-name="T123_15">internet</text:span><text:span text:style-name="T123_16"><text:s/></text:span><text:span text:style-name="T123_17">without</text:span><text:span text:style-name="T123_18"><text:s/></text:span><text:span text:style-name="T123_19">doing</text:span><text:span text:style-name="T123_20"><text:s/></text:span><text:span text:style-name="T123_21">the</text:span><text:span text:style-name="T123_22"><text:s/></text:span><text:span text:style-name="T123_23">two</text:span><text:span text:style-name="T123_24"><text:s/></text:span><text:span text:style-name="T123_25">step</text:span><text:span text:style-name="T123_26"><text:s/></text:span><text:span text:style-name="T123_27">process</text:span><text:span text:style-name="T123_28"><text:s/></text:span><text:span text:style-name="T123_29">of</text:span><text:span text:style-name="T123_30"><text:s/></text:span><text:span text:style-name="T123_31">downloading</text:span><text:span text:style-name="T123_32"><text:s/></text:span><text:span text:style-name="T123_33">and</text:span><text:span text:style-name="T123_34"><text:s/></text:span><text:span text:style-name="T123_35">listening</text:span><text:span text:style-name="T123_36"><text:s/></text:span><text:span text:style-name="T123_37">to</text:span><text:span text:style-name="T123_38"><text:s/></text:span><text:span text:style-name="T123_39">it</text:span><text:span text:style-name="T123_40">.</text:span></text:p>
      <text:h text:style-name="P124"><text:bookmark-start text:name="h.lu7ojturx5s4"/><text:bookmark-end text:name="h.lu7ojturx5s4"/><text:span text:style-name="T124_1">Collection</text:span></text:h>
      <text:p text:style-name="P125"><text:span text:style-name="T125_1">All</text:span><text:span text:style-name="T125_2"><text:s/></text:span><text:span text:style-name="T125_3">the</text:span><text:span text:style-name="T125_4"><text:s/></text:span><text:span text:style-name="T125_5">music</text:span><text:span text:style-name="T125_6"><text:s/></text:span><text:span text:style-name="T125_7">tracks</text:span><text:span text:style-name="T125_8"><text:s/></text:span><text:span text:style-name="T125_9">available</text:span><text:span text:style-name="T125_10"><text:s/></text:span><text:span text:style-name="T125_11">on</text:span><text:span text:style-name="T125_12"><text:s/></text:span><text:span text:style-name="T125_13">the</text:span><text:span text:style-name="T125_14"><text:s/></text:span><text:span text:style-name="T125_15">computer</text:span><text:span text:style-name="T125_16"><text:s/></text:span><text:span text:style-name="T125_17">running</text:span><text:span text:style-name="T125_18"><text:s/></text:span><text:span text:style-name="T125_19">Muzicast</text:span><text:span text:style-name="T125_20"><text:s/></text:span><text:span text:style-name="T125_21">and</text:span><text:span text:style-name="T125_22"><text:s/></text:span><text:span text:style-name="T125_23">specified</text:span><text:span text:style-name="T125_24"><text:s/></text:span><text:span text:style-name="T125_25">by</text:span><text:span text:style-name="T125_26"><text:s/></text:span><text:span text:style-name="T125_27">the</text:span><text:span text:style-name="T125_28"><text:s/></text:span><text:span text:style-name="T125_29">administrator</text:span><text:span text:style-name="T125_30"><text:s/></text:span><text:span text:style-name="T125_31">as</text:span><text:span text:style-name="T125_32"><text:s/></text:span><text:span text:style-name="T125_33">those</text:span><text:span text:style-name="T125_34"><text:s/></text:span><text:span text:style-name="T125_35">that</text:span><text:span text:style-name="T125_36"><text:s/></text:span><text:span text:style-name="T125_37">Muzicast</text:span><text:span text:style-name="T125_38"><text:s/></text:span><text:span text:style-name="T125_39">is</text:span><text:span text:style-name="T125_40"><text:s/></text:span><text:span text:style-name="T125_41">allowed</text:span><text:span text:style-name="T125_42"><text:s/></text:span><text:span text:style-name="T125_43">to</text:span><text:span text:style-name="T125_44"><text:s/></text:span><text:span text:style-name="T125_45">stream</text:span><text:span text:style-name="T125_46"><text:s/></text:span><text:span text:style-name="T125_47">to</text:span><text:span text:style-name="T125_48"><text:s/></text:span><text:span text:style-name="T125_49">clients</text:span><text:span text:style-name="T125_50">.</text:span></text:p>
      <text:h text:style-name="P126"><text:bookmark-start text:name="h.fyt749qphgpa"/><text:bookmark-end text:name="h.fyt749qphgpa"/><text:span text:style-name="T126_1">Server</text:span></text:h>
      <text:p text:style-name="P127"><text:span text:style-name="T127_1">The</text:span><text:span text:style-name="T127_2"><text:s/></text:span><text:span text:style-name="T127_3">computer</text:span><text:span text:style-name="T127_4"><text:s/></text:span><text:span text:style-name="T127_5">running</text:span><text:span text:style-name="T127_6"><text:s/></text:span><text:span text:style-name="T127_7">Muzicast</text:span><text:span text:style-name="T127_8"><text:s/></text:span><text:span text:style-name="T127_9">as</text:span><text:span text:style-name="T127_10"><text:s/></text:span><text:span text:style-name="T127_11">well</text:span><text:span text:style-name="T127_12"><text:s/></text:span><text:span text:style-name="T127_13">as</text:span><text:span text:style-name="T127_14"><text:s/></text:span><text:span text:style-name="T127_15">the</text:span><text:span text:style-name="T127_16"><text:s/></text:span><text:span text:style-name="T127_17">Muzicast</text:span><text:span text:style-name="T127_18"><text:s/></text:span><text:span text:style-name="T127_19">software</text:span><text:span text:style-name="T127_20"><text:s/></text:span><text:span text:style-name="T127_21">itself</text:span><text:span text:style-name="T127_22">.</text:span></text:p>
      <text:h text:style-name="P128"><text:bookmark-start text:name="h.svxf9e17453"/><text:bookmark-end text:name="h.svxf9e17453"/><text:span text:style-name="T128_1">Client</text:span></text:h>
      <text:p text:style-name="P129"><text:span text:style-name="T129_1">A</text:span><text:span text:style-name="T129_2"><text:s/></text:span><text:span text:style-name="T129_3">user</text:span><text:span text:style-name="T129_4"><text:s/></text:span><text:span text:style-name="T129_5">listening</text:span><text:span text:style-name="T129_6"><text:s/></text:span><text:span text:style-name="T129_7">to</text:span><text:span text:style-name="T129_8"><text:s/></text:span><text:span text:style-name="T129_9">songs</text:span><text:span text:style-name="T129_10"><text:s/></text:span><text:span text:style-name="T129_11">from</text:span><text:span text:style-name="T129_12"><text:s/></text:span><text:span text:style-name="T129_13">Muzicast</text:span><text:span text:style-name="T129_14"><text:s/></text:span><text:span text:style-name="T129_15">or</text:span><text:span text:style-name="T129_16"><text:s/></text:span><text:span text:style-name="T129_17">browsing</text:span><text:span text:style-name="T129_18"><text:s/></text:span><text:span text:style-name="T129_19">through</text:span><text:span text:style-name="T129_20"><text:s/></text:span><text:span text:style-name="T129_21">the</text:span><text:span text:style-name="T129_22"><text:s/></text:span><text:span text:style-name="T129_23">music</text:span><text:span text:style-name="T129_24"><text:s/></text:span><text:span text:style-name="T129_25">using</text:span><text:span text:style-name="T129_26"><text:s/></text:span><text:span text:style-name="T129_27">the</text:span><text:span text:style-name="T129_28"><text:s/></text:span><text:span text:style-name="T129_29">web</text:span><text:span text:style-name="T129_30"><text:s/></text:span><text:span text:style-name="T129_31">interface</text:span><text:span text:style-name="T129_32">.</text:span></text:p>
      <text:h text:style-name="P130"><text:bookmark-start text:name="h.nblyalll95nw"/><text:bookmark-end text:name="h.nblyalll95nw"/><text:span text:style-name="T130_1">HTTP</text:span></text:h>
      <text:p text:style-name="P131"><text:span text:style-name="T131_1">Hyper</text:span><text:span text:style-name="T131_2"><text:s/></text:span><text:span text:style-name="T131_3">Text</text:span><text:span text:style-name="T131_4"><text:s/></text:span><text:span text:style-name="T131_5">Transfer</text:span><text:span text:style-name="T131_6"><text:s/></text:span><text:span text:style-name="T131_7">Protocol</text:span><text:span text:style-name="T131_8">.<text:s/></text:span><text:span text:style-name="T131_9">Primary</text:span><text:span text:style-name="T131_10"><text:s/></text:span><text:span text:style-name="T131_11">protocol</text:span><text:span text:style-name="T131_12"><text:s/></text:span><text:span text:style-name="T131_13">used</text:span><text:span text:style-name="T131_14"><text:s/></text:span><text:span text:style-name="T131_15">to</text:span><text:span text:style-name="T131_16"><text:s/></text:span><text:span text:style-name="T131_17">transfer</text:span><text:span text:style-name="T131_18"><text:s/></text:span><text:span text:style-name="T131_19">data</text:span><text:span text:style-name="T131_20"><text:s/></text:span><text:span text:style-name="T131_21">over</text:span><text:span text:style-name="T131_22"><text:s/></text:span><text:span text:style-name="T131_23">the</text:span><text:span text:style-name="T131_24"><text:s/></text:span><text:span text:style-name="T131_25">internet</text:span><text:span text:style-name="T131_26">,<text:s/></text:span><text:span text:style-name="T131_27">when</text:span><text:span text:style-name="T131_28"><text:s/></text:span><text:span text:style-name="T131_29">users</text:span><text:span text:style-name="T131_30"><text:s/></text:span><text:span text:style-name="T131_31">browse</text:span><text:span text:style-name="T131_32"><text:s/></text:span><text:span text:style-name="T131_33">the</text:span><text:span text:style-name="T131_34"><text:s/></text:span><text:span text:style-name="T131_35">Web</text:span><text:span text:style-name="T131_36">.</text:span></text:p>
      <text:h text:style-name="P132"><text:bookmark-start text:name="h.mqdln7qewrom"/><text:bookmark-end text:name="h.mqdln7qewrom"/><text:span text:style-name="T132_1">SHOUTcast</text:span></text:h>
      <text:p text:style-name="P133"><text:span text:style-name="T133_1">A</text:span><text:span text:style-name="T133_2"><text:s/></text:span><text:span text:style-name="T133_3">program</text:span><text:span text:style-name="T133_4"><text:s/></text:span><text:span text:style-name="T133_5">and</text:span><text:span text:style-name="T133_6"><text:s/></text:span><text:span text:style-name="T133_7">protocol</text:span><text:span text:style-name="T133_8"><text:s/></text:span><text:span text:style-name="T133_9">created</text:span><text:span text:style-name="T133_10"><text:s/></text:span><text:span text:style-name="T133_11">by</text:span><text:span text:style-name="T133_12"><text:s/></text:span><text:span text:style-name="T133_13"><text:a xlink:type="simple" xlink:href="http://www.google.com/url?q=http%3A%2F%2Fwww.nullsoft.com&amp;sa=D&amp;sntz=1&amp;usg=AFQjCNER5yS3PWkSn3q3yl74RLNpVEqMhg"><text:span text:style-name="T133_14">Nullsoft</text:span></text:a></text:span><text:span text:style-name="T133_15"><text:a xlink:type="simple" xlink:href="http://www.google.com/url?q=http%3A%2F%2Fwww.nullsoft.com&amp;sa=D&amp;sntz=1&amp;usg=AFQjCNER5yS3PWkSn3q3yl74RLNpVEqMhg"><text:span text:style-name="T133_16"><text:s/></text:span></text:a></text:span><text:span text:style-name="T133_17"><text:a xlink:type="simple" xlink:href="http://www.google.com/url?q=http%3A%2F%2Fwww.nullsoft.com&amp;sa=D&amp;sntz=1&amp;usg=AFQjCNER5yS3PWkSn3q3yl74RLNpVEqMhg"><text:span text:style-name="T133_18">Inc</text:span></text:a></text:span><text:span text:style-name="T133_19"><text:a xlink:type="simple" xlink:href="http://www.google.com/url?q=http%3A%2F%2Fwww.nullsoft.com&amp;sa=D&amp;sntz=1&amp;usg=AFQjCNER5yS3PWkSn3q3yl74RLNpVEqMhg"><text:span text:style-name="T133_20">.</text:span></text:a></text:span><text:span text:style-name="T133_21"><text:s/></text:span><text:span text:style-name="T133_22">to</text:span><text:span text:style-name="T133_23"><text:s/></text:span><text:span text:style-name="T133_24">stream</text:span><text:span text:style-name="T133_25"><text:s/></text:span><text:span text:style-name="T133_26">music</text:span><text:span text:style-name="T133_27"><text:s/></text:span><text:span text:style-name="T133_28">over</text:span><text:span text:style-name="T133_29"><text:s/></text:span><text:span text:style-name="T133_30">the</text:span><text:span text:style-name="T133_31"><text:s/></text:span><text:span text:style-name="T133_32">Internet</text:span><text:span text:style-name="T133_33">.</text:span></text:p>
      <text:h text:style-name="P134"><text:bookmark-start text:name="h.8mdpiuf4skl1"/><text:bookmark-end text:name="h.8mdpiuf4skl1"/><text:span text:style-name="T134_1">ICY</text:span></text:h>
      <text:p text:style-name="P135"><text:span text:style-name="T135_1">II</text:span><text:span text:style-name="T135_2"><text:s/></text:span><text:span text:style-name="T135_3">Can</text:span><text:span text:style-name="T135_4"><text:s/></text:span><text:span text:style-name="T135_5">Yell</text:span><text:span text:style-name="T135_6">.<text:s/></text:span><text:span text:style-name="T135_7">A</text:span><text:span text:style-name="T135_8"><text:s/></text:span><text:span text:style-name="T135_9">protocol</text:span><text:span text:style-name="T135_10"><text:s/></text:span><text:span text:style-name="T135_11">over</text:span><text:span text:style-name="T135_12"><text:s/></text:span><text:span text:style-name="T135_13">HTTP</text:span><text:span text:style-name="T135_14"><text:s/></text:span><text:span text:style-name="T135_15">used</text:span><text:span text:style-name="T135_16"><text:s/></text:span><text:span text:style-name="T135_17">by</text:span><text:span text:style-name="T135_18"><text:s/></text:span><text:span text:style-name="T135_19">SHOUTcast</text:span><text:span text:style-name="T135_20"><text:s/></text:span><text:span text:style-name="T135_21">to</text:span><text:span text:style-name="T135_22"><text:s/></text:span><text:span text:style-name="T135_23">stream</text:span><text:span text:style-name="T135_24"><text:s/></text:span><text:span text:style-name="T135_25">music</text:span><text:span text:style-name="T135_26"><text:s/></text:span><text:span text:style-name="T135_27">to</text:span><text:span text:style-name="T135_28"><text:s/></text:span><text:span text:style-name="T135_29">its</text:span><text:span text:style-name="T135_30"><text:s/></text:span><text:span text:style-name="T135_31">Winamp</text:span><text:span text:style-name="T135_32"><text:s/></text:span><text:span text:style-name="T135_33">Media</text:span><text:span text:style-name="T135_34"><text:s/></text:span><text:span text:style-name="T135_35">Player</text:span><text:span text:style-name="T135_36">.<text:s/></text:span><text:span text:style-name="T135_37">Now</text:span><text:span text:style-name="T135_38"><text:s/></text:span><text:span text:style-name="T135_39">supported</text:span><text:span text:style-name="T135_40"><text:s/></text:span><text:span text:style-name="T135_41">by</text:span><text:span text:style-name="T135_42"><text:s/></text:span><text:span text:style-name="T135_43">virtually</text:span><text:span text:style-name="T135_44"><text:s/></text:span><text:span text:style-name="T135_45">all</text:span><text:span text:style-name="T135_46"><text:s/></text:span><text:span text:style-name="T135_47">well</text:span><text:span text:style-name="T135_48">-</text:span><text:span text:style-name="T135_49">known</text:span><text:span text:style-name="T135_50">,<text:s/></text:span><text:span text:style-name="T135_51">stable</text:span><text:span text:style-name="T135_52"><text:s/></text:span><text:span text:style-name="T135_53">players</text:span><text:span text:style-name="T135_54">.</text:span></text:p>
      <text:h text:style-name="P136"><text:bookmark-start text:name="h.63deugjws7jg"/><text:bookmark-end text:name="h.63deugjws7jg"/><text:span text:style-name="T136_1">inotify</text:span></text:h>
      <text:p text:style-name="P137"><text:span text:style-name="T137_1">a</text:span><text:span text:style-name="T137_2"><text:s/></text:span><text:span text:style-name="T137_3">Linux</text:span><text:span text:style-name="T137_4"><text:s/></text:span><text:span text:style-name="T137_5">kernel</text:span><text:span text:style-name="T137_6"><text:s/></text:span><text:span text:style-name="T137_7">subsystem</text:span><text:span text:style-name="T137_8"><text:s/></text:span><text:span text:style-name="T137_9">to</text:span><text:span text:style-name="T137_10"><text:s/></text:span><text:span text:style-name="T137_11">notify</text:span><text:span text:style-name="T137_12"><text:s/></text:span><text:span text:style-name="T137_13">the</text:span><text:span text:style-name="T137_14"><text:s/></text:span><text:span text:style-name="T137_15">application</text:span><text:span text:style-name="T137_16"><text:s/></text:span><text:span text:style-name="T137_17">whenever</text:span><text:span text:style-name="T137_18"><text:s/></text:span><text:span text:style-name="T137_19">a</text:span><text:span text:style-name="T137_20"><text:s/></text:span><text:span text:style-name="T137_21">file</text:span><text:span text:style-name="T137_22"><text:s/></text:span><text:span text:style-name="T137_23">is</text:span><text:span text:style-name="T137_24"><text:s/></text:span><text:span text:style-name="T137_25">changed</text:span><text:span text:style-name="T137_26">,<text:s/></text:span><text:span text:style-name="T137_27">created</text:span><text:span text:style-name="T137_28">,<text:s/></text:span><text:span text:style-name="T137_29">moved</text:span><text:span text:style-name="T137_30"><text:s/></text:span><text:span text:style-name="T137_31">or</text:span><text:span text:style-name="T137_32"><text:s/></text:span><text:span text:style-name="T137_33">deleted</text:span><text:span text:style-name="T137_34">.</text:span></text:p>
      <text:h text:style-name="P138"><text:bookmark-start text:name="h.exrdt6r0vu7"/><text:bookmark-end text:name="h.exrdt6r0vu7"/><text:span text:style-name="T138_1">File</text:span><text:span text:style-name="T138_2"><text:s/></text:span><text:span text:style-name="T138_3">Change</text:span><text:span text:style-name="T138_4"><text:s/></text:span><text:span text:style-name="T138_5">Notification</text:span></text:h>
      <text:p text:style-name="P139"><text:span text:style-name="T139_1">a</text:span><text:span text:style-name="T139_2"><text:s/></text:span><text:span text:style-name="T139_3">file</text:span><text:span text:style-name="T139_4"><text:s/></text:span><text:span text:style-name="T139_5">modification</text:span><text:span text:style-name="T139_6"><text:s/></text:span><text:span text:style-name="T139_7">system</text:span><text:span text:style-name="T139_8"><text:s/></text:span><text:span text:style-name="T139_9">on</text:span><text:span text:style-name="T139_10"><text:s/></text:span><text:span text:style-name="T139_11">Windows</text:span><text:span text:style-name="T139_12"><text:s/></text:span><text:span text:style-name="T139_13">similar</text:span><text:span text:style-name="T139_14"><text:s/></text:span><text:span text:style-name="T139_15">to</text:span><text:span text:style-name="T139_16"><text:s/></text:span><text:span text:style-name="T139_17">inotify</text:span><text:span text:style-name="T139_18">.</text:span></text:p>
      <text:h text:style-name="P140"><text:bookmark-start text:name="h.lqx3pzbefjc2"/><text:bookmark-end text:name="h.lqx3pzbefjc2"/><text:span text:style-name="T140_1">References</text:span></text:h>
      <text:h text:style-name="P141"><text:bookmark-start text:name="h.7tmll8r74phe"/><text:bookmark-end text:name="h.7tmll8r74phe"/><text:span text:style-name="T141_1">Overview</text:span></text:h>
      <text:p text:style-name="P142"/>
      <text:h text:style-name="P143"><text:bookmark-start text:name="h.riyc3sb3uuys"/><text:bookmark-end text:name="h.riyc3sb3uuys"/><text:span text:style-name="T143_1">Overall</text:span><text:span text:style-name="T143_2"><text:s/></text:span><text:span text:style-name="T143_3">Description</text:span></text:h>
      <text:h text:style-name="P144"><text:bookmark-start text:name="h.krru6vy6soet"/><text:bookmark-end text:name="h.krru6vy6soet"/><text:span text:style-name="T144_1">Product</text:span><text:span text:style-name="T144_2"><text:s/></text:span><text:span text:style-name="T144_3">perspective</text:span></text:h>
      <text:p text:style-name="P145"><text:span text:style-name="T145_1">The</text:span><text:span text:style-name="T145_2"><text:s/></text:span><text:span text:style-name="T145_3">software</text:span><text:span text:style-name="T145_4"><text:s/></text:span><text:span text:style-name="T145_5">produced</text:span><text:span text:style-name="T145_6"><text:s/></text:span><text:span text:style-name="T145_7">at</text:span><text:span text:style-name="T145_8"><text:s/></text:span><text:span text:style-name="T145_9">the</text:span><text:span text:style-name="T145_10"><text:s/></text:span><text:span text:style-name="T145_11">end</text:span><text:span text:style-name="T145_12"><text:s/></text:span><text:span text:style-name="T145_13">of</text:span><text:span text:style-name="T145_14"><text:s/></text:span><text:span text:style-name="T145_15">this</text:span><text:span text:style-name="T145_16"><text:s/></text:span><text:span text:style-name="T145_17">software</text:span><text:span text:style-name="T145_18"><text:s/></text:span><text:span text:style-name="T145_19">development</text:span><text:span text:style-name="T145_20"><text:s/></text:span><text:span text:style-name="T145_21">life</text:span><text:span text:style-name="T145_22"><text:s/></text:span><text:span text:style-name="T145_23">cycle</text:span><text:span text:style-name="T145_24"><text:s/></text:span><text:span text:style-name="T145_25">will</text:span><text:span text:style-name="T145_26"><text:s/></text:span><text:span text:style-name="T145_27">be</text:span><text:span text:style-name="T145_28"><text:s/></text:span><text:span text:style-name="T145_29">one</text:span><text:span text:style-name="T145_30"><text:s/></text:span><text:span text:style-name="T145_31">of</text:span><text:span text:style-name="T145_32"><text:s/></text:span><text:span text:style-name="T145_33">its</text:span><text:span text:style-name="T145_34"><text:s/></text:span><text:span text:style-name="T145_35">kind</text:span><text:span text:style-name="T145_36">.<text:s/></text:span><text:span text:style-name="T145_37">It</text:span><text:span text:style-name="T145_38"><text:s/></text:span><text:span text:style-name="T145_39">will</text:span><text:span text:style-name="T145_40"><text:s/></text:span><text:span text:style-name="T145_41">help</text:span><text:span text:style-name="T145_42"><text:s/></text:span><text:span text:style-name="T145_43">the</text:span><text:span text:style-name="T145_44"><text:s/></text:span><text:span text:style-name="T145_45">users</text:span><text:span text:style-name="T145_46"><text:s/></text:span><text:span text:style-name="T145_47">across</text:span><text:span text:style-name="T145_48"><text:s/></text:span><text:span text:style-name="T145_49">the</text:span><text:span text:style-name="T145_50"><text:s/></text:span><text:span text:style-name="T145_51">globe</text:span><text:span text:style-name="T145_52"><text:s/></text:span><text:span text:style-name="T145_53">to</text:span><text:span text:style-name="T145_54"><text:s/></text:span><text:span text:style-name="T145_55">share</text:span><text:span text:style-name="T145_56"><text:s/></text:span><text:span text:style-name="T145_57">music</text:span><text:span text:style-name="T145_58"><text:s/></text:span><text:span text:style-name="T145_59">with</text:span><text:span text:style-name="T145_60"><text:s/></text:span><text:span text:style-name="T145_61">each</text:span><text:span text:style-name="T145_62"><text:s/></text:span><text:span text:style-name="T145_63">other</text:span><text:span text:style-name="T145_64">.<text:s/></text:span><text:span text:style-name="T145_65">As</text:span><text:span text:style-name="T145_66"><text:s/></text:span><text:span text:style-name="T145_67">of</text:span><text:span text:style-name="T145_68"><text:s/></text:span><text:span text:style-name="T145_69">now</text:span><text:span text:style-name="T145_70"><text:s/></text:span><text:span text:style-name="T145_71">there</text:span><text:span text:style-name="T145_72"><text:s/></text:span><text:span text:style-name="T145_73">some</text:span><text:span text:style-name="T145_74"><text:s/></text:span><text:span text:style-name="T145_75">options</text:span><text:span text:style-name="T145_76"><text:s/></text:span><text:span text:style-name="T145_77">available</text:span><text:span text:style-name="T145_78"><text:s/></text:span><text:span text:style-name="T145_79">to</text:span><text:span text:style-name="T145_80"><text:s/></text:span><text:span text:style-name="T145_81">do</text:span><text:span text:style-name="T145_82"><text:s/></text:span><text:span text:style-name="T145_83">so</text:span><text:span text:style-name="T145_84"><text:s/></text:span><text:span text:style-name="T145_85">such</text:span><text:span text:style-name="T145_86"><text:s/></text:span><text:span text:style-name="T145_87">as</text:span><text:span text:style-name="T145_88"><text:s/></text:span><text:span text:style-name="T145_89">SHOUTcast</text:span><text:span text:style-name="T145_90"><text:s/></text:span><text:span text:style-name="T145_91">and</text:span><text:span text:style-name="T145_92"><text:s/></text:span><text:span text:style-name="T145_93">Icecast</text:span><text:span text:style-name="T145_94">.<text:s/></text:span><text:span text:style-name="T145_95">But</text:span><text:span text:style-name="T145_96"><text:s/></text:span><text:span text:style-name="T145_97">the</text:span><text:span text:style-name="T145_98"><text:s/></text:span><text:span text:style-name="T145_99">problem</text:span><text:span text:style-name="T145_100"><text:s/></text:span><text:span text:style-name="T145_101">with</text:span><text:span text:style-name="T145_102"><text:s/></text:span><text:span text:style-name="T145_103">SHOUTcast</text:span><text:span text:style-name="T145_104"><text:s/></text:span><text:span text:style-name="T145_105">is</text:span><text:span text:style-name="T145_106"><text:s/></text:span><text:span text:style-name="T145_107">that</text:span><text:span text:style-name="T145_108"><text:s/></text:span><text:span text:style-name="T145_109">it</text:span><text:span text:style-name="T145_110"><text:s/></text:span><text:span text:style-name="T145_111">is</text:span><text:span text:style-name="T145_112"><text:s/></text:span><text:span text:style-name="T145_113">proprietary</text:span><text:span text:style-name="T145_114"><text:s/></text:span><text:span text:style-name="T145_115">which</text:span><text:span text:style-name="T145_116"><text:s/></text:span><text:span text:style-name="T145_117">does</text:span><text:span text:style-name="T145_118"><text:s/></text:span><text:span text:style-name="T145_119">not</text:span><text:span text:style-name="T145_120"><text:s/></text:span><text:span text:style-name="T145_121">allow</text:span><text:span text:style-name="T145_122"><text:s/></text:span><text:span text:style-name="T145_123">the</text:span><text:span text:style-name="T145_124"><text:s/></text:span><text:span text:style-name="T145_125">users</text:span><text:span text:style-name="T145_126"><text:s/></text:span><text:span text:style-name="T145_127">to</text:span><text:span text:style-name="T145_128"><text:s/></text:span><text:span text:style-name="T145_129">make</text:span><text:span text:style-name="T145_130"><text:s/></text:span><text:span text:style-name="T145_131">changes</text:span><text:span text:style-name="T145_132"><text:s/></text:span><text:span text:style-name="T145_133">in</text:span><text:span text:style-name="T145_134"><text:s/></text:span><text:span text:style-name="T145_135">the</text:span><text:span text:style-name="T145_136"><text:s/></text:span><text:span text:style-name="T145_137">software</text:span><text:span text:style-name="T145_138"><text:s/></text:span><text:span text:style-name="T145_139">to</text:span><text:span text:style-name="T145_140"><text:s/></text:span><text:span text:style-name="T145_141">suit</text:span><text:span text:style-name="T145_142"><text:s/></text:span><text:span text:style-name="T145_143">their</text:span><text:span text:style-name="T145_144"><text:s/></text:span><text:span text:style-name="T145_145">needs</text:span><text:span text:style-name="T145_146"><text:s/></text:span><text:span text:style-name="T145_147">and</text:span><text:span text:style-name="T145_148"><text:s/></text:span><text:span text:style-name="T145_149">Icecast</text:span><text:span text:style-name="T145_150"><text:s/></text:span><text:span text:style-name="T145_151">inspite</text:span><text:span text:style-name="T145_152"><text:s/></text:span><text:span text:style-name="T145_153">of</text:span><text:span text:style-name="T145_154"><text:s/></text:span><text:span text:style-name="T145_155">being</text:span><text:span text:style-name="T145_156"><text:s/></text:span><text:span text:style-name="T145_157">open</text:span><text:span text:style-name="T145_158"><text:s/></text:span><text:span text:style-name="T145_159">source</text:span><text:span text:style-name="T145_160"><text:s/></text:span><text:span text:style-name="T145_161">is</text:span><text:span text:style-name="T145_162"><text:s/></text:span><text:span text:style-name="T145_163">hard</text:span><text:span text:style-name="T145_164"><text:s/></text:span><text:span text:style-name="T145_165">to</text:span><text:span text:style-name="T145_166"><text:s/></text:span><text:span text:style-name="T145_167">administer</text:span><text:span text:style-name="T145_168"><text:s/></text:span><text:span text:style-name="T145_169">and</text:span><text:span text:style-name="T145_170"><text:s/></text:span><text:span text:style-name="T145_171">has</text:span><text:span text:style-name="T145_172"><text:s/></text:span><text:span text:style-name="T145_173">not</text:span><text:span text:style-name="T145_174"><text:s/></text:span><text:span text:style-name="T145_175">been</text:span><text:span text:style-name="T145_176"><text:s/></text:span><text:span text:style-name="T145_177">updated</text:span><text:span text:style-name="T145_178"><text:s/></text:span><text:span text:style-name="T145_179">in</text:span><text:span text:style-name="T145_180"><text:s/></text:span><text:span text:style-name="T145_181">a</text:span><text:span text:style-name="T145_182"><text:s/></text:span><text:span text:style-name="T145_183">while</text:span><text:span text:style-name="T145_184">.<text:s/></text:span><text:span text:style-name="T145_185">These</text:span><text:span text:style-name="T145_186"><text:s/></text:span><text:span text:style-name="T145_187">were</text:span><text:span text:style-name="T145_188"><text:s/></text:span><text:span text:style-name="T145_189">basically</text:span><text:span text:style-name="T145_190"><text:s/></text:span><text:span text:style-name="T145_191">produced</text:span><text:span text:style-name="T145_192"><text:s/></text:span><text:span text:style-name="T145_193">keeping</text:span><text:span text:style-name="T145_194"><text:s/></text:span><text:span text:style-name="T145_195">for</text:span><text:span text:style-name="T145_196"><text:s/></text:span><text:span text:style-name="T145_197">running</text:span><text:span text:style-name="T145_198"><text:s/></text:span><text:span text:style-name="T145_199">internet</text:span><text:span text:style-name="T145_200"><text:s/></text:span><text:span text:style-name="T145_201">radio</text:span><text:span text:style-name="T145_202"><text:s/></text:span><text:span text:style-name="T145_203">stations</text:span><text:span text:style-name="T145_204"><text:s/></text:span><text:span text:style-name="T145_205">over</text:span><text:span text:style-name="T145_206"><text:s/></text:span><text:span text:style-name="T145_207">the</text:span><text:span text:style-name="T145_208"><text:s/></text:span><text:span text:style-name="T145_209">web</text:span><text:span text:style-name="T145_210"><text:s/></text:span><text:span text:style-name="T145_211">but</text:span><text:span text:style-name="T145_212"><text:s/></text:span><text:span text:style-name="T145_213">many</text:span><text:span text:style-name="T145_214"><text:s/></text:span><text:span text:style-name="T145_215">a</text:span><text:span text:style-name="T145_216"><text:s/></text:span><text:span text:style-name="T145_217">times</text:span><text:span text:style-name="T145_218"><text:s/></text:span><text:span text:style-name="T145_219">users</text:span><text:span text:style-name="T145_220"><text:s/></text:span><text:span text:style-name="T145_221">need</text:span><text:span text:style-name="T145_222"><text:s/></text:span><text:span text:style-name="T145_223">to</text:span><text:span text:style-name="T145_224"><text:s/></text:span><text:span text:style-name="T145_225">share</text:span><text:span text:style-name="T145_226"><text:s/></text:span><text:span text:style-name="T145_227">music</text:span><text:span text:style-name="T145_228"><text:s/></text:span><text:span text:style-name="T145_229">on</text:span><text:span text:style-name="T145_230"><text:s/></text:span><text:span text:style-name="T145_231">their</text:span><text:span text:style-name="T145_232"><text:s/></text:span><text:span text:style-name="T145_233">internal</text:span><text:span text:style-name="T145_234"><text:s/></text:span><text:span text:style-name="T145_235">networks</text:span><text:span text:style-name="T145_236"><text:s/></text:span><text:span text:style-name="T145_237">or</text:span><text:span text:style-name="T145_238"><text:s/></text:span><text:span text:style-name="T145_239">among</text:span><text:span text:style-name="T145_240"><text:s/></text:span><text:span text:style-name="T145_241">a</text:span><text:span text:style-name="T145_242"><text:s/></text:span><text:span text:style-name="T145_243">limited</text:span><text:span text:style-name="T145_244"><text:s/></text:span><text:span text:style-name="T145_245">group</text:span><text:span text:style-name="T145_246"><text:s/></text:span><text:span text:style-name="T145_247">of</text:span><text:span text:style-name="T145_248"><text:s/></text:span><text:span text:style-name="T145_249">users</text:span><text:span text:style-name="T145_250">.<text:s/></text:span><text:span text:style-name="T145_251">The</text:span><text:span text:style-name="T145_252"><text:s/></text:span><text:span text:style-name="T145_253">product</text:span><text:span text:style-name="T145_254"><text:s/></text:span><text:span text:style-name="T145_255">thus</text:span><text:span text:style-name="T145_256"><text:s/></text:span><text:span text:style-name="T145_257">produced</text:span><text:span text:style-name="T145_258"><text:s/></text:span><text:span text:style-name="T145_259">would</text:span><text:span text:style-name="T145_260"><text:s/></text:span><text:span text:style-name="T145_261">use</text:span><text:span text:style-name="T145_262"><text:s/></text:span><text:span text:style-name="T145_263">cross</text:span><text:span text:style-name="T145_264"><text:s/></text:span><text:span text:style-name="T145_265">platform</text:span><text:span text:style-name="T145_266"><text:s/></text:span><text:span text:style-name="T145_267">technologies</text:span><text:span text:style-name="T145_268"><text:s/></text:span><text:span text:style-name="T145_269">and</text:span><text:span text:style-name="T145_270"><text:s/></text:span><text:span text:style-name="T145_271">would</text:span><text:span text:style-name="T145_272"><text:s/></text:span><text:span text:style-name="T145_273">be</text:span><text:span text:style-name="T145_274"><text:s/></text:span><text:span text:style-name="T145_275">easy</text:span><text:span text:style-name="T145_276"><text:s/></text:span><text:span text:style-name="T145_277">to</text:span><text:span text:style-name="T145_278"><text:s/></text:span><text:span text:style-name="T145_279">setup</text:span><text:span text:style-name="T145_280"><text:s/></text:span><text:span text:style-name="T145_281">and</text:span><text:span text:style-name="T145_282"><text:s/></text:span><text:span text:style-name="T145_283">use</text:span><text:span text:style-name="T145_284">.</text:span></text:p>
      <text:h text:style-name="P146"><text:bookmark-start text:name="h.iv2mdovf4vlb"/><text:bookmark-end text:name="h.iv2mdovf4vlb"/><text:span text:style-name="T146_1">Product</text:span><text:span text:style-name="T146_2"><text:s/></text:span><text:span text:style-name="T146_3">functions</text:span></text:h>
      <text:h text:style-name="P147"><text:bookmark-start text:name="h.cx2b3if5oz6v"/><text:bookmark-end text:name="h.cx2b3if5oz6v"/><text:span text:style-name="T147_1">1.<text:s/></text:span><text:span text:style-name="T147_2">Creating</text:span><text:span text:style-name="T147_3"><text:s/></text:span><text:span text:style-name="T147_4">a</text:span><text:span text:style-name="T147_5"><text:s/></text:span><text:span text:style-name="T147_6">music</text:span><text:span text:style-name="T147_7"><text:s/></text:span><text:span text:style-name="T147_8">streaming</text:span><text:span text:style-name="T147_9"><text:s/></text:span><text:span text:style-name="T147_10">server</text:span><text:span text:style-name="T147_11"><text:s/></text:span><text:span text:style-name="T147_12">which</text:span><text:span text:style-name="T147_13"><text:s/></text:span><text:span text:style-name="T147_14">would</text:span><text:span text:style-name="T147_15"><text:s/></text:span><text:span text:style-name="T147_16">be</text:span><text:span text:style-name="T147_17"><text:s/></text:span><text:span text:style-name="T147_18">easy</text:span><text:span text:style-name="T147_19"><text:s/></text:span><text:span text:style-name="T147_20">to</text:span><text:span text:style-name="T147_21"><text:s/></text:span><text:span text:style-name="T147_22">administer</text:span><text:span text:style-name="T147_23"><text:s/></text:span><text:span text:style-name="T147_24">and</text:span><text:span text:style-name="T147_25"><text:s/></text:span><text:span text:style-name="T147_26">use</text:span><text:span text:style-name="T147_27">.</text:span></text:h>
      <text:p text:style-name="P148"><text:span text:style-name="T148_1">2.<text:s/></text:span><text:span text:style-name="T148_2">The</text:span><text:span text:style-name="T148_3"><text:s/></text:span><text:span text:style-name="T148_4">product</text:span><text:span text:style-name="T148_5"><text:s/></text:span><text:span text:style-name="T148_6">would</text:span><text:span text:style-name="T148_7"><text:s/></text:span><text:span text:style-name="T148_8">be</text:span><text:span text:style-name="T148_9"><text:s/></text:span><text:span text:style-name="T148_10">supported</text:span><text:span text:style-name="T148_11"><text:s/></text:span><text:span text:style-name="T148_12">by</text:span><text:span text:style-name="T148_13"><text:s/></text:span><text:span text:style-name="T148_14">music</text:span><text:span text:style-name="T148_15"><text:s/></text:span><text:span text:style-name="T148_16">players</text:span><text:span text:style-name="T148_17"><text:s/></text:span><text:span text:style-name="T148_18">ranging</text:span><text:span text:style-name="T148_19"><text:s/></text:span><text:span text:style-name="T148_20">from</text:span><text:span text:style-name="T148_21"><text:s/></text:span><text:span text:style-name="T148_22">desktops</text:span><text:span text:style-name="T148_23"><text:s/></text:span><text:span text:style-name="T148_24">to</text:span><text:span text:style-name="T148_25"><text:s/></text:span><text:span text:style-name="T148_26">all</text:span><text:span text:style-name="T148_27"><text:s/></text:span><text:span text:style-name="T148_28">modern</text:span><text:span text:style-name="T148_29"><text:s/></text:span><text:span text:style-name="T148_30">day</text:span><text:span text:style-name="T148_31"><text:s/></text:span><text:span text:style-name="T148_32">embedded</text:span><text:span text:style-name="T148_33"><text:s/></text:span><text:span text:style-name="T148_34">devices</text:span><text:span text:style-name="T148_35">.</text:span></text:p>
      <text:p text:style-name="P149"><text:span text:style-name="T149_1">3.<text:s/></text:span><text:span text:style-name="T149_2">Music</text:span><text:span text:style-name="T149_3"><text:s/></text:span><text:span text:style-name="T149_4">will</text:span><text:span text:style-name="T149_5"><text:s/></text:span><text:span text:style-name="T149_6">be</text:span><text:span text:style-name="T149_7"><text:s/></text:span><text:span text:style-name="T149_8">streamed</text:span><text:span text:style-name="T149_9"><text:s/></text:span><text:span text:style-name="T149_10">over</text:span><text:span text:style-name="T149_11"><text:s/></text:span><text:span text:style-name="T149_12">HTTP</text:span><text:span text:style-name="T149_13"><text:s/></text:span><text:span text:style-name="T149_14">protocol</text:span><text:span text:style-name="T149_15">.</text:span></text:p>
      <text:p text:style-name="P150"><text:span text:style-name="T150_1">4.<text:s/></text:span><text:span text:style-name="T150_2">It</text:span><text:span text:style-name="T150_3"><text:s/></text:span><text:span text:style-name="T150_4">would</text:span><text:span text:style-name="T150_5"><text:s/></text:span><text:span text:style-name="T150_6">run</text:span><text:span text:style-name="T150_7"><text:s/></text:span><text:span text:style-name="T150_8">on</text:span><text:span text:style-name="T150_9"><text:s/></text:span><text:span text:style-name="T150_10">all</text:span><text:span text:style-name="T150_11"><text:s/></text:span><text:span text:style-name="T150_12">commonly</text:span><text:span text:style-name="T150_13"><text:s/></text:span><text:span text:style-name="T150_14">available</text:span><text:span text:style-name="T150_15"><text:s/></text:span><text:span text:style-name="T150_16">platforms</text:span><text:span text:style-name="T150_17">.</text:span></text:p>
      <text:p text:style-name="P151"><text:span text:style-name="T151_1">5.<text:s/></text:span><text:span text:style-name="T151_2">The</text:span><text:span text:style-name="T151_3"><text:s/></text:span><text:span text:style-name="T151_4">user</text:span><text:span text:style-name="T151_5">/</text:span><text:span text:style-name="T151_6">administrator</text:span><text:span text:style-name="T151_7"><text:s/></text:span><text:span text:style-name="T151_8">need</text:span><text:span text:style-name="T151_9"><text:s/></text:span><text:span text:style-name="T151_10">not</text:span><text:span text:style-name="T151_11"><text:s/></text:span><text:span text:style-name="T151_12">manually</text:span><text:span text:style-name="T151_13"><text:s/></text:span><text:span text:style-name="T151_14">add</text:span><text:span text:style-name="T151_15"><text:s/></text:span><text:span text:style-name="T151_16">every</text:span><text:span text:style-name="T151_17"><text:s/></text:span><text:span text:style-name="T151_18">music</text:span><text:span text:style-name="T151_19"><text:s/></text:span><text:span text:style-name="T151_20">file</text:span><text:span text:style-name="T151_21">.</text:span></text:p>
      <text:p text:style-name="P152"><text:span text:style-name="T152_1">6.<text:s/></text:span><text:span text:style-name="T152_2">It</text:span><text:span text:style-name="T152_3"><text:s/></text:span><text:span text:style-name="T152_4">would</text:span><text:span text:style-name="T152_5"><text:s/></text:span><text:span text:style-name="T152_6">provide</text:span><text:span text:style-name="T152_7"><text:s/></text:span><text:span text:style-name="T152_8">useful</text:span><text:span text:style-name="T152_9"><text:s/></text:span><text:span text:style-name="T152_10">statistics</text:span><text:span text:style-name="T152_11"><text:s/></text:span><text:span text:style-name="T152_12">about</text:span><text:span text:style-name="T152_13"><text:s/></text:span><text:span text:style-name="T152_14">most</text:span><text:span text:style-name="T152_15"><text:s/></text:span><text:span text:style-name="T152_16">add</text:span><text:span text:style-name="T152_17"><text:s/></text:span><text:span text:style-name="T152_18">and</text:span><text:span text:style-name="T152_19"><text:s/></text:span><text:span text:style-name="T152_20">most</text:span><text:span text:style-name="T152_21"><text:s/></text:span><text:span text:style-name="T152_22">listened</text:span><text:span text:style-name="T152_23"><text:s/></text:span><text:span text:style-name="T152_24">songs</text:span><text:span text:style-name="T152_25">.</text:span></text:p>
      <text:p text:style-name="P153"><text:span text:style-name="T153_1">7.<text:s/></text:span><text:span text:style-name="T153_2">Users</text:span><text:span text:style-name="T153_3"><text:s/></text:span><text:span text:style-name="T153_4">would</text:span><text:span text:style-name="T153_5"><text:s/></text:span><text:span text:style-name="T153_6">be</text:span><text:span text:style-name="T153_7"><text:s/></text:span><text:span text:style-name="T153_8">able</text:span><text:span text:style-name="T153_9"><text:s/></text:span><text:span text:style-name="T153_10">to</text:span><text:span text:style-name="T153_11"><text:s/></text:span><text:span text:style-name="T153_12">share</text:span><text:span text:style-name="T153_13"><text:s/></text:span><text:span text:style-name="T153_14">their</text:span><text:span text:style-name="T153_15"><text:s/></text:span><text:span text:style-name="T153_16">music</text:span><text:span text:style-name="T153_17"><text:s/></text:span><text:span text:style-name="T153_18">with</text:span><text:span text:style-name="T153_19"><text:s/></text:span><text:span text:style-name="T153_20">other</text:span><text:span text:style-name="T153_21"><text:s/></text:span><text:span text:style-name="T153_22">users</text:span><text:span text:style-name="T153_23">.</text:span></text:p>
      <text:p text:style-name="P154"><text:span text:style-name="T154_1">8.<text:s/></text:span><text:span text:style-name="T154_2">Users</text:span><text:span text:style-name="T154_3"><text:s/></text:span><text:span text:style-name="T154_4">would</text:span><text:span text:style-name="T154_5"><text:s/></text:span><text:span text:style-name="T154_6">be</text:span><text:span text:style-name="T154_7"><text:s/></text:span><text:span text:style-name="T154_8">able</text:span><text:span text:style-name="T154_9"><text:s/></text:span><text:span text:style-name="T154_10">to</text:span><text:span text:style-name="T154_11"><text:s/></text:span><text:span text:style-name="T154_12">save</text:span><text:span text:style-name="T154_13"><text:s/></text:span><text:span text:style-name="T154_14">their</text:span><text:span text:style-name="T154_15"><text:s/></text:span><text:span text:style-name="T154_16">playlists</text:span><text:span text:style-name="T154_17"><text:s/></text:span><text:span text:style-name="T154_18">on</text:span><text:span text:style-name="T154_19"><text:s/></text:span><text:span text:style-name="T154_20">the</text:span><text:span text:style-name="T154_21"><text:s/></text:span><text:span text:style-name="T154_22">server</text:span><text:span text:style-name="T154_23">.</text:span></text:p>
      <text:p text:style-name="P155"><text:span text:style-name="T155_1">9.<text:s/></text:span><text:span text:style-name="T155_2">The</text:span><text:span text:style-name="T155_3"><text:s/></text:span><text:span text:style-name="T155_4">user</text:span><text:span text:style-name="T155_5"><text:s/></text:span><text:span text:style-name="T155_6">and</text:span><text:span text:style-name="T155_7"><text:s/></text:span><text:span text:style-name="T155_8">the</text:span><text:span text:style-name="T155_9"><text:s/></text:span><text:span text:style-name="T155_10">administration</text:span><text:span text:style-name="T155_11"><text:s/></text:span><text:span text:style-name="T155_12">interface</text:span><text:span text:style-name="T155_13"><text:s/></text:span><text:span text:style-name="T155_14">would</text:span><text:span text:style-name="T155_15"><text:s/></text:span><text:span text:style-name="T155_16">simple</text:span><text:span text:style-name="T155_17"><text:s/></text:span><text:span text:style-name="T155_18">and</text:span><text:span text:style-name="T155_19"><text:s/></text:span><text:span text:style-name="T155_20">easy</text:span><text:span text:style-name="T155_21"><text:s/></text:span><text:span text:style-name="T155_22">to</text:span><text:span text:style-name="T155_23"><text:s/></text:span><text:span text:style-name="T155_24">use</text:span><text:span text:style-name="T155_25">.<text:s/></text:span></text:p>
      <text:p text:style-name="P156"/>
      <text:h text:style-name="P157"><text:bookmark-start text:name="h.uaed4wpcny4k"/><text:bookmark-end text:name="h.uaed4wpcny4k"/><text:span text:style-name="T157_1">User</text:span><text:span text:style-name="T157_2"><text:s/></text:span><text:span text:style-name="T157_3">characteristics</text:span><text:span text:style-name="T157_4">(</text:span><text:span text:style-name="T157_5">TODO</text:span><text:span text:style-name="T157_6">)</text:span></text:h>
      <text:p text:style-name="P158"/>
      <text:h text:style-name="P159"><text:bookmark-start text:name="h.3hmbnzdidc4a"/><text:bookmark-end text:name="h.3hmbnzdidc4a"/><text:span text:style-name="T159_1">Constraints</text:span></text:h>
      <text:p text:style-name="P160"><text:span text:style-name="T160_1">1.<text:s/></text:span><text:span text:style-name="T160_2">Product</text:span><text:span text:style-name="T160_3"><text:s/></text:span><text:span text:style-name="T160_4">delivery</text:span><text:span text:style-name="T160_5"><text:s/></text:span><text:span text:style-name="T160_6">schedule</text:span><text:span text:style-name="T160_7"><text:s/></text:span><text:span text:style-name="T160_8">can</text:span><text:span text:style-name="T160_9"><text:s/></text:span><text:span text:style-name="T160_10">be</text:span><text:span text:style-name="T160_11"><text:s/></text:span><text:span text:style-name="T160_12">hampered</text:span><text:span text:style-name="T160_13"><text:s/></text:span><text:span text:style-name="T160_14">due</text:span><text:span text:style-name="T160_15"><text:s/></text:span><text:span text:style-name="T160_16">to</text:span><text:span text:style-name="T160_17"><text:s/></text:span><text:span text:style-name="T160_18">time</text:span><text:span text:style-name="T160_19"><text:s/></text:span><text:span text:style-name="T160_20">shortage</text:span><text:span text:style-name="T160_21"><text:s/></text:span><text:span text:style-name="T160_22">with</text:span><text:span text:style-name="T160_23"><text:s/></text:span><text:span text:style-name="T160_24">the</text:span><text:span text:style-name="T160_25"><text:s/></text:span><text:span text:style-name="T160_26">team</text:span><text:span text:style-name="T160_27">.</text:span></text:p>
      <text:p text:style-name="P161"><text:span text:style-name="T161_1">2.<text:s/></text:span><text:span text:style-name="T161_2">The</text:span><text:span text:style-name="T161_3"><text:s/></text:span><text:span text:style-name="T161_4">server</text:span><text:span text:style-name="T161_5"><text:s/></text:span><text:span text:style-name="T161_6">may</text:span><text:span text:style-name="T161_7"><text:s/></text:span><text:span text:style-name="T161_8">stop</text:span><text:span text:style-name="T161_9"><text:s/></text:span><text:span text:style-name="T161_10">serving</text:span><text:span text:style-name="T161_11"><text:s/></text:span><text:span text:style-name="T161_12">new</text:span><text:span text:style-name="T161_13"><text:s/></text:span><text:span text:style-name="T161_14">clients</text:span><text:span text:style-name="T161_15"><text:s/></text:span><text:span text:style-name="T161_16">after</text:span><text:span text:style-name="T161_17"><text:s/></text:span><text:span text:style-name="T161_18">a</text:span><text:span text:style-name="T161_19"><text:s/></text:span><text:span text:style-name="T161_20">cartain</text:span><text:span text:style-name="T161_21"><text:s/></text:span><text:span text:style-name="T161_22">point</text:span><text:span text:style-name="T161_23"><text:s/></text:span><text:span text:style-name="T161_24">of</text:span><text:span text:style-name="T161_25"><text:s/></text:span><text:span text:style-name="T161_26">time</text:span><text:span text:style-name="T161_27">.</text:span></text:p>
      <text:p text:style-name="P162"><text:span text:style-name="T162_1">3.<text:s/></text:span><text:span text:style-name="T162_2">The</text:span><text:span text:style-name="T162_3"><text:s/></text:span><text:span text:style-name="T162_4">performance</text:span><text:span text:style-name="T162_5"><text:s/></text:span><text:span text:style-name="T162_6">of</text:span><text:span text:style-name="T162_7"><text:s/></text:span><text:span text:style-name="T162_8">the</text:span><text:span text:style-name="T162_9"><text:s/></text:span><text:span text:style-name="T162_10">product</text:span><text:span text:style-name="T162_11"><text:s/></text:span><text:span text:style-name="T162_12">depends</text:span><text:span text:style-name="T162_13"><text:s/></text:span><text:span text:style-name="T162_14">heavily</text:span><text:span text:style-name="T162_15"><text:s/></text:span><text:span text:style-name="T162_16">on</text:span><text:span text:style-name="T162_17"><text:s/></text:span><text:span text:style-name="T162_18">the</text:span><text:span text:style-name="T162_19"><text:s/></text:span><text:span text:style-name="T162_20">quality</text:span><text:span text:style-name="T162_21"><text:s/></text:span><text:span text:style-name="T162_22">of</text:span><text:span text:style-name="T162_23"><text:s/></text:span><text:span text:style-name="T162_24">the</text:span><text:span text:style-name="T162_25"> <text:s/></text:span><text:span text:style-name="T162_26">network</text:span><text:span text:style-name="T162_27"><text:s/></text:span><text:span text:style-name="T162_28">connection</text:span><text:span text:style-name="T162_29"><text:s/></text:span><text:span text:style-name="T162_30">available</text:span><text:span text:style-name="T162_31"><text:s/></text:span><text:span text:style-name="T162_32">with</text:span><text:span text:style-name="T162_33"><text:s/></text:span><text:span text:style-name="T162_34">the</text:span><text:span text:style-name="T162_35"><text:s/></text:span><text:span text:style-name="T162_36">user</text:span><text:span text:style-name="T162_37">.</text:span></text:p>
      <text:p text:style-name="P163"><text:span text:style-name="T163_1">4.<text:s/></text:span><text:span text:style-name="T163_2">It</text:span><text:span text:style-name="T163_3"><text:s/></text:span><text:span text:style-name="T163_4">is</text:span><text:span text:style-name="T163_5"><text:s/></text:span><text:span text:style-name="T163_6">difficult</text:span><text:span text:style-name="T163_7"><text:s/></text:span><text:span text:style-name="T163_8">to</text:span><text:span text:style-name="T163_9"><text:s/></text:span><text:span text:style-name="T163_10">produce</text:span><text:span text:style-name="T163_11"><text:s/></text:span><text:span text:style-name="T163_12">a</text:span><text:span text:style-name="T163_13"><text:s/></text:span><text:span text:style-name="T163_14">product</text:span><text:span text:style-name="T163_15"><text:s/></text:span><text:span text:style-name="T163_16">which</text:span><text:span text:style-name="T163_17"><text:s/></text:span><text:span text:style-name="T163_18">has</text:span><text:span text:style-name="T163_19"><text:s/></text:span><text:span text:style-name="T163_20">foolproof</text:span><text:span text:style-name="T163_21"><text:s/></text:span><text:span text:style-name="T163_22">security</text:span><text:span text:style-name="T163_23"><text:s/></text:span><text:span text:style-name="T163_24">due</text:span><text:span text:style-name="T163_25"><text:s/></text:span><text:span text:style-name="T163_26">to</text:span><text:span text:style-name="T163_27"><text:s/></text:span><text:span text:style-name="T163_28">the</text:span><text:span text:style-name="T163_29"><text:s/></text:span><text:span text:style-name="T163_30">complexity</text:span><text:span text:style-name="T163_31"><text:s/></text:span><text:span text:style-name="T163_32">of</text:span><text:span text:style-name="T163_33"><text:s/></text:span><text:span text:style-name="T163_34">the</text:span><text:span text:style-name="T163_35"><text:s/></text:span><text:span text:style-name="T163_36">underlying</text:span><text:span text:style-name="T163_37"><text:s/></text:span><text:span text:style-name="T163_38">system</text:span><text:span text:style-name="T163_39"><text:s/></text:span><text:span text:style-name="T163_40">and</text:span><text:span text:style-name="T163_41"><text:s/></text:span><text:span text:style-name="T163_42">any</text:span><text:span text:style-name="T163_43"><text:s/></text:span><text:span text:style-name="T163_44">vulnerabilities</text:span><text:span text:style-name="T163_45"><text:s/></text:span><text:span text:style-name="T163_46">present</text:span><text:span text:style-name="T163_47"><text:s/></text:span><text:span text:style-name="T163_48">in</text:span><text:span text:style-name="T163_49"><text:s/></text:span><text:span text:style-name="T163_50">the</text:span><text:span text:style-name="T163_51"><text:s/></text:span><text:span text:style-name="T163_52">operating</text:span><text:span text:style-name="T163_53"><text:s/></text:span><text:span text:style-name="T163_54">system</text:span><text:span text:style-name="T163_55">,<text:s/></text:span><text:span text:style-name="T163_56">programming</text:span><text:span text:style-name="T163_57"><text:s/></text:span><text:span text:style-name="T163_58">language</text:span><text:span text:style-name="T163_59"><text:s/></text:span><text:span text:style-name="T163_60">etc</text:span><text:span text:style-name="T163_61">.</text:span></text:p>
      <text:p text:style-name="P164"><text:span text:style-name="T164_1">5.<text:s/></text:span><text:span text:style-name="T164_2">It</text:span><text:span text:style-name="T164_3"><text:s/></text:span><text:span text:style-name="T164_4">is</text:span><text:span text:style-name="T164_5"><text:s/></text:span><text:span text:style-name="T164_6">possible</text:span><text:span text:style-name="T164_7"><text:s/></text:span><text:span text:style-name="T164_8">that</text:span><text:span text:style-name="T164_9"><text:s/></text:span><text:span text:style-name="T164_10">all</text:span><text:span text:style-name="T164_11"><text:s/></text:span><text:span text:style-name="T164_12">users</text:span><text:span text:style-name="T164_13"><text:s/></text:span><text:span text:style-name="T164_14">may</text:span><text:span text:style-name="T164_15"><text:s/></text:span><text:span text:style-name="T164_16">not</text:span><text:span text:style-name="T164_17"><text:s/></text:span><text:span text:style-name="T164_18">be</text:span><text:span text:style-name="T164_19"><text:s/></text:span><text:span text:style-name="T164_20">satisfied</text:span><text:span text:style-name="T164_21"><text:s/></text:span><text:span text:style-name="T164_22">with</text:span><text:span text:style-name="T164_23"><text:s/></text:span><text:span text:style-name="T164_24">the</text:span><text:span text:style-name="T164_25"><text:s/></text:span><text:span text:style-name="T164_26">interface</text:span><text:span text:style-name="T164_27"><text:s/></text:span><text:span text:style-name="T164_28">of</text:span><text:span text:style-name="T164_29"><text:s/></text:span><text:span text:style-name="T164_30">the</text:span><text:span text:style-name="T164_31"><text:s/></text:span><text:span text:style-name="T164_32">product</text:span><text:span text:style-name="T164_33"><text:s/></text:span><text:span text:style-name="T164_34">because</text:span><text:span text:style-name="T164_35"><text:s/></text:span><text:span text:style-name="T164_36">satisfying</text:span><text:span text:style-name="T164_37"><text:s/></text:span><text:span text:style-name="T164_38">the</text:span><text:span text:style-name="T164_39"><text:s/></text:span><text:span text:style-name="T164_40">needs</text:span><text:span text:style-name="T164_41"><text:s/></text:span><text:span text:style-name="T164_42">of</text:span><text:span text:style-name="T164_43"><text:s/></text:span><text:span text:style-name="T164_44">all</text:span><text:span text:style-name="T164_45"><text:s/></text:span><text:span text:style-name="T164_46">users</text:span><text:span text:style-name="T164_47"><text:s/></text:span><text:span text:style-name="T164_48">is</text:span><text:span text:style-name="T164_49"><text:s/></text:span><text:span text:style-name="T164_50">difficult</text:span><text:span text:style-name="T164_51">.<text:s/></text:span><text:span text:style-name="T164_52">Muzicast</text:span><text:span text:style-name="T164_53"><text:s/></text:span><text:span text:style-name="T164_54">will</text:span><text:span text:style-name="T164_55"><text:s/></text:span><text:span text:style-name="T164_56">aim</text:span><text:span text:style-name="T164_57"><text:s/></text:span><text:span text:style-name="T164_58">to</text:span><text:span text:style-name="T164_59"><text:s/></text:span><text:span text:style-name="T164_60">satisfy</text:span><text:span text:style-name="T164_61"><text:s/></text:span><text:span text:style-name="T164_62">a</text:span><text:span text:style-name="T164_63"><text:s/></text:span><text:span text:style-name="T164_64">majority</text:span><text:span text:style-name="T164_65"><text:s/></text:span><text:span text:style-name="T164_66">of</text:span><text:span text:style-name="T164_67"><text:s/></text:span><text:span text:style-name="T164_68">them</text:span><text:span text:style-name="T164_69">.</text:span></text:p>
      <text:p text:style-name="P165"><text:span text:style-name="T165_1">6.<text:s/></text:span><text:span text:style-name="T165_2">The</text:span><text:span text:style-name="T165_3"><text:s/></text:span><text:span text:style-name="T165_4">product</text:span><text:span text:style-name="T165_5"><text:s/></text:span><text:span text:style-name="T165_6">depends</text:span><text:span text:style-name="T165_7"><text:s/></text:span><text:span text:style-name="T165_8">on</text:span><text:span text:style-name="T165_9"><text:s/></text:span><text:span text:style-name="T165_10">the</text:span><text:span text:style-name="T165_11"><text:s/></text:span><text:span text:style-name="T165_12">performance</text:span><text:span text:style-name="T165_13"><text:s/></text:span><text:span text:style-name="T165_14">of</text:span><text:span text:style-name="T165_15"><text:s/></text:span><text:span text:style-name="T165_16">other</text:span><text:span text:style-name="T165_17"><text:s/></text:span><text:span text:style-name="T165_18">software</text:span><text:span text:style-name="T165_19"><text:s/></text:span><text:span text:style-name="T165_20">which</text:span><text:span text:style-name="T165_21"><text:s/></text:span><text:span text:style-name="T165_22">need</text:span><text:span text:style-name="T165_23"><text:s/></text:span><text:span text:style-name="T165_24">to</text:span><text:span text:style-name="T165_25"><text:s/></text:span><text:span text:style-name="T165_26">be</text:span><text:span text:style-name="T165_27"><text:s/></text:span><text:span text:style-name="T165_28">installed</text:span><text:span text:style-name="T165_29"><text:s/></text:span><text:span text:style-name="T165_30">by</text:span><text:span text:style-name="T165_31"><text:s/></text:span><text:span text:style-name="T165_32">the</text:span><text:span text:style-name="T165_33"><text:s/></text:span><text:span text:style-name="T165_34">user</text:span><text:span text:style-name="T165_35">/</text:span><text:span text:style-name="T165_36">administrator</text:span><text:span text:style-name="T165_37"><text:s/></text:span><text:span text:style-name="T165_38">and</text:span><text:span text:style-name="T165_39"><text:s/></text:span><text:span text:style-name="T165_40">their</text:span><text:span text:style-name="T165_41"><text:s/></text:span><text:span text:style-name="T165_42">performance</text:span><text:span text:style-name="T165_43"><text:s/></text:span><text:span text:style-name="T165_44">cannot</text:span><text:span text:style-name="T165_45"><text:s/></text:span><text:span text:style-name="T165_46">be</text:span><text:span text:style-name="T165_47"><text:s/></text:span><text:span text:style-name="T165_48">guaranteed</text:span><text:span text:style-name="T165_49"><text:s/></text:span><text:span text:style-name="T165_50">by</text:span><text:span text:style-name="T165_51"><text:s/></text:span><text:span text:style-name="T165_52">the</text:span><text:span text:style-name="T165_53"><text:s/></text:span><text:span text:style-name="T165_54">team</text:span><text:span text:style-name="T165_55">.<text:s/></text:span></text:p>
      <text:p text:style-name="P166"><text:span text:style-name="T166_1">7.<text:s/></text:span><text:span text:style-name="T166_2">The</text:span><text:span text:style-name="T166_3"><text:s/></text:span><text:span text:style-name="T166_4">songs</text:span><text:span text:style-name="T166_5"><text:s/></text:span><text:span text:style-name="T166_6">that</text:span><text:span text:style-name="T166_7"><text:s/></text:span><text:span text:style-name="T166_8">the</text:span><text:span text:style-name="T166_9"><text:s/></text:span><text:span text:style-name="T166_10">user</text:span><text:span text:style-name="T166_11"><text:s/></text:span><text:span text:style-name="T166_12">wants</text:span><text:span text:style-name="T166_13"><text:s/></text:span><text:span text:style-name="T166_14">to</text:span><text:span text:style-name="T166_15"><text:s/></text:span><text:span text:style-name="T166_16">hear</text:span><text:span text:style-name="T166_17"><text:s/></text:span><text:span text:style-name="T166_18">are</text:span><text:span text:style-name="T166_19"><text:s/></text:span><text:span text:style-name="T166_20">subject</text:span><text:span text:style-name="T166_21"><text:s/></text:span><text:span text:style-name="T166_22">to</text:span><text:span text:style-name="T166_23"><text:s/></text:span><text:span text:style-name="T166_24">availability</text:span><text:span text:style-name="T166_25"><text:s/></text:span><text:span text:style-name="T166_26">on</text:span><text:span text:style-name="T166_27"><text:s/></text:span><text:span text:style-name="T166_28">the</text:span><text:span text:style-name="T166_29"><text:s/></text:span><text:span text:style-name="T166_30">server</text:span><text:span text:style-name="T166_31">.</text:span></text:p>
      <text:p text:style-name="P167"><text:span text:style-name="T167_1">8.<text:s/></text:span><text:span text:style-name="T167_2">The</text:span><text:span text:style-name="T167_3"><text:s/></text:span><text:span text:style-name="T167_4">speed</text:span><text:span text:style-name="T167_5"><text:s/></text:span><text:span text:style-name="T167_6">at</text:span><text:span text:style-name="T167_7"><text:s/></text:span><text:span text:style-name="T167_8">which</text:span><text:span text:style-name="T167_9"><text:s/></text:span><text:span text:style-name="T167_10">the</text:span><text:span text:style-name="T167_11"><text:s/></text:span><text:span text:style-name="T167_12">data</text:span><text:span text:style-name="T167_13"><text:s/></text:span><text:span text:style-name="T167_14">is</text:span><text:span text:style-name="T167_15"><text:s/></text:span><text:span text:style-name="T167_16">transferred</text:span><text:span text:style-name="T167_17"><text:s/></text:span><text:span text:style-name="T167_18">depends</text:span><text:span text:style-name="T167_19"><text:s/></text:span><text:span text:style-name="T167_20">on</text:span><text:span text:style-name="T167_21"><text:s/></text:span><text:span text:style-name="T167_22">the</text:span><text:span text:style-name="T167_23"><text:s/></text:span><text:span text:style-name="T167_24">connection</text:span><text:span text:style-name="T167_25"><text:s/></text:span><text:span text:style-name="T167_26">quality</text:span><text:span text:style-name="T167_27">.</text:span></text:p>
      <text:p text:style-name="P168"/>
      <text:p text:style-name="P169"><text:span text:style-name="T169_1"><text:s/></text:span></text:p>
      <text:h text:style-name="P170"><text:bookmark-start text:name="h.n4nqazbog6q9"/><text:bookmark-end text:name="h.n4nqazbog6q9"/><text:span text:style-name="T170_1">Assumptions</text:span><text:span text:style-name="T170_2"><text:s/></text:span><text:span text:style-name="T170_3">and</text:span><text:span text:style-name="T170_4"><text:s/></text:span><text:span text:style-name="T170_5">Dependencies</text:span></text:h>
      <text:p text:style-name="P171"><text:span text:style-name="T171_1">1.<text:s/></text:span><text:span text:style-name="T171_2">The</text:span><text:span text:style-name="T171_3"><text:s/></text:span><text:span text:style-name="T171_4">users</text:span><text:span text:style-name="T171_5"><text:s/></text:span><text:span text:style-name="T171_6">have</text:span><text:span text:style-name="T171_7"><text:s/></text:span><text:span text:style-name="T171_8">certain</text:span><text:span text:style-name="T171_9"><text:s/></text:span><text:span text:style-name="T171_10">basic</text:span><text:span text:style-name="T171_11"><text:s/></text:span><text:span text:style-name="T171_12">knowledge</text:span><text:span text:style-name="T171_13"><text:s/></text:span><text:span text:style-name="T171_14">of</text:span><text:span text:style-name="T171_15"><text:s/></text:span><text:span text:style-name="T171_16">the</text:span><text:span text:style-name="T171_17"><text:s/></text:span><text:span text:style-name="T171_18">way</text:span><text:span text:style-name="T171_19"><text:s/></text:span><text:span text:style-name="T171_20">music</text:span><text:span text:style-name="T171_21"><text:s/></text:span><text:span text:style-name="T171_22">players</text:span><text:span text:style-name="T171_23"><text:s/></text:span><text:span text:style-name="T171_24">and</text:span><text:span text:style-name="T171_25"><text:s/></text:span><text:span text:style-name="T171_26">web</text:span><text:span text:style-name="T171_27"><text:s/></text:span><text:span text:style-name="T171_28">browsers</text:span><text:span text:style-name="T171_29"><text:s/></text:span><text:span text:style-name="T171_30">are</text:span><text:span text:style-name="T171_31"><text:s/></text:span><text:span text:style-name="T171_32">used</text:span><text:span text:style-name="T171_33">.</text:span></text:p>
      <text:p text:style-name="P172"><text:span text:style-name="T172_1">2.<text:s/></text:span><text:span text:style-name="T172_2">For</text:span><text:span text:style-name="T172_3"><text:s/></text:span><text:span text:style-name="T172_4">high</text:span><text:span text:style-name="T172_5"><text:s/></text:span><text:span text:style-name="T172_6">performance</text:span><text:span text:style-name="T172_7"><text:s/></text:span><text:span text:style-name="T172_8">of</text:span><text:span text:style-name="T172_9"><text:s/></text:span><text:span text:style-name="T172_10">the</text:span><text:span text:style-name="T172_11"><text:s/></text:span><text:span text:style-name="T172_12">the</text:span><text:span text:style-name="T172_13"><text:s/></text:span><text:span text:style-name="T172_14">product</text:span><text:span text:style-name="T172_15"><text:s/></text:span><text:span text:style-name="T172_16">the</text:span><text:span text:style-name="T172_17"><text:s/></text:span><text:span text:style-name="T172_18">user</text:span><text:span text:style-name="T172_19"><text:s/></text:span><text:span text:style-name="T172_20">needs</text:span><text:span text:style-name="T172_21"><text:s/></text:span><text:span text:style-name="T172_22">to</text:span><text:span text:style-name="T172_23"><text:s/></text:span><text:span text:style-name="T172_24">have</text:span><text:span text:style-name="T172_25"><text:s/></text:span><text:span text:style-name="T172_26">certain</text:span><text:span text:style-name="T172_27"><text:s/></text:span><text:span text:style-name="T172_28">basic</text:span><text:span text:style-name="T172_29"><text:s/></text:span><text:span text:style-name="T172_30">software</text:span><text:span text:style-name="T172_31"><text:s/></text:span><text:span text:style-name="T172_32">and</text:span><text:span text:style-name="T172_33"><text:s/></text:span><text:span text:style-name="T172_34">hardware</text:span><text:span text:style-name="T172_35"><text:s/></text:span><text:span text:style-name="T172_36">requirements</text:span><text:span text:style-name="T172_37">.</text:span></text:p>
      <text:p text:style-name="P173"><text:span text:style-name="T173_1">3.<text:s/></text:span><text:span text:style-name="T173_2">The</text:span><text:span text:style-name="T173_3"><text:s/></text:span><text:span text:style-name="T173_4">network</text:span><text:span text:style-name="T173_5"><text:s/></text:span><text:span text:style-name="T173_6">quality</text:span><text:span text:style-name="T173_7"><text:s/></text:span><text:span text:style-name="T173_8">of</text:span><text:span text:style-name="T173_9"><text:s/></text:span><text:span text:style-name="T173_10">the</text:span><text:span text:style-name="T173_11"><text:s/></text:span><text:span text:style-name="T173_12">user</text:span><text:span text:style-name="T173_13"><text:s/></text:span><text:span text:style-name="T173_14">supports</text:span><text:span text:style-name="T173_15"><text:s/></text:span><text:span text:style-name="T173_16">streaming</text:span><text:span text:style-name="T173_17"><text:s/></text:span><text:span text:style-name="T173_18">of</text:span><text:span text:style-name="T173_19"><text:s/></text:span><text:span text:style-name="T173_20">music</text:span><text:span text:style-name="T173_21"><text:s/></text:span><text:span text:style-name="T173_22">over</text:span><text:span text:style-name="T173_23"><text:s/></text:span><text:span text:style-name="T173_24">it</text:span><text:span text:style-name="T173_25">.</text:span></text:p>
      <text:p text:style-name="P174"><text:span text:style-name="T174_1">4.<text:s/></text:span><text:span text:style-name="T174_2">The</text:span><text:span text:style-name="T174_3"><text:s/></text:span><text:span text:style-name="T174_4">product</text:span><text:span text:style-name="T174_5"><text:s/></text:span><text:span text:style-name="T174_6">development</text:span><text:span text:style-name="T174_7"><text:s/></text:span><text:span text:style-name="T174_8">team</text:span><text:span text:style-name="T174_9"><text:s/></text:span><text:span text:style-name="T174_10">will</text:span><text:span text:style-name="T174_11"><text:s/></text:span><text:span text:style-name="T174_12">not</text:span><text:span text:style-name="T174_13"><text:s/></text:span><text:span text:style-name="T174_14">be</text:span><text:span text:style-name="T174_15"><text:s/></text:span><text:span text:style-name="T174_16">held</text:span><text:span text:style-name="T174_17"><text:s/></text:span><text:span text:style-name="T174_18">responsible</text:span><text:span text:style-name="T174_19"><text:s/></text:span><text:span text:style-name="T174_20">if</text:span><text:span text:style-name="T174_21"><text:s/></text:span><text:span text:style-name="T174_22">the</text:span><text:span text:style-name="T174_23"><text:s/></text:span><text:span text:style-name="T174_24">users</text:span><text:span text:style-name="T174_25"><text:s/></text:span><text:span text:style-name="T174_26">share</text:span><text:span text:style-name="T174_27"><text:s/></text:span><text:span text:style-name="T174_28">illegally</text:span><text:span text:style-name="T174_29"><text:s/></text:span><text:span text:style-name="T174_30">acquired</text:span><text:span text:style-name="T174_31"><text:s/></text:span><text:span text:style-name="T174_32">music</text:span><text:span text:style-name="T174_33"><text:s/></text:span><text:span text:style-name="T174_34">using</text:span><text:span text:style-name="T174_35"><text:s/></text:span><text:span text:style-name="T174_36">this</text:span><text:span text:style-name="T174_37"><text:s/></text:span><text:span text:style-name="T174_38">product</text:span><text:span text:style-name="T174_39">.</text:span></text:p>
      <text:p text:style-name="P175"><text:span text:style-name="T175_1">5.<text:s/></text:span><text:span text:style-name="T175_2">Most</text:span><text:span text:style-name="T175_3"><text:s/></text:span><text:span text:style-name="T175_4">of</text:span><text:span text:style-name="T175_5"><text:s/></text:span><text:span text:style-name="T175_6">the</text:span><text:span text:style-name="T175_7"><text:s/></text:span><text:span text:style-name="T175_8">music</text:span><text:span text:style-name="T175_9"><text:s/></text:span><text:span text:style-name="T175_10">players</text:span><text:span text:style-name="T175_11"><text:s/></text:span><text:span text:style-name="T175_12">would</text:span><text:span text:style-name="T175_13"><text:s/></text:span><text:span text:style-name="T175_14">be</text:span><text:span text:style-name="T175_15"><text:s/></text:span><text:span text:style-name="T175_16">able</text:span><text:span text:style-name="T175_17"><text:s/></text:span><text:span text:style-name="T175_18">to</text:span><text:span text:style-name="T175_19"><text:s/></text:span><text:span text:style-name="T175_20">support</text:span><text:span text:style-name="T175_21"><text:s/></text:span><text:span text:style-name="T175_22">the</text:span><text:span text:style-name="T175_23"><text:s/></text:span><text:span text:style-name="T175_24">product</text:span><text:span text:style-name="T175_25">. <text:s/></text:span></text:p>
      <text:h text:style-name="P176"><text:bookmark-start text:name="h.cplz7mw5x9kd"/><text:bookmark-end text:name="h.cplz7mw5x9kd"/><text:span text:style-name="T176_1">Specific</text:span><text:span text:style-name="T176_2"><text:s/></text:span><text:span text:style-name="T176_3">Requirements</text:span></text:h>
      <text:h text:style-name="P177"><text:bookmark-start text:name="h.yngtkqszmcef"/><text:bookmark-end text:name="h.yngtkqszmcef"/><text:span text:style-name="T177_1">Muzicast</text:span><text:span text:style-name="T177_2"><text:s/></text:span><text:span text:style-name="T177_3">Deployment</text:span></text:h>
      <text:p text:style-name="P178"><text:span text:style-name="T178_1">Installing</text:span><text:span text:style-name="T178_2"><text:s/></text:span><text:span text:style-name="T178_3">and</text:span><text:span text:style-name="T178_4"><text:s/></text:span><text:span text:style-name="T178_5">running</text:span><text:span text:style-name="T178_6"><text:s/></text:span><text:span text:style-name="T178_7">the</text:span><text:span text:style-name="T178_8"><text:s/></text:span><text:span text:style-name="T178_9">Muzicast</text:span><text:span text:style-name="T178_10"><text:s/></text:span><text:span text:style-name="T178_11">software</text:span><text:span text:style-name="T178_12"><text:s/></text:span><text:span text:style-name="T178_13">requires</text:span><text:span text:style-name="T178_14"><text:s/></text:span><text:span text:style-name="T178_15">these</text:span><text:span text:style-name="T178_16"><text:s/></text:span><text:span text:style-name="T178_17">minimum</text:span><text:span text:style-name="T178_18"><text:s/></text:span><text:span text:style-name="T178_19">requirements</text:span><text:span text:style-name="T178_20">.</text:span></text:p>
      <text:h text:style-name="P179"><text:bookmark-start text:name="h.qjfu2xay937c"/><text:bookmark-end text:name="h.qjfu2xay937c"/><text:span text:style-name="T179_1">Hardware</text:span></text:h>
      <text:p text:style-name="P180"><text:span text:style-name="T180_1">A</text:span><text:span text:style-name="T180_2"><text:s/></text:span><text:span text:style-name="T180_3">desktop</text:span><text:span text:style-name="T180_4"><text:s/></text:span><text:span text:style-name="T180_5">PC</text:span><text:span text:style-name="T180_6">,<text:s/></text:span><text:span text:style-name="T180_7">laptop</text:span><text:span text:style-name="T180_8">,<text:s/></text:span><text:span text:style-name="T180_9">mobile</text:span><text:span text:style-name="T180_10"><text:s/></text:span><text:span text:style-name="T180_11">device</text:span><text:span text:style-name="T180_12"><text:s/></text:span><text:span text:style-name="T180_13">or</text:span><text:span text:style-name="T180_14"><text:s/></text:span><text:span text:style-name="T180_15">server</text:span><text:span text:style-name="T180_16"><text:s/></text:span><text:span text:style-name="T180_17">with</text:span><text:span text:style-name="T180_18">:</text:span></text:p>
      <text:list text:style-name="LS2" xml:id="list2">
        <text:list-item>
          <text:p text:style-name="P181"><text:span text:style-name="T181_1">Atleast</text:span><text:span text:style-name="T181_2"><text:s/></text:span><text:span text:style-name="T181_3">one</text:span><text:span text:style-name="T181_4"><text:s/></text:span><text:span text:style-name="T181_5">network</text:span><text:span text:style-name="T181_6"><text:s/></text:span><text:span text:style-name="T181_7">connection</text:span><text:span text:style-name="T181_8">.</text:span></text:p>
        </text:list-item>
        <text:list-item>
          <text:p text:style-name="P182"><text:span text:style-name="T182_1">20</text:span><text:span text:style-name="T182_2">Mb</text:span><text:span text:style-name="T182_3"><text:s/></text:span><text:span text:style-name="T182_4">of</text:span><text:span text:style-name="T182_5"><text:s/></text:span><text:span text:style-name="T182_6">free</text:span><text:span text:style-name="T182_7"><text:s/></text:span><text:span text:style-name="T182_8">hard</text:span><text:span text:style-name="T182_9"><text:s/></text:span><text:span text:style-name="T182_10">disk</text:span><text:span text:style-name="T182_11"><text:s/></text:span><text:span text:style-name="T182_12">space</text:span><text:span text:style-name="T182_13">.<text:s/>[</text:span><text:span text:style-name="T182_14">TODO</text:span><text:span text:style-name="T182_15">:<text:s/></text:span><text:span text:style-name="T182_16">approximate</text:span><text:span text:style-name="T182_17">]</text:span></text:p>
        </text:list-item>
        <text:list-item>
          <text:p text:style-name="P183"><text:span text:style-name="T183_1">64</text:span><text:span text:style-name="T183_2">Mb</text:span><text:span text:style-name="T183_3"><text:s/></text:span><text:span text:style-name="T183_4">RAM</text:span><text:span text:style-name="T183_5"><text:s/></text:span><text:span text:style-name="T183_6">minimum</text:span><text:span text:style-name="T183_7"><text:s/></text:span><text:span text:style-name="T183_8">to</text:span><text:span text:style-name="T183_9"><text:s/></text:span><text:span text:style-name="T183_10">function</text:span><text:span text:style-name="T183_11"><text:s/></text:span><text:span text:style-name="T183_12">and</text:span><text:span text:style-name="T183_13"><text:s/></text:span><text:span text:style-name="T183_14">serve</text:span><text:span text:style-name="T183_15"><text:s/></text:span><text:span text:style-name="T183_16">atleast</text:span><text:span text:style-name="T183_17"><text:s/></text:span><text:span text:style-name="T183_18">one</text:span><text:span text:style-name="T183_19"><text:s/></text:span><text:span text:style-name="T183_20">user</text:span><text:span text:style-name="T183_21">.</text:span></text:p>
        </text:list-item>
      </text:list>
      <text:h text:style-name="P184"><text:bookmark-start text:name="h.876iegm5emwe"/><text:bookmark-end text:name="h.876iegm5emwe"/><text:span text:style-name="T184_1">Software</text:span></text:h>
      <text:p text:style-name="P185"><text:span text:style-name="T185_1">Operating</text:span><text:span text:style-name="T185_2"><text:s/></text:span><text:span text:style-name="T185_3">system</text:span><text:span text:style-name="T185_4">:<text:s/></text:span><text:span text:style-name="T185_5">Windows</text:span><text:span text:style-name="T185_6"><text:s/></text:span><text:span text:style-name="T185_7">XP</text:span><text:span text:style-name="T185_8"><text:s/></text:span><text:span text:style-name="T185_9">or</text:span><text:span text:style-name="T185_10"><text:s/></text:span><text:span text:style-name="T185_11">later</text:span><text:span text:style-name="T185_12"><text:s/></text:span><text:span text:style-name="T185_13">OR</text:span><text:span text:style-name="T185_14"><text:s/></text:span><text:span text:style-name="T185_15">Any</text:span><text:span text:style-name="T185_16"><text:s/></text:span><text:span text:style-name="T185_17">Linux</text:span><text:span text:style-name="T185_18"><text:s/></text:span><text:span text:style-name="T185_19">distribution</text:span></text:p>
      <text:p text:style-name="P186"><text:span text:style-name="T186_1">Programming</text:span><text:span text:style-name="T186_2"><text:s/></text:span><text:span text:style-name="T186_3">Language</text:span><text:span text:style-name="T186_4">:<text:s/></text:span><text:span text:style-name="T186_5">The</text:span><text:span text:style-name="T186_6"><text:s/></text:span><text:span text:style-name="T186_7"><text:a xlink:type="simple" xlink:href="http://www.google.com/url?q=http%3A%2F%2Fwww.python.org&amp;sa=D&amp;sntz=1&amp;usg=AFQjCNG74OuMTvzzPIKV7127cEKaZabdUw"><text:span text:style-name="T186_8">Python</text:span></text:a></text:span><text:span text:style-name="T186_9"><text:s/></text:span><text:span text:style-name="T186_10">programming</text:span><text:span text:style-name="T186_11"><text:s/></text:span><text:span text:style-name="T186_12">language</text:span><text:span text:style-name="T186_13"><text:s/></text:span><text:span text:style-name="T186_14">v</text:span><text:span text:style-name="T186_15">2.6<text:s/></text:span><text:span text:style-name="T186_16">or</text:span><text:span text:style-name="T186_17"><text:s/></text:span><text:span text:style-name="T186_18">later</text:span><text:span text:style-name="T186_19"><text:s/></text:span><text:span text:style-name="T186_20">is</text:span><text:span text:style-name="T186_21"><text:s/></text:span><text:span text:style-name="T186_22">installed</text:span><text:span text:style-name="T186_23">.<text:s/></text:span><text:span text:style-name="T186_24">This</text:span><text:span text:style-name="T186_25"><text:s/></text:span><text:span text:style-name="T186_26">may</text:span><text:span text:style-name="T186_27"><text:s/></text:span><text:span text:style-name="T186_28">be</text:span><text:span text:style-name="T186_29"><text:s/></text:span><text:span text:style-name="T186_30">included</text:span><text:span text:style-name="T186_31"><text:s/></text:span><text:span text:style-name="T186_32">in</text:span><text:span text:style-name="T186_33"><text:s/></text:span><text:span text:style-name="T186_34">the</text:span><text:span text:style-name="T186_35"><text:s/></text:span><text:span text:style-name="T186_36">installer</text:span><text:span text:style-name="T186_37">.</text:span></text:p>
      <text:p text:style-name="P187"><text:span text:style-name="T187_1">Web</text:span><text:span text:style-name="T187_2"><text:s/></text:span><text:span text:style-name="T187_3">framework</text:span><text:span text:style-name="T187_4">:<text:s/></text:span><text:span text:style-name="T187_5"><text:a xlink:type="simple" xlink:href="http://www.google.com/url?q=http%3A%2F%2Fflask.pocoo.org&amp;sa=D&amp;sntz=1&amp;usg=AFQjCNGVAH2AtX6aaL14UkGt2ERCYBwA0A"><text:span text:style-name="T187_6">Flask</text:span></text:a></text:span><text:span text:style-name="T187_7"><text:s/></text:span><text:span text:style-name="T187_8">v</text:span><text:span text:style-name="T187_9">0.6<text:s/></text:span><text:span text:style-name="T187_10">or</text:span><text:span text:style-name="T187_11"><text:s/></text:span><text:span text:style-name="T187_12">greater</text:span><text:span text:style-name="T187_13"><text:s/></text:span><text:span text:style-name="T187_14">and</text:span><text:span text:style-name="T187_15"><text:s/></text:span><text:span text:style-name="T187_16">its</text:span><text:span text:style-name="T187_17"><text:s/></text:span><text:span text:style-name="T187_18">various</text:span><text:span text:style-name="T187_19"><text:s/></text:span><text:span text:style-name="T187_20">dependencies</text:span><text:span text:style-name="T187_21">.<text:s/></text:span><text:span text:style-name="T187_22">This</text:span><text:span text:style-name="T187_23"><text:s/></text:span><text:span text:style-name="T187_24">may</text:span><text:span text:style-name="T187_25"><text:s/></text:span><text:span text:style-name="T187_26">be</text:span><text:span text:style-name="T187_27"><text:s/></text:span><text:span text:style-name="T187_28">included</text:span><text:span text:style-name="T187_29"><text:s/></text:span><text:span text:style-name="T187_30">in</text:span><text:span text:style-name="T187_31"><text:s/></text:span><text:span text:style-name="T187_32">the</text:span><text:span text:style-name="T187_33"><text:s/></text:span><text:span text:style-name="T187_34">installer</text:span><text:span text:style-name="T187_35">.</text:span></text:p>
      <text:p text:style-name="P188"><text:span text:style-name="T188_1"><text:a xlink:type="simple" xlink:href="http://www.google.com/url?q=http%3A%2F%2Fsqlite.org&amp;sa=D&amp;sntz=1&amp;usg=AFQjCNGinpb94GS1Yhy8wbecGXddOQlaWA"><text:span text:style-name="T188_2">SQLite</text:span></text:a></text:span><text:span text:style-name="T188_3"><text:s/></text:span><text:span text:style-name="T188_4">database</text:span><text:span text:style-name="T188_5">:<text:s/></text:span><text:span text:style-name="T188_6">v</text:span><text:span text:style-name="T188_7">3.0<text:s/></text:span><text:span text:style-name="T188_8">or</text:span><text:span text:style-name="T188_9"><text:s/></text:span><text:span text:style-name="T188_10">greater</text:span><text:span text:style-name="T188_11">.<text:s/></text:span><text:span text:style-name="T188_12">This</text:span><text:span text:style-name="T188_13"><text:s/></text:span><text:span text:style-name="T188_14">may</text:span><text:span text:style-name="T188_15"><text:s/></text:span><text:span text:style-name="T188_16">be</text:span><text:span text:style-name="T188_17"><text:s/></text:span><text:span text:style-name="T188_18">included</text:span><text:span text:style-name="T188_19"><text:s/></text:span><text:span text:style-name="T188_20">in</text:span><text:span text:style-name="T188_21"><text:s/></text:span><text:span text:style-name="T188_22">the</text:span><text:span text:style-name="T188_23"><text:s/></text:span><text:span text:style-name="T188_24">installer</text:span><text:span text:style-name="T188_25">.</text:span></text:p>
      <text:p text:style-name="P189"/>
      <text:h text:style-name="P190"><text:bookmark-start text:name="h.a225msrlnac4"/><text:bookmark-end text:name="h.a225msrlnac4"/><text:span text:style-name="T190_1">Other</text:span><text:span text:style-name="T190_2"><text:s/>3</text:span><text:span text:style-name="T190_3">rd</text:span><text:span text:style-name="T190_4">-</text:span><text:span text:style-name="T190_5">party</text:span><text:span text:style-name="T190_6"><text:s/></text:span><text:span text:style-name="T190_7">libraries</text:span><text:span text:style-name="T190_8">/</text:span><text:span text:style-name="T190_9">tools</text:span><text:span text:style-name="T190_10"><text:s/></text:span><text:span text:style-name="T190_11">used</text:span><text:span text:style-name="T190_12"><text:s/></text:span><text:span text:style-name="T190_13">by</text:span><text:span text:style-name="T190_14"><text:s/></text:span><text:span text:style-name="T190_15">Muzicast</text:span></text:h>
      <text:list text:style-name="LS3" xml:id="list5">
        <text:list-item>
          <text:p text:style-name="P191"><text:span text:style-name="T191_1"><text:a xlink:type="simple" xlink:href="http://code.google.com/p/mutagen"><text:span text:style-name="T191_2">Mutagen</text:span></text:a></text:span><text:span text:style-name="T191_3"><text:s/>-<text:s/></text:span><text:span text:style-name="T191_4">A</text:span><text:span text:style-name="T191_5"><text:s/></text:span><text:span text:style-name="T191_6">Python</text:span><text:span text:style-name="T191_7"><text:s/></text:span><text:span text:style-name="T191_8">tagging</text:span><text:span text:style-name="T191_9"><text:s/></text:span><text:span text:style-name="T191_10">library</text:span><text:span text:style-name="T191_11"><text:s/></text:span><text:span text:style-name="T191_12">to</text:span><text:span text:style-name="T191_13"><text:s/></text:span><text:span text:style-name="T191_14">read</text:span><text:span text:style-name="T191_15"><text:s/></text:span><text:span text:style-name="T191_16">meta</text:span><text:span text:style-name="T191_17">-</text:span><text:span text:style-name="T191_18">data</text:span><text:span text:style-name="T191_19"><text:s/></text:span><text:span text:style-name="T191_20">from</text:span><text:span text:style-name="T191_21"><text:s/></text:span><text:span text:style-name="T191_22">various</text:span><text:span text:style-name="T191_23"><text:s/></text:span><text:span text:style-name="T191_24">music</text:span><text:span text:style-name="T191_25"><text:s/></text:span><text:span text:style-name="T191_26">formats</text:span><text:span text:style-name="T191_27"><text:s/></text:span><text:span text:style-name="T191_28">including</text:span><text:span text:style-name="T191_29"><text:s/></text:span><text:span text:style-name="T191_30">MP</text:span><text:span text:style-name="T191_31">3<text:s/></text:span><text:span text:style-name="T191_32">and</text:span><text:span text:style-name="T191_33"><text:s/></text:span><text:span text:style-name="T191_34">OGG</text:span><text:span text:style-name="T191_35">.</text:span></text:p>
        </text:list-item>
        <text:list-item>
          <text:p text:style-name="P192"><text:span text:style-name="T192_1">Certain</text:span><text:span text:style-name="T192_2"><text:s/></text:span><text:span text:style-name="T192_3">utility</text:span><text:span text:style-name="T192_4"><text:s/></text:span><text:span text:style-name="T192_5">code</text:span><text:span text:style-name="T192_6"><text:s/></text:span><text:span text:style-name="T192_7">from</text:span><text:span text:style-name="T192_8"><text:s/></text:span><text:span text:style-name="T192_9"><text:a xlink:type="simple" xlink:href="http://code.google.com/p/mutagen"><text:span text:style-name="T192_10">Quodlibet</text:span></text:a></text:span><text:span text:style-name="T192_11"><text:s/>-<text:s/></text:span><text:span text:style-name="T192_12">Quodlibet</text:span><text:span text:style-name="T192_13"><text:s/></text:span><text:span text:style-name="T192_14">is</text:span><text:span text:style-name="T192_15"><text:s/></text:span><text:span text:style-name="T192_16">an</text:span><text:span text:style-name="T192_17"><text:s/></text:span><text:span text:style-name="T192_18">open</text:span><text:span text:style-name="T192_19"><text:s/></text:span><text:span text:style-name="T192_20">source</text:span><text:span text:style-name="T192_21"><text:s/>(</text:span><text:span text:style-name="T192_22">GPL</text:span><text:span text:style-name="T192_23">)<text:s/></text:span><text:span text:style-name="T192_24">music</text:span><text:span text:style-name="T192_25"><text:s/></text:span><text:span text:style-name="T192_26">player</text:span><text:span text:style-name="T192_27"><text:s/></text:span><text:span text:style-name="T192_28">built</text:span><text:span text:style-name="T192_29"><text:s/></text:span><text:span text:style-name="T192_30">over</text:span><text:span text:style-name="T192_31"><text:s/></text:span><text:span text:style-name="T192_32">Mutagen</text:span><text:span text:style-name="T192_33">.</text:span></text:p>
        </text:list-item>
        <text:list-item>
          <text:p text:style-name="P193"><text:span text:style-name="T193_1"><text:a xlink:type="simple" xlink:href="http://www.google.com/url?q=http%3A%2F%2Fpackages.python.org%2FFlask-Principal%2F&amp;sa=D&amp;sntz=1&amp;usg=AFQjCNFqkMrpbV3nxy5a5Q2GuxKe8JNztA"><text:span text:style-name="T193_2">Flask</text:span></text:a></text:span><text:span text:style-name="T193_3"><text:a xlink:type="simple" xlink:href="http://www.google.com/url?q=http%3A%2F%2Fpackages.python.org%2FFlask-Principal%2F&amp;sa=D&amp;sntz=1&amp;usg=AFQjCNFqkMrpbV3nxy5a5Q2GuxKe8JNztA"><text:span text:style-name="T193_4">-</text:span></text:a></text:span><text:span text:style-name="T193_5"><text:a xlink:type="simple" xlink:href="http://www.google.com/url?q=http%3A%2F%2Fpackages.python.org%2FFlask-Principal%2F&amp;sa=D&amp;sntz=1&amp;usg=AFQjCNFqkMrpbV3nxy5a5Q2GuxKe8JNztA"><text:span text:style-name="T193_6">Principal</text:span></text:a></text:span><text:span text:style-name="T193_7"><text:s/>-<text:s/></text:span><text:span text:style-name="T193_8">Administration</text:span><text:span text:style-name="T193_9"><text:s/></text:span><text:span text:style-name="T193_10">session</text:span><text:span text:style-name="T193_11"><text:s/></text:span><text:span text:style-name="T193_12">management</text:span><text:span text:style-name="T193_13">,<text:s/></text:span><text:span text:style-name="T193_14">and</text:span><text:span text:style-name="T193_15"><text:s/></text:span><text:span text:style-name="T193_16">user</text:span><text:span text:style-name="T193_17"><text:s/></text:span><text:span text:style-name="T193_18">management</text:span><text:span text:style-name="T193_19"><text:s/></text:span><text:span text:style-name="T193_20">in</text:span><text:span text:style-name="T193_21"><text:s/></text:span><text:span text:style-name="T193_22">future</text:span><text:span text:style-name="T193_23"><text:s/></text:span><text:span text:style-name="T193_24">versions</text:span><text:span text:style-name="T193_25">.</text:span></text:p>
        </text:list-item>
        <text:list-item>
          <text:p text:style-name="P194"><text:span text:style-name="T194_1"><text:a xlink:type="simple" xlink:href="http://www.google.com/url?q=http%3A%2F%2Fgithub.com%2Fgorakhargosh%2Fwatchdog&amp;sa=D&amp;sntz=1&amp;usg=AFQjCNFR-FcMAD4zVa2zF1O_B2TKoCFVtA"><text:span text:style-name="T194_2">watchdog</text:span></text:a></text:span><text:span text:style-name="T194_3"><text:s/>-<text:s/></text:span><text:span text:style-name="T194_4">A</text:span><text:span text:style-name="T194_5"><text:s/></text:span><text:span text:style-name="T194_6">Python</text:span><text:span text:style-name="T194_7"><text:s/></text:span><text:span text:style-name="T194_8">abstraction</text:span><text:span text:style-name="T194_9"><text:s/></text:span><text:span text:style-name="T194_10">library</text:span><text:span text:style-name="T194_11"><text:s/></text:span><text:span text:style-name="T194_12">over</text:span><text:span text:style-name="T194_13"><text:s/></text:span><text:span text:style-name="T194_14">inotify</text:span><text:span text:style-name="T194_15">,<text:s/></text:span><text:span text:style-name="T194_16">File</text:span><text:span text:style-name="T194_17"><text:s/></text:span><text:span text:style-name="T194_18">Change</text:span><text:span text:style-name="T194_19"><text:s/></text:span><text:span text:style-name="T194_20">Notification</text:span><text:span text:style-name="T194_21"><text:s/></text:span><text:span text:style-name="T194_22">and</text:span><text:span text:style-name="T194_23"><text:s/></text:span><text:span text:style-name="T194_24">other</text:span><text:span text:style-name="T194_25"><text:s/></text:span><text:span text:style-name="T194_26">notification</text:span><text:span text:style-name="T194_27"><text:s/></text:span><text:span text:style-name="T194_28">systems</text:span><text:span text:style-name="T194_29">.</text:span></text:p>
        </text:list-item>
      </text:list>
      <text:p text:style-name="P195"/>
      <text:h text:style-name="P196"><text:bookmark-start text:name="h.a2dakd4s2tx5"/><text:bookmark-end text:name="h.a2dakd4s2tx5"/><text:span text:style-name="T196_1">Muzicast</text:span><text:span text:style-name="T196_2"><text:s/></text:span><text:span text:style-name="T196_3">Use</text:span></text:h>
      <text:p text:style-name="P197"><text:span text:style-name="T197_1">Any</text:span><text:span text:style-name="T197_2"><text:s/></text:span><text:span text:style-name="T197_3">user</text:span><text:span text:style-name="T197_4"><text:s/></text:span><text:span text:style-name="T197_5">who</text:span><text:span text:style-name="T197_6"><text:s/></text:span><text:span text:style-name="T197_7">wants</text:span><text:span text:style-name="T197_8"><text:s/></text:span><text:span text:style-name="T197_9">to</text:span><text:span text:style-name="T197_10"><text:s/></text:span><text:span text:style-name="T197_11">access</text:span><text:span text:style-name="T197_12"><text:s/></text:span><text:span text:style-name="T197_13">a</text:span><text:span text:style-name="T197_14"><text:s/></text:span><text:span text:style-name="T197_15">Muzicast</text:span><text:span text:style-name="T197_16"><text:s/></text:span><text:span text:style-name="T197_17">server</text:span><text:span text:style-name="T197_18"><text:s/></text:span><text:span text:style-name="T197_19">and</text:span><text:span text:style-name="T197_20"><text:s/></text:span><text:span text:style-name="T197_21">play</text:span><text:span text:style-name="T197_22"><text:s/></text:span><text:span text:style-name="T197_23">it</text:span><text:span text:style-name="T197_24"><text:s/></text:span><text:span text:style-name="T197_25">will</text:span><text:span text:style-name="T197_26"><text:s/></text:span><text:span text:style-name="T197_27">require</text:span><text:span text:style-name="T197_28">:</text:span></text:p>
      <text:p text:style-name="P198"><text:span text:style-name="T198_1">A</text:span><text:span text:style-name="T198_2"><text:s/></text:span><text:span text:style-name="T198_3">graphical</text:span><text:span text:style-name="T198_4"><text:s/></text:span><text:span text:style-name="T198_5">Web</text:span><text:span text:style-name="T198_6"><text:s/></text:span><text:span text:style-name="T198_7">Browser</text:span><text:span text:style-name="T198_8"><text:s/>-<text:s/></text:span><text:span text:style-name="T198_9">Internet</text:span><text:span text:style-name="T198_10"><text:s/></text:span><text:span text:style-name="T198_11">Explorer</text:span><text:span text:style-name="T198_12">,<text:s/></text:span><text:span text:style-name="T198_13">Mozilla</text:span><text:span text:style-name="T198_14"><text:s/></text:span><text:span text:style-name="T198_15">Firefox</text:span><text:span text:style-name="T198_16">,<text:s/></text:span><text:span text:style-name="T198_17">Google</text:span><text:span text:style-name="T198_18"><text:s/></text:span><text:span text:style-name="T198_19">Chrome</text:span><text:span text:style-name="T198_20">,<text:s/></text:span><text:span text:style-name="T198_21">Apple</text:span><text:span text:style-name="T198_22"><text:s/></text:span><text:span text:style-name="T198_23">Safari</text:span><text:span text:style-name="T198_24">,<text:s/></text:span><text:span text:style-name="T198_25">Opera</text:span><text:span text:style-name="T198_26"><text:s/></text:span><text:span text:style-name="T198_27">etc</text:span><text:span text:style-name="T198_28">.</text:span></text:p>
      <text:p text:style-name="P199"><text:span text:style-name="T199_1">A</text:span><text:span text:style-name="T199_2"><text:s/></text:span><text:span text:style-name="T199_3">music</text:span><text:span text:style-name="T199_4"><text:s/></text:span><text:span text:style-name="T199_5">player</text:span><text:span text:style-name="T199_6"><text:s/></text:span><text:span text:style-name="T199_7">which</text:span><text:span text:style-name="T199_8"><text:s/></text:span><text:span text:style-name="T199_9">supports</text:span><text:span text:style-name="T199_10"><text:s/></text:span><text:span text:style-name="T199_11">streaming</text:span><text:span text:style-name="T199_12"><text:s/>-<text:s/></text:span><text:span text:style-name="T199_13">Winamp</text:span><text:span text:style-name="T199_14">,<text:s/></text:span><text:span text:style-name="T199_15">VLC</text:span><text:span text:style-name="T199_16">,<text:s/></text:span><text:span text:style-name="T199_17">Amarok</text:span><text:span text:style-name="T199_18">,<text:s/></text:span><text:span text:style-name="T199_19">iTunes</text:span></text:p>
      <text:h text:style-name="P200"><text:bookmark-start text:name="h.2ikisxazvx82"/><text:bookmark-end text:name="h.2ikisxazvx82"/><text:span text:style-name="T200_1">External</text:span><text:span text:style-name="T200_2"><text:s/></text:span><text:span text:style-name="T200_3">Interfaces</text:span></text:h>
      <text:h text:style-name="P201"><text:bookmark-start text:name="h.7ywwda1fa86d"/><text:bookmark-end text:name="h.7ywwda1fa86d"/><text:span text:style-name="T201_1">User</text:span><text:span text:style-name="T201_2"><text:s/></text:span><text:span text:style-name="T201_3">Interfaces</text:span></text:h>
      <text:p text:style-name="P202"><text:span text:style-name="T202_1">The</text:span><text:span text:style-name="T202_2"><text:s/></text:span><text:span text:style-name="T202_3">entire</text:span><text:span text:style-name="T202_4"><text:s/></text:span><text:span text:style-name="T202_5">project</text:span><text:span text:style-name="T202_6"><text:s/></text:span><text:span text:style-name="T202_7">will</text:span><text:span text:style-name="T202_8"><text:s/></text:span><text:span text:style-name="T202_9">be</text:span><text:span text:style-name="T202_10"><text:s/></text:span><text:span text:style-name="T202_11">used</text:span><text:span text:style-name="T202_12"><text:s/></text:span><text:span text:style-name="T202_13">and</text:span><text:span text:style-name="T202_14"><text:s/></text:span><text:span text:style-name="T202_15">administered</text:span><text:span text:style-name="T202_16"><text:s/></text:span><text:span text:style-name="T202_17">via</text:span><text:span text:style-name="T202_18"><text:s/></text:span><text:span text:style-name="T202_19">a</text:span><text:span text:style-name="T202_20"><text:s/></text:span><text:span text:style-name="T202_21">web</text:span><text:span text:style-name="T202_22"><text:s/></text:span><text:span text:style-name="T202_23">interface</text:span><text:span text:style-name="T202_24">,<text:s/></text:span><text:span text:style-name="T202_25">available</text:span><text:span text:style-name="T202_26"><text:s/></text:span><text:span text:style-name="T202_27">through</text:span><text:span text:style-name="T202_28"><text:s/></text:span><text:span text:style-name="T202_29">any</text:span><text:span text:style-name="T202_30"><text:s/></text:span><text:span text:style-name="T202_31">web</text:span><text:span text:style-name="T202_32"><text:s/></text:span><text:span text:style-name="T202_33">browser</text:span><text:span text:style-name="T202_34">.<text:s/></text:span><text:span text:style-name="T202_35">The</text:span><text:span text:style-name="T202_36"><text:s/></text:span></text:p>
      <text:p text:style-name="P203"><text:span text:style-name="T203_1">Software</text:span><text:span text:style-name="T203_2"><text:s/></text:span><text:span text:style-name="T203_3">Interfaces</text:span></text:p>
      <text:p text:style-name="P204"><text:span text:style-name="T204_1">TODO</text:span><text:span text:style-name="T204_2">:<text:s/></text:span><text:span text:style-name="T204_3">how</text:span><text:span text:style-name="T204_4"><text:s/></text:span><text:span text:style-name="T204_5">the</text:span><text:span text:style-name="T204_6"><text:s/></text:span><text:span text:style-name="T204_7">web</text:span><text:span text:style-name="T204_8"><text:s/></text:span><text:span text:style-name="T204_9">server</text:span><text:span text:style-name="T204_10">,<text:s/></text:span><text:span text:style-name="T204_11">scanner</text:span><text:span text:style-name="T204_12">,<text:s/></text:span><text:span text:style-name="T204_13">streamer</text:span><text:span text:style-name="T204_14"><text:s/></text:span><text:span text:style-name="T204_15">interface</text:span><text:span text:style-name="T204_16"><text:s/></text:span><text:span text:style-name="T204_17">with</text:span><text:span text:style-name="T204_18"><text:s/></text:span><text:span text:style-name="T204_19">each</text:span><text:span text:style-name="T204_20"><text:s/></text:span><text:span text:style-name="T204_21">other</text:span><text:span text:style-name="T204_22">,<text:s/></text:span><text:span text:style-name="T204_23">the</text:span><text:span text:style-name="T204_24"><text:s/></text:span><text:span text:style-name="T204_25">database</text:span></text:p>
      <text:h text:style-name="P205"><text:bookmark-start text:name="h.4sx653teoa2v"/><text:bookmark-end text:name="h.4sx653teoa2v"/><text:span text:style-name="T205_1">Functional</text:span><text:span text:style-name="T205_2"><text:s/></text:span><text:span text:style-name="T205_3">requirements</text:span></text:h>
      <text:p text:style-name="P206"><text:span text:style-name="T206_1">TODO</text:span><text:span text:style-name="T206_2">:<text:s/></text:span><text:span text:style-name="T206_3">create</text:span><text:span text:style-name="T206_4"><text:s/></text:span><text:span text:style-name="T206_5">stick</text:span><text:span text:style-name="T206_6"><text:s/></text:span><text:span text:style-name="T206_7">diagrams</text:span></text:p>
      <text:p text:style-name="P207"><text:span text:style-name="T207_1">Actor</text:span><text:span text:style-name="T207_2">:<text:s/></text:span><text:span text:style-name="T207_3">User</text:span></text:p>
      <text:p text:style-name="P208"><text:span text:style-name="T208_1">[</text:span><text:span text:style-name="T208_2">TODO</text:span><text:span text:style-name="T208_3">:<text:s/></text:span><text:span text:style-name="T208_4">later</text:span><text:span text:style-name="T208_5"><text:s/></text:span><text:span text:style-name="T208_6">version</text:span><text:span text:style-name="T208_7">]<text:s/></text:span><text:span text:style-name="T208_8">Use</text:span><text:span text:style-name="T208_9"><text:s/></text:span><text:span text:style-name="T208_10">case</text:span><text:span text:style-name="T208_11">:<text:s/></text:span><text:span text:style-name="T208_12">Create</text:span><text:span text:style-name="T208_13"><text:s/></text:span><text:span text:style-name="T208_14">account</text:span></text:p>
      <text:list text:style-name="LS4" xml:id="list9">
        <text:list-item>
          <text:p text:style-name="P209"><text:span text:style-name="T209_1">The</text:span><text:span text:style-name="T209_2"><text:s/></text:span><text:span text:style-name="T209_3">user</text:span><text:span text:style-name="T209_4"><text:s/></text:span><text:span text:style-name="T209_5">creates</text:span><text:span text:style-name="T209_6"><text:s/></text:span><text:span text:style-name="T209_7">account</text:span><text:span text:style-name="T209_8"><text:s/></text:span><text:span text:style-name="T209_9">on</text:span><text:span text:style-name="T209_10"><text:s/></text:span><text:span text:style-name="T209_11">Muzicast</text:span><text:span text:style-name="T209_12"><text:s/></text:span><text:span text:style-name="T209_13">if</text:span><text:span text:style-name="T209_14"><text:s/></text:span><text:span text:style-name="T209_15">he</text:span><text:span text:style-name="T209_16"><text:s/></text:span><text:span text:style-name="T209_17">wants</text:span><text:span text:style-name="T209_18"><text:s/></text:span><text:span text:style-name="T209_19">to</text:span><text:span text:style-name="T209_20"><text:s/></text:span><text:span text:style-name="T209_21">save</text:span><text:span text:style-name="T209_22"><text:s/></text:span><text:span text:style-name="T209_23">playlists</text:span><text:span text:style-name="T209_24"><text:s/></text:span></text:p>
        </text:list-item>
      </text:list>
      <text:p text:style-name="P210"><text:span text:style-name="T210_1">[</text:span><text:span text:style-name="T210_2">TODO</text:span><text:span text:style-name="T210_3">:<text:s/></text:span><text:span text:style-name="T210_4">later</text:span><text:span text:style-name="T210_5"><text:s/></text:span><text:span text:style-name="T210_6">version</text:span><text:span text:style-name="T210_7">]<text:s/></text:span><text:span text:style-name="T210_8">Use</text:span><text:span text:style-name="T210_9"><text:s/></text:span><text:span text:style-name="T210_10">case</text:span><text:span text:style-name="T210_11">:<text:s/></text:span><text:span text:style-name="T210_12">Login</text:span><text:span text:style-name="T210_13"><text:s/></text:span><text:span text:style-name="T210_14">to</text:span><text:span text:style-name="T210_15"><text:s/></text:span><text:span text:style-name="T210_16">account</text:span></text:p>
      <text:list text:style-name="LS5" xml:id="list10">
        <text:list-item>
          <text:p text:style-name="P211"><text:span text:style-name="T211_1">The</text:span><text:span text:style-name="T211_2"><text:s/></text:span><text:span text:style-name="T211_3">existing</text:span><text:span text:style-name="T211_4"><text:s/></text:span><text:span text:style-name="T211_5">user</text:span><text:span text:style-name="T211_6"><text:s/></text:span><text:span text:style-name="T211_7">can</text:span><text:span text:style-name="T211_8"><text:s/></text:span><text:span text:style-name="T211_9">excess</text:span><text:span text:style-name="T211_10"><text:s/></text:span><text:span text:style-name="T211_11">to</text:span><text:span text:style-name="T211_12"><text:s/></text:span><text:span text:style-name="T211_13">his</text:span><text:span text:style-name="T211_14"><text:s/></text:span><text:span text:style-name="T211_15">own</text:span><text:span text:style-name="T211_16"><text:s/></text:span><text:span text:style-name="T211_17">created</text:span><text:span text:style-name="T211_18"><text:s/></text:span><text:span text:style-name="T211_19">playlists</text:span><text:span text:style-name="T211_20"><text:s/></text:span><text:span text:style-name="T211_21">after</text:span><text:span text:style-name="T211_22"><text:s/></text:span><text:span text:style-name="T211_23">he</text:span><text:span text:style-name="T211_24"><text:s/></text:span><text:span text:style-name="T211_25">logins</text:span><text:span text:style-name="T211_26"><text:s/></text:span><text:span text:style-name="T211_27">to</text:span><text:span text:style-name="T211_28"><text:s/></text:span><text:span text:style-name="T211_29">his</text:span><text:span text:style-name="T211_30"><text:s/></text:span><text:span text:style-name="T211_31">account</text:span></text:p>
        </text:list-item>
      </text:list>
      <text:h text:style-name="P212"><text:bookmark-start text:name="h.y4zwbrvgs0r0"/><text:bookmark-end text:name="h.y4zwbrvgs0r0"/><text:span text:style-name="T212_1">Use</text:span><text:span text:style-name="T212_2"><text:s/></text:span><text:span text:style-name="T212_3">case</text:span><text:span text:style-name="T212_4">:<text:s/></text:span><text:span text:style-name="T212_5">Create</text:span><text:span text:style-name="T212_6"><text:s/></text:span><text:span text:style-name="T212_7">playlist</text:span></text:h>
      <text:list text:style-name="LS6" xml:id="list11">
        <text:list-item>
          <text:p text:style-name="P213"><text:span text:style-name="T213_1">Any</text:span><text:span text:style-name="T213_2"><text:s/></text:span><text:span text:style-name="T213_3">user</text:span><text:span text:style-name="T213_4"><text:s/></text:span><text:span text:style-name="T213_5">create</text:span><text:span text:style-name="T213_6"><text:s/></text:span><text:span text:style-name="T213_7">the</text:span><text:span text:style-name="T213_8"><text:s/></text:span><text:span text:style-name="T213_9">playlist</text:span><text:span text:style-name="T213_10"><text:s/></text:span><text:span text:style-name="T213_11">as</text:span><text:span text:style-name="T213_12"><text:s/></text:span><text:span text:style-name="T213_13">per</text:span><text:span text:style-name="T213_14"><text:s/></text:span><text:span text:style-name="T213_15">the</text:span><text:span text:style-name="T213_16"><text:s/></text:span><text:span text:style-name="T213_17">choice</text:span><text:span text:style-name="T213_18"><text:s/></text:span><text:span text:style-name="T213_19">of</text:span><text:span text:style-name="T213_20"><text:s/></text:span><text:span text:style-name="T213_21">the</text:span><text:span text:style-name="T213_22"><text:s/></text:span><text:span text:style-name="T213_23">songs</text:span><text:span text:style-name="T213_24"><text:s/></text:span><text:span text:style-name="T213_25">he</text:span><text:span text:style-name="T213_26"><text:s/></text:span><text:span text:style-name="T213_27">want</text:span><text:span text:style-name="T213_28"><text:s/></text:span><text:span text:style-name="T213_29">to</text:span><text:span text:style-name="T213_30"><text:s/></text:span><text:span text:style-name="T213_31">play</text:span></text:p>
        </text:list-item>
      </text:list>
      <text:h text:style-name="P214"><text:bookmark-start text:name="h.1439mnhiiutq"/><text:bookmark-end text:name="h.1439mnhiiutq"/><text:span text:style-name="T214_1">Use</text:span><text:span text:style-name="T214_2"><text:s/></text:span><text:span text:style-name="T214_3">case</text:span><text:span text:style-name="T214_4">:<text:s/></text:span><text:span text:style-name="T214_5">Add</text:span><text:span text:style-name="T214_6"><text:s/></text:span><text:span text:style-name="T214_7">track</text:span><text:span text:style-name="T214_8"><text:s/></text:span><text:span text:style-name="T214_9">to</text:span><text:span text:style-name="T214_10"><text:s/></text:span><text:span text:style-name="T214_11">playlist</text:span></text:h>
      <text:list text:style-name="LS7" xml:id="list12">
        <text:list-item>
          <text:p text:style-name="P215"><text:span text:style-name="T215_1">The</text:span><text:span text:style-name="T215_2"><text:s/></text:span><text:span text:style-name="T215_3">user</text:span><text:span text:style-name="T215_4"><text:s/></text:span><text:span text:style-name="T215_5">add</text:span><text:span text:style-name="T215_6"><text:s/></text:span><text:span text:style-name="T215_7">tracks</text:span><text:span text:style-name="T215_8"><text:s/></text:span><text:span text:style-name="T215_9">to</text:span><text:span text:style-name="T215_10"><text:s/></text:span><text:span text:style-name="T215_11">his</text:span><text:span text:style-name="T215_12"><text:s/></text:span><text:span text:style-name="T215_13">playlist</text:span><text:span text:style-name="T215_14"><text:s/></text:span><text:span text:style-name="T215_15">as</text:span><text:span text:style-name="T215_16"><text:s/></text:span><text:span text:style-name="T215_17">per</text:span><text:span text:style-name="T215_18"><text:s/></text:span><text:span text:style-name="T215_19">his</text:span><text:span text:style-name="T215_20"><text:s/></text:span><text:span text:style-name="T215_21">need</text:span></text:p>
        </text:list-item>
      </text:list>
      <text:h text:style-name="P216"><text:bookmark-start text:name="h.iwu61g4ruibl"/><text:bookmark-end text:name="h.iwu61g4ruibl"/><text:span text:style-name="T216_1">Use</text:span><text:span text:style-name="T216_2"><text:s/></text:span><text:span text:style-name="T216_3">case</text:span><text:span text:style-name="T216_4">:<text:s/></text:span><text:span text:style-name="T216_5">Remove</text:span><text:span text:style-name="T216_6"><text:s/></text:span><text:span text:style-name="T216_7">track</text:span><text:span text:style-name="T216_8"><text:s/></text:span><text:span text:style-name="T216_9">from</text:span><text:span text:style-name="T216_10"><text:s/></text:span><text:span text:style-name="T216_11">playlist</text:span></text:h>
      <text:list text:style-name="LS8" xml:id="list13">
        <text:list-item>
          <text:p text:style-name="P217"><text:span text:style-name="T217_1">The</text:span><text:span text:style-name="T217_2"><text:s/></text:span><text:span text:style-name="T217_3">user</text:span><text:span text:style-name="T217_4"><text:s/></text:span><text:span text:style-name="T217_5">removes</text:span><text:span text:style-name="T217_6"><text:s/></text:span><text:span text:style-name="T217_7">tracks</text:span><text:span text:style-name="T217_8"><text:s/></text:span><text:span text:style-name="T217_9">from</text:span><text:span text:style-name="T217_10"><text:s/></text:span><text:span text:style-name="T217_11">the</text:span><text:span text:style-name="T217_12"><text:s/></text:span><text:span text:style-name="T217_13">playlist</text:span><text:span text:style-name="T217_14"> <text:s/></text:span></text:p>
        </text:list-item>
      </text:list>
      <text:p text:style-name="P218"><text:span text:style-name="T218_1">[</text:span><text:span text:style-name="T218_2">TODO</text:span><text:span text:style-name="T218_3">:<text:s/></text:span><text:span text:style-name="T218_4">Later</text:span><text:span text:style-name="T218_5"><text:s/></text:span><text:span text:style-name="T218_6">version</text:span><text:span text:style-name="T218_7">]<text:s/></text:span><text:span text:style-name="T218_8">Use</text:span><text:span text:style-name="T218_9"><text:s/></text:span><text:span text:style-name="T218_10">case</text:span><text:span text:style-name="T218_11">:<text:s/></text:span><text:span text:style-name="T218_12">Search</text:span><text:span text:style-name="T218_13"><text:s/></text:span><text:span text:style-name="T218_14">songs</text:span><text:span text:style-name="T218_15"><text:s/></text:span><text:span text:style-name="T218_16">by</text:span><text:span text:style-name="T218_17"><text:s/></text:span><text:span text:style-name="T218_18">albums</text:span><text:span text:style-name="T218_19">,<text:s/></text:span><text:span text:style-name="T218_20">artists</text:span><text:span text:style-name="T218_21"><text:s/></text:span><text:span text:style-name="T218_22">or</text:span><text:span text:style-name="T218_23"><text:s/></text:span><text:span text:style-name="T218_24">by</text:span><text:span text:style-name="T218_25"><text:s/></text:span><text:span text:style-name="T218_26">name</text:span></text:p>
      <text:list text:style-name="LS9" xml:id="list14">
        <text:list-item>
          <text:p text:style-name="P219"><text:span text:style-name="T219_1">The</text:span><text:span text:style-name="T219_2"><text:s/></text:span><text:span text:style-name="T219_3">user</text:span><text:span text:style-name="T219_4"><text:s/></text:span><text:span text:style-name="T219_5">searches</text:span><text:span text:style-name="T219_6"><text:s/></text:span><text:span text:style-name="T219_7">tracks</text:span><text:span text:style-name="T219_8"><text:s/></text:span><text:span text:style-name="T219_9">of</text:span><text:span text:style-name="T219_10"><text:s/></text:span><text:span text:style-name="T219_11">any</text:span><text:span text:style-name="T219_12"><text:s/></text:span><text:span text:style-name="T219_13">particular</text:span><text:span text:style-name="T219_14"><text:s/></text:span><text:span text:style-name="T219_15">album</text:span><text:span text:style-name="T219_16"><text:s/></text:span><text:span text:style-name="T219_17">or</text:span><text:span text:style-name="T219_18"><text:s/></text:span><text:span text:style-name="T219_19">artists</text:span><text:span text:style-name="T219_20"><text:s/></text:span><text:span text:style-name="T219_21">or</text:span><text:span text:style-name="T219_22"><text:s/></text:span><text:span text:style-name="T219_23">search</text:span><text:span text:style-name="T219_24"><text:s/></text:span><text:span text:style-name="T219_25">any</text:span><text:span text:style-name="T219_26"><text:s/></text:span><text:span text:style-name="T219_27">track</text:span><text:span text:style-name="T219_28"><text:s/></text:span><text:span text:style-name="T219_29">by</text:span><text:span text:style-name="T219_30"><text:s/></text:span><text:span text:style-name="T219_31">directly</text:span><text:span text:style-name="T219_32"><text:s/></text:span><text:span text:style-name="T219_33">by</text:span><text:span text:style-name="T219_34"><text:s/></text:span><text:span text:style-name="T219_35">its</text:span><text:span text:style-name="T219_36"><text:s/></text:span><text:span text:style-name="T219_37">name</text:span><text:span text:style-name="T219_38"><text:s/></text:span></text:p>
        </text:list-item>
      </text:list>
      <text:h text:style-name="P220"><text:bookmark-start text:name="h.s9002r2nh7z7"/><text:bookmark-end text:name="h.s9002r2nh7z7"/><text:span text:style-name="T220_1">Actor</text:span><text:span text:style-name="T220_2">:<text:s/></text:span><text:span text:style-name="T220_3">Administrator</text:span><text:span text:style-name="T220_4">/</text:span><text:span text:style-name="T220_5">Owner</text:span></text:h>
      <text:h text:style-name="P221"><text:bookmark-start text:name="h.1dfr5jk4we3x"/><text:bookmark-end text:name="h.1dfr5jk4we3x"/><text:span text:style-name="T221_1">Use</text:span><text:span text:style-name="T221_2"><text:s/></text:span><text:span text:style-name="T221_3">case</text:span><text:span text:style-name="T221_4">:<text:s/></text:span><text:span text:style-name="T221_5">Initialize</text:span><text:span text:style-name="T221_6"><text:s/></text:span><text:span text:style-name="T221_7">system</text:span></text:h>
      <text:list text:style-name="LS10" xml:id="list15">
        <text:list-item>
          <text:p text:style-name="P222"><text:span text:style-name="T222_1">The</text:span><text:span text:style-name="T222_2"><text:s/></text:span><text:span text:style-name="T222_3">administrator</text:span><text:span text:style-name="T222_4"><text:s/></text:span><text:span text:style-name="T222_5">starts</text:span><text:span text:style-name="T222_6"><text:s/></text:span><text:span text:style-name="T222_7">the</text:span><text:span text:style-name="T222_8"><text:s/></text:span><text:span text:style-name="T222_9">Muzicast</text:span><text:span text:style-name="T222_10"><text:s/></text:span><text:span text:style-name="T222_11">server</text:span><text:span text:style-name="T222_12"><text:s/></text:span><text:span text:style-name="T222_13">for</text:span><text:span text:style-name="T222_14"><text:s/></text:span><text:span text:style-name="T222_15">the</text:span><text:span text:style-name="T222_16"><text:s/></text:span><text:span text:style-name="T222_17">users</text:span><text:span text:style-name="T222_18"><text:s/></text:span><text:span text:style-name="T222_19">to</text:span><text:span text:style-name="T222_20"><text:s/></text:span><text:span text:style-name="T222_21">stream</text:span><text:span text:style-name="T222_22"><text:s/></text:span><text:span text:style-name="T222_23">and</text:span><text:span text:style-name="T222_24"><text:s/></text:span><text:span text:style-name="T222_25">play</text:span><text:span text:style-name="T222_26"><text:s/></text:span><text:span text:style-name="T222_27">music</text:span></text:p>
        </text:list-item>
      </text:list>
      <text:h text:style-name="P223"><text:bookmark-start text:name="h.g38hb7jy02ya"/><text:bookmark-end text:name="h.g38hb7jy02ya"/><text:span text:style-name="T223_1">Use</text:span><text:span text:style-name="T223_2"><text:s/></text:span><text:span text:style-name="T223_3">case</text:span><text:span text:style-name="T223_4">:<text:s/></text:span><text:span text:style-name="T223_5">Share</text:span><text:span text:style-name="T223_6"><text:s/></text:span><text:span text:style-name="T223_7">songs</text:span><text:span text:style-name="T223_8"><text:s/></text:span><text:span text:style-name="T223_9">and</text:span><text:span text:style-name="T223_10"><text:s/></text:span><text:span text:style-name="T223_11">manage</text:span><text:span text:style-name="T223_12"><text:s/></text:span><text:span text:style-name="T223_13">them</text:span></text:h>
      <text:list text:style-name="LS11" xml:id="list16">
        <text:list-item>
          <text:p text:style-name="P224"><text:span text:style-name="T224_1">The</text:span><text:span text:style-name="T224_2"><text:s/></text:span><text:span text:style-name="T224_3">administrator</text:span><text:span text:style-name="T224_4"><text:s/></text:span><text:span text:style-name="T224_5">shares</text:span><text:span text:style-name="T224_6"><text:s/></text:span><text:span text:style-name="T224_7">various</text:span><text:span text:style-name="T224_8"><text:s/></text:span><text:span text:style-name="T224_9">songs</text:span><text:span text:style-name="T224_10"><text:s/></text:span><text:span text:style-name="T224_11">by</text:span><text:span text:style-name="T224_12"><text:s/></text:span><text:span text:style-name="T224_13">using</text:span><text:span text:style-name="T224_14"><text:s/></text:span><text:span text:style-name="T224_15">the</text:span><text:span text:style-name="T224_16"><text:s/></text:span><text:span text:style-name="T224_17">web</text:span><text:span text:style-name="T224_18"><text:s/></text:span><text:span text:style-name="T224_19">interface</text:span><text:span text:style-name="T224_20"><text:s/></text:span><text:span text:style-name="T224_21">to</text:span><text:span text:style-name="T224_22"><text:s/></text:span><text:span text:style-name="T224_23">select</text:span><text:span text:style-name="T224_24"><text:s/></text:span><text:span text:style-name="T224_25">a</text:span><text:span text:style-name="T224_26"><text:s/></text:span><text:span text:style-name="T224_27">list</text:span><text:span text:style-name="T224_28"><text:s/></text:span><text:span text:style-name="T224_29">of</text:span><text:span text:style-name="T224_30"><text:s/></text:span><text:span text:style-name="T224_31">folders</text:span><text:span text:style-name="T224_32"><text:s/></text:span><text:span text:style-name="T224_33">on</text:span><text:span text:style-name="T224_34"><text:s/></text:span><text:span text:style-name="T224_35">the</text:span><text:span text:style-name="T224_36"><text:s/></text:span><text:span text:style-name="T224_37">server</text:span><text:span text:style-name="T224_38"><text:s/></text:span><text:span text:style-name="T224_39">which</text:span><text:span text:style-name="T224_40"><text:s/></text:span><text:span text:style-name="T224_41">contains</text:span><text:span text:style-name="T224_42"><text:s/></text:span><text:span text:style-name="T224_43">music</text:span><text:span text:style-name="T224_44">.</text:span></text:p>
        </text:list-item>
      </text:list>
      <text:h text:style-name="P225"><text:bookmark-start text:name="h.ctfpfbkf2dcl"/><text:bookmark-end text:name="h.ctfpfbkf2dcl"/><text:span text:style-name="T225_1">Use</text:span><text:span text:style-name="T225_2"><text:s/></text:span><text:span text:style-name="T225_3">case</text:span><text:span text:style-name="T225_4">:<text:s/></text:span><text:span text:style-name="T225_5">Stop</text:span><text:span text:style-name="T225_6"><text:s/></text:span><text:span text:style-name="T225_7">Muzicast</text:span></text:h>
      <text:list text:style-name="LS12" xml:id="list17">
        <text:list-item>
          <text:p text:style-name="P226"><text:span text:style-name="T226_1">Stops</text:span><text:span text:style-name="T226_2"><text:s/></text:span><text:span text:style-name="T226_3">the</text:span><text:span text:style-name="T226_4"><text:s/></text:span><text:span text:style-name="T226_5">server</text:span><text:span text:style-name="T226_6"><text:s/></text:span><text:span text:style-name="T226_7">in</text:span><text:span text:style-name="T226_8"><text:s/></text:span><text:span text:style-name="T226_9">case</text:span><text:span text:style-name="T226_10"><text:s/></text:span><text:span text:style-name="T226_11">any</text:span><text:span text:style-name="T226_12"><text:s/></text:span><text:span text:style-name="T226_13">need</text:span><text:span text:style-name="T226_14"><text:s/></text:span><text:span text:style-name="T226_15">arises</text:span><text:span text:style-name="T226_16"><text:s/></text:span><text:span text:style-name="T226_17">to</text:span><text:span text:style-name="T226_18"><text:s/></text:span><text:span text:style-name="T226_19">stop</text:span><text:span text:style-name="T226_20"><text:s/></text:span><text:span text:style-name="T226_21">it</text:span><text:span text:style-name="T226_22">.</text:span></text:p>
        </text:list-item>
      </text:list>
      <text:h text:style-name="P227"><text:bookmark-start text:name="h.scrvh554iwjc"/><text:bookmark-end text:name="h.scrvh554iwjc"/><text:span text:style-name="T227_1">Use</text:span><text:span text:style-name="T227_2"><text:s/></text:span><text:span text:style-name="T227_3">case</text:span><text:span text:style-name="T227_4">:<text:s/></text:span><text:span text:style-name="T227_5">Change</text:span><text:span text:style-name="T227_6"><text:s/></text:span><text:span text:style-name="T227_7">Muzicast</text:span><text:span text:style-name="T227_8"><text:s/></text:span><text:span text:style-name="T227_9">administration</text:span><text:span text:style-name="T227_10"><text:s/></text:span><text:span text:style-name="T227_11">password</text:span></text:h>
      <text:list text:style-name="LS13" xml:id="list18">
        <text:list-item>
          <text:p text:style-name="P228"><text:span text:style-name="T228_1">The</text:span><text:span text:style-name="T228_2"><text:s/></text:span><text:span text:style-name="T228_3">administrator</text:span><text:span text:style-name="T228_4"><text:s/></text:span><text:span text:style-name="T228_5">changes</text:span><text:span text:style-name="T228_6"><text:s/></text:span><text:span text:style-name="T228_7">the</text:span><text:span text:style-name="T228_8"><text:s/></text:span><text:span text:style-name="T228_9">administration</text:span><text:span text:style-name="T228_10"><text:s/></text:span><text:span text:style-name="T228_11">password</text:span><text:span text:style-name="T228_12"><text:s/></text:span><text:span text:style-name="T228_13">from</text:span><text:span text:style-name="T228_14"><text:s/></text:span><text:span text:style-name="T228_15">the</text:span><text:span text:style-name="T228_16"><text:s/></text:span><text:span text:style-name="T228_17">settings</text:span><text:span text:style-name="T228_18"><text:s/></text:span><text:span text:style-name="T228_19">menu</text:span><text:span text:style-name="T228_20"><text:s/></text:span><text:span text:style-name="T228_21">if</text:span><text:span text:style-name="T228_22"><text:s/></text:span><text:span text:style-name="T228_23">any</text:span><text:span text:style-name="T228_24"><text:s/></text:span><text:span text:style-name="T228_25">need</text:span><text:span text:style-name="T228_26"><text:s/></text:span><text:span text:style-name="T228_27">arises</text:span><text:span text:style-name="T228_28">.</text:span></text:p>
        </text:list-item>
      </text:list>
      <text:h text:style-name="P229"><text:bookmark-start text:name="h.yhfpbb5on82t"/><text:bookmark-end text:name="h.yhfpbb5on82t"/><text:span text:style-name="T229_1">TODO</text:span><text:span text:style-name="T229_2">:<text:s/></text:span><text:span text:style-name="T229_3">This</text:span><text:span text:style-name="T229_4"><text:s/></text:span><text:span text:style-name="T229_5">is</text:span><text:span text:style-name="T229_6"><text:s/></text:span><text:span text:style-name="T229_7">for</text:span><text:span text:style-name="T229_8"><text:s/></text:span><text:span text:style-name="T229_9">later</text:span><text:span text:style-name="T229_10"><text:s/></text:span><text:span text:style-name="T229_11">versions</text:span><text:span text:style-name="T229_12"><text:s/></text:span><text:span text:style-name="T229_13">Use</text:span><text:span text:style-name="T229_14"><text:s/></text:span><text:span text:style-name="T229_15">case</text:span><text:span text:style-name="T229_16">:<text:s/></text:span><text:span text:style-name="T229_17">Manage</text:span><text:span text:style-name="T229_18"><text:s/></text:span><text:span text:style-name="T229_19">accounts</text:span><text:span text:style-name="T229_20"><text:s/></text:span><text:span text:style-name="T229_21">and</text:span><text:span text:style-name="T229_22"><text:s/></text:span><text:span text:style-name="T229_23">their</text:span><text:span text:style-name="T229_24"><text:s/></text:span><text:span text:style-name="T229_25">playlists</text:span></text:h>
      <text:list text:style-name="LS14" xml:id="list19">
        <text:list-item>
          <text:p text:style-name="P230"><text:span text:style-name="T230_1">Administrator</text:span><text:span text:style-name="T230_2"><text:s/></text:span><text:span text:style-name="T230_3">manages</text:span><text:span text:style-name="T230_4"><text:s/></text:span><text:span text:style-name="T230_5">the</text:span><text:span text:style-name="T230_6"><text:s/></text:span><text:span text:style-name="T230_7">accounts</text:span><text:span text:style-name="T230_8"><text:s/></text:span><text:span text:style-name="T230_9">and</text:span><text:span text:style-name="T230_10"><text:s/></text:span><text:span text:style-name="T230_11">the</text:span><text:span text:style-name="T230_12"><text:s/></text:span><text:span text:style-name="T230_13">playlists</text:span><text:span text:style-name="T230_14"><text:s/></text:span><text:span text:style-name="T230_15">of</text:span><text:span text:style-name="T230_16"><text:s/></text:span><text:span text:style-name="T230_17">the</text:span><text:span text:style-name="T230_18"><text:s/></text:span><text:span text:style-name="T230_19">users</text:span><text:span text:style-name="T230_20"><text:s/></text:span><text:span text:style-name="T230_21">who</text:span><text:span text:style-name="T230_22"><text:s/></text:span><text:span text:style-name="T230_23">have</text:span><text:span text:style-name="T230_24"><text:s/></text:span><text:span text:style-name="T230_25">their</text:span><text:span text:style-name="T230_26"><text:s/></text:span><text:span text:style-name="T230_27">account</text:span><text:span text:style-name="T230_28"><text:s/></text:span><text:span text:style-name="T230_29">on</text:span><text:span text:style-name="T230_30"><text:s/></text:span><text:span text:style-name="T230_31">Muzicast</text:span></text:p>
        </text:list-item>
      </text:list>
      <text:h text:style-name="P231"><text:bookmark-start text:name="h.6frxckhzstdt"/><text:bookmark-end text:name="h.6frxckhzstdt"/><text:span text:style-name="T231_1">Performance</text:span><text:span text:style-name="T231_2"><text:s/></text:span><text:span text:style-name="T231_3">requirements</text:span></text:h>
      <text:p text:style-name="P232"><text:span text:style-name="T232_1">All</text:span><text:span text:style-name="T232_2"><text:s/></text:span><text:span text:style-name="T232_3">performance</text:span><text:span text:style-name="T232_4"><text:s/></text:span><text:span text:style-name="T232_5">requirements</text:span><text:span text:style-name="T232_6"><text:s/></text:span><text:span text:style-name="T232_7">are</text:span><text:span text:style-name="T232_8"><text:s/></text:span><text:span text:style-name="T232_9">to</text:span><text:span text:style-name="T232_10"><text:s/></text:span><text:span text:style-name="T232_11">be</text:span><text:span text:style-name="T232_12"><text:s/></text:span><text:span text:style-name="T232_13">satisfied</text:span><text:span text:style-name="T232_14"><text:s/></text:span><text:span text:style-name="T232_15">on</text:span><text:span text:style-name="T232_16"><text:s/></text:span><text:span text:style-name="T232_17">a</text:span><text:span text:style-name="T232_18"><text:s/></text:span><text:span text:style-name="T232_19">personal</text:span><text:span text:style-name="T232_20"><text:s/></text:span><text:span text:style-name="T232_21">computer</text:span><text:span text:style-name="T232_22"><text:s/></text:span><text:span text:style-name="T232_23">with</text:span><text:span text:style-name="T232_24"><text:s/></text:span><text:span text:style-name="T232_25">the</text:span><text:span text:style-name="T232_26"><text:s/></text:span><text:span text:style-name="T232_27">following</text:span><text:span text:style-name="T232_28"><text:s/></text:span><text:span text:style-name="T232_29">specifications</text:span><text:span text:style-name="T232_30">.</text:span></text:p>
      <text:p text:style-name="P233"/>
      <text:h text:style-name="P234"><text:bookmark-start text:name="h.ps5f5d18vbat"/><text:bookmark-end text:name="h.ps5f5d18vbat"/><text:span text:style-name="T234_1">Hardware</text:span></text:h>
      <text:p text:style-name="P235"><text:span text:style-name="T235_1">Intel</text:span><text:span text:style-name="T235_2"><text:s/></text:span><text:span text:style-name="T235_3">Core</text:span><text:span text:style-name="T235_4"><text:s/>2<text:s/></text:span><text:span text:style-name="T235_5">Duo</text:span><text:span text:style-name="T235_6"><text:s/></text:span><text:span text:style-name="T235_7">Processor</text:span><text:span text:style-name="T235_8"><text:s/>-<text:s/>2</text:span><text:span text:style-name="T235_9">Ghz</text:span></text:p>
      <text:p text:style-name="P236"><text:span text:style-name="T236_1">RAM</text:span><text:span text:style-name="T236_2">:<text:s/>3</text:span><text:span text:style-name="T236_3">Gb</text:span></text:p>
      <text:p text:style-name="P237"><text:span text:style-name="T237_1">Running</text:span><text:span text:style-name="T237_2"><text:s/></text:span><text:span text:style-name="T237_3">on</text:span><text:span text:style-name="T237_4"><text:s/></text:span><text:span text:style-name="T237_5">AC</text:span><text:span text:style-name="T237_6"><text:s/></text:span><text:span text:style-name="T237_7">power</text:span><text:span text:style-name="T237_8"><text:s/></text:span><text:span text:style-name="T237_9">without</text:span><text:span text:style-name="T237_10"><text:s/></text:span><text:span text:style-name="T237_11">power</text:span><text:span text:style-name="T237_12"><text:s/></text:span><text:span text:style-name="T237_13">savings</text:span><text:span text:style-name="T237_14"><text:s/></text:span><text:span text:style-name="T237_15">mode</text:span></text:p>
      <text:p text:style-name="P238"/>
      <text:p text:style-name="P239"><text:span text:style-name="T239_1">This</text:span><text:span text:style-name="T239_2"><text:s/></text:span><text:span text:style-name="T239_3">can</text:span><text:span text:style-name="T239_4"><text:s/></text:span><text:span text:style-name="T239_5">be</text:span><text:span text:style-name="T239_6"><text:s/></text:span><text:span text:style-name="T239_7">a</text:span><text:span text:style-name="T239_8"><text:s/></text:span><text:span text:style-name="T239_9">personal</text:span><text:span text:style-name="T239_10"><text:s/></text:span><text:span text:style-name="T239_11">computer</text:span><text:span text:style-name="T239_12"><text:s/></text:span><text:span text:style-name="T239_13">or</text:span><text:span text:style-name="T239_14"><text:s/></text:span><text:span text:style-name="T239_15">a</text:span><text:span text:style-name="T239_16"><text:s/></text:span><text:span text:style-name="T239_17">server</text:span><text:span text:style-name="T239_18"><text:s/>(</text:span><text:span text:style-name="T239_19">headless</text:span><text:span text:style-name="T239_20">).</text:span></text:p>
      <text:p text:style-name="P240"/>
      <text:h text:style-name="P241"><text:bookmark-start text:name="h.nz7c5jt4hc6"/><text:bookmark-end text:name="h.nz7c5jt4hc6"/><text:span text:style-name="T241_1">Software</text:span></text:h>
      <text:p text:style-name="P242"><text:span text:style-name="T242_1">Any</text:span><text:span text:style-name="T242_2"><text:s/></text:span><text:span text:style-name="T242_3">Linux</text:span><text:span text:style-name="T242_4"><text:s/></text:span><text:span text:style-name="T242_5">distribution</text:span><text:span text:style-name="T242_6"><text:s/></text:span><text:span text:style-name="T242_7">with</text:span><text:span text:style-name="T242_8"><text:s/></text:span><text:span text:style-name="T242_9">a</text:span><text:span text:style-name="T242_10"><text:s/></text:span><text:span text:style-name="T242_11">kernel</text:span><text:span text:style-name="T242_12"><text:s/>&gt;<text:s/>2.6.13<text:s/></text:span><text:span text:style-name="T242_13">supporting</text:span><text:span text:style-name="T242_14"><text:s/></text:span><text:span text:style-name="T242_15">inotify</text:span></text:p>
      <text:p text:style-name="P243"><text:span text:style-name="T243_1">Windows</text:span><text:span text:style-name="T243_2"><text:s/></text:span><text:span text:style-name="T243_3">XP</text:span><text:span text:style-name="T243_4"><text:s/></text:span><text:span text:style-name="T243_5">or</text:span><text:span text:style-name="T243_6"><text:s/></text:span><text:span text:style-name="T243_7">higher</text:span><text:span text:style-name="T243_8"><text:s/></text:span><text:span text:style-name="T243_9">support</text:span><text:span text:style-name="T243_10"><text:s/>“</text:span><text:span text:style-name="T243_11">File</text:span><text:span text:style-name="T243_12"><text:s/></text:span><text:span text:style-name="T243_13">Change</text:span><text:span text:style-name="T243_14"><text:s/></text:span><text:span text:style-name="T243_15">Notification</text:span><text:span text:style-name="T243_16">”</text:span></text:p>
      <text:p text:style-name="P244"><text:span text:style-name="T244_1">Streaming</text:span><text:span text:style-name="T244_2"><text:s/></text:span><text:span text:style-name="T244_3">server</text:span><text:span text:style-name="T244_4"><text:s/></text:span><text:span text:style-name="T244_5">component</text:span></text:p>
      <text:list text:style-name="LS15" xml:id="list20">
        <text:list-item>
          <text:p text:style-name="P245"><text:span text:style-name="T245_1">Stream</text:span><text:span text:style-name="T245_2"><text:s/></text:span><text:span text:style-name="T245_3">concurrently</text:span><text:span text:style-name="T245_4"><text:s/></text:span><text:span text:style-name="T245_5">to</text:span><text:span text:style-name="T245_6"><text:s/></text:span><text:span text:style-name="T245_7">a</text:span><text:span text:style-name="T245_8"><text:s/></text:span><text:span text:style-name="T245_9">maximum</text:span><text:span text:style-name="T245_10"><text:s/></text:span><text:span text:style-name="T245_11">of</text:span><text:span text:style-name="T245_12"><text:s/>1000<text:s/></text:span><text:span text:style-name="T245_13">users</text:span><text:span text:style-name="T245_14"><text:s/>(</text:span><text:span text:style-name="T245_15">ie</text:span><text:span text:style-name="T245_16">.<text:s/></text:span><text:span text:style-name="T245_17">stream</text:span><text:span text:style-name="T245_18"><text:s/>1000<text:s/></text:span><text:span text:style-name="T245_19">individual</text:span><text:span text:style-name="T245_20"><text:s/></text:span><text:span text:style-name="T245_21">tracks</text:span><text:span text:style-name="T245_22">)<text:s/></text:span><text:span text:style-name="T245_23">without</text:span><text:span text:style-name="T245_24"><text:s/></text:span><text:span text:style-name="T245_25">overloading</text:span><text:span text:style-name="T245_26"><text:s/></text:span><text:span text:style-name="T245_27">the</text:span><text:span text:style-name="T245_28"><text:s/></text:span><text:span text:style-name="T245_29">system</text:span><text:span text:style-name="T245_30">,<text:s/></text:span><text:span text:style-name="T245_31">assuming</text:span><text:span text:style-name="T245_32"><text:s/></text:span><text:span text:style-name="T245_33">the</text:span><text:span text:style-name="T245_34"><text:s/></text:span><text:span text:style-name="T245_35">system</text:span><text:span text:style-name="T245_36"><text:s/></text:span><text:span text:style-name="T245_37">is</text:span><text:span text:style-name="T245_38"><text:s/></text:span><text:span text:style-name="T245_39">not</text:span><text:span text:style-name="T245_40"><text:s/></text:span><text:span text:style-name="T245_41">being</text:span><text:span text:style-name="T245_42"><text:s/></text:span><text:span text:style-name="T245_43">used</text:span><text:span text:style-name="T245_44"><text:s/></text:span><text:span text:style-name="T245_45">for</text:span><text:span text:style-name="T245_46"><text:s/></text:span><text:span text:style-name="T245_47">other</text:span><text:span text:style-name="T245_48"><text:s/></text:span><text:span text:style-name="T245_49">high</text:span><text:span text:style-name="T245_50">-</text:span><text:span text:style-name="T245_51">requirement</text:span><text:span text:style-name="T245_52"><text:s/></text:span><text:span text:style-name="T245_53">applications</text:span><text:span text:style-name="T245_54"><text:s/></text:span><text:span text:style-name="T245_55">at</text:span><text:span text:style-name="T245_56"><text:s/></text:span><text:span text:style-name="T245_57">the</text:span><text:span text:style-name="T245_58"><text:s/></text:span><text:span text:style-name="T245_59">same</text:span><text:span text:style-name="T245_60"><text:s/></text:span><text:span text:style-name="T245_61">time</text:span><text:span text:style-name="T245_62">.</text:span></text:p>
        </text:list-item>
        <text:list-item>
          <text:p text:style-name="P246"><text:span text:style-name="T246_1">Do</text:span><text:span text:style-name="T246_2"><text:s/></text:span><text:span text:style-name="T246_3">not</text:span><text:span text:style-name="T246_4"><text:s/></text:span><text:span text:style-name="T246_5">load</text:span><text:span text:style-name="T246_6"><text:s/></text:span><text:span text:style-name="T246_7">entire</text:span><text:span text:style-name="T246_8"><text:s/></text:span><text:span text:style-name="T246_9">files</text:span><text:span text:style-name="T246_10"><text:s/></text:span><text:span text:style-name="T246_11">into</text:span><text:span text:style-name="T246_12"><text:s/></text:span><text:span text:style-name="T246_13">RAM</text:span><text:span text:style-name="T246_14">,<text:s/></text:span><text:span text:style-name="T246_15">but</text:span><text:span text:style-name="T246_16"><text:s/></text:span><text:span text:style-name="T246_17">only</text:span><text:span text:style-name="T246_18"><text:s/></text:span><text:span text:style-name="T246_19">required</text:span><text:span text:style-name="T246_20"><text:s/></text:span><text:span text:style-name="T246_21">sections</text:span><text:span text:style-name="T246_22">,<text:s/></text:span><text:span text:style-name="T246_23">while</text:span><text:span text:style-name="T246_24"><text:s/></text:span><text:span text:style-name="T246_25">still</text:span><text:span text:style-name="T246_26"><text:s/></text:span><text:span text:style-name="T246_27">keeping</text:span><text:span text:style-name="T246_28"><text:s/></text:span><text:span text:style-name="T246_29">latency</text:span><text:span text:style-name="T246_30"><text:s/></text:span><text:span text:style-name="T246_31">to</text:span><text:span text:style-name="T246_32"><text:s/></text:span><text:span text:style-name="T246_33">a</text:span><text:span text:style-name="T246_34"><text:s/></text:span><text:span text:style-name="T246_35">minimum</text:span><text:span text:style-name="T246_36">.</text:span></text:p>
        </text:list-item>
        <text:list-item>
          <text:p text:style-name="P247"><text:span text:style-name="T247_1">The</text:span><text:span text:style-name="T247_2"><text:s/></text:span><text:span text:style-name="T247_3">rate</text:span><text:span text:style-name="T247_4"><text:s/></text:span><text:span text:style-name="T247_5">of</text:span><text:span text:style-name="T247_6"><text:s/></text:span><text:span text:style-name="T247_7">streaming</text:span><text:span text:style-name="T247_8"><text:s/></text:span><text:span text:style-name="T247_9">should</text:span><text:span text:style-name="T247_10"><text:s/></text:span><text:span text:style-name="T247_11">be</text:span><text:span text:style-name="T247_12"><text:s/></text:span><text:span text:style-name="T247_13">faster</text:span><text:span text:style-name="T247_14"><text:s/></text:span><text:span text:style-name="T247_15">than</text:span><text:span text:style-name="T247_16"><text:s/></text:span><text:span text:style-name="T247_17">the</text:span><text:span text:style-name="T247_18"><text:s/></text:span><text:span text:style-name="T247_19">bitrate</text:span><text:span text:style-name="T247_20"><text:s/></text:span><text:span text:style-name="T247_21">of</text:span><text:span text:style-name="T247_22"><text:s/></text:span><text:span text:style-name="T247_23">the</text:span><text:span text:style-name="T247_24"><text:s/></text:span><text:span text:style-name="T247_25">song</text:span><text:span text:style-name="T247_26">,<text:s/></text:span><text:span text:style-name="T247_27">so</text:span><text:span text:style-name="T247_28"><text:s/></text:span><text:span text:style-name="T247_29">that</text:span><text:span text:style-name="T247_30"><text:s/></text:span><text:span text:style-name="T247_31">no</text:span><text:span text:style-name="T247_32"><text:s/></text:span><text:span text:style-name="T247_33">loss</text:span><text:span text:style-name="T247_34"><text:s/></text:span><text:span text:style-name="T247_35">of</text:span><text:span text:style-name="T247_36"><text:s/></text:span><text:span text:style-name="T247_37">quality</text:span><text:span text:style-name="T247_38"><text:s/></text:span><text:span text:style-name="T247_39">occurs</text:span><text:span text:style-name="T247_40">.<text:s/></text:span><text:span text:style-name="T247_41">This</text:span><text:span text:style-name="T247_42"><text:s/></text:span><text:span text:style-name="T247_43">is</text:span><text:span text:style-name="T247_44"><text:s/></text:span><text:span text:style-name="T247_45">constrained</text:span><text:span text:style-name="T247_46"><text:s/></text:span><text:span text:style-name="T247_47">by</text:span><text:span text:style-name="T247_48"><text:s/></text:span><text:span text:style-name="T247_49">the</text:span><text:span text:style-name="T247_50"><text:s/></text:span><text:span text:style-name="T247_51">bandwidth</text:span><text:span text:style-name="T247_52"><text:s/></text:span><text:span text:style-name="T247_53">of</text:span><text:span text:style-name="T247_54"><text:s/></text:span><text:span text:style-name="T247_55">the</text:span><text:span text:style-name="T247_56"><text:s/></text:span><text:span text:style-name="T247_57">client</text:span><text:span text:style-name="T247_58">’</text:span><text:span text:style-name="T247_59">s</text:span><text:span text:style-name="T247_60"><text:s/></text:span><text:span text:style-name="T247_61">connection</text:span><text:span text:style-name="T247_62"><text:s/></text:span><text:span text:style-name="T247_63">also</text:span><text:span text:style-name="T247_64">,<text:s/></text:span><text:span text:style-name="T247_65">in</text:span><text:span text:style-name="T247_66"><text:s/></text:span><text:span text:style-name="T247_67">which</text:span><text:span text:style-name="T247_68"><text:s/></text:span><text:span text:style-name="T247_69">case</text:span><text:span text:style-name="T247_70"><text:s/></text:span><text:span text:style-name="T247_71">it</text:span><text:span text:style-name="T247_72"><text:s/></text:span><text:span text:style-name="T247_73">will</text:span><text:span text:style-name="T247_74"><text:s/></text:span><text:span text:style-name="T247_75">perform</text:span><text:span text:style-name="T247_76"><text:s/></text:span><text:span text:style-name="T247_77">to</text:span><text:span text:style-name="T247_78"><text:s/></text:span><text:span text:style-name="T247_79">the</text:span><text:span text:style-name="T247_80"><text:s/></text:span><text:span text:style-name="T247_81">best</text:span><text:span text:style-name="T247_82"><text:s/></text:span><text:span text:style-name="T247_83">possible</text:span><text:span text:style-name="T247_84"><text:s/></text:span><text:span text:style-name="T247_85">speed</text:span><text:span text:style-name="T247_86">.</text:span></text:p>
        </text:list-item>
      </text:list>
      <text:h text:style-name="P248"><text:bookmark-start text:name="h.9izgkufqzgyh"/><text:bookmark-end text:name="h.9izgkufqzgyh"/><text:span text:style-name="T248_1">Collection</text:span><text:span text:style-name="T248_2"><text:s/></text:span><text:span text:style-name="T248_3">Scanner</text:span><text:span text:style-name="T248_4"><text:s/></text:span><text:span text:style-name="T248_5">component</text:span></text:h>
      <text:list text:style-name="LS16" xml:id="list23">
        <text:list-item>
          <text:p text:style-name="P249"><text:span text:style-name="T249_1">Deal</text:span><text:span text:style-name="T249_2"><text:s/></text:span><text:span text:style-name="T249_3">with</text:span><text:span text:style-name="T249_4"><text:s/></text:span><text:span text:style-name="T249_5">a</text:span><text:span text:style-name="T249_6"><text:s/></text:span><text:span text:style-name="T249_7">collection</text:span><text:span text:style-name="T249_8"><text:s/></text:span><text:span text:style-name="T249_9">of</text:span><text:span text:style-name="T249_10"><text:s/></text:span><text:span text:style-name="T249_11">a</text:span><text:span text:style-name="T249_12"><text:s/></text:span><text:span text:style-name="T249_13">maximum</text:span><text:span text:style-name="T249_14"><text:s/></text:span><text:span text:style-name="T249_15">of</text:span><text:span text:style-name="T249_16"><text:s/></text:span><text:span text:style-name="T249_17">a</text:span><text:span text:style-name="T249_18"><text:s/></text:span><text:span text:style-name="T249_19">million</text:span><text:span text:style-name="T249_20"><text:s/></text:span><text:span text:style-name="T249_21">songs</text:span><text:span text:style-name="T249_22"><text:s/></text:span><text:span text:style-name="T249_23">spread</text:span><text:span text:style-name="T249_24"><text:s/></text:span><text:span text:style-name="T249_25">across</text:span><text:span text:style-name="T249_26"><text:s/></text:span><text:span text:style-name="T249_27">any</text:span><text:span text:style-name="T249_28"><text:s/></text:span><text:span text:style-name="T249_29">number</text:span><text:span text:style-name="T249_30"><text:s/></text:span><text:span text:style-name="T249_31">of</text:span><text:span text:style-name="T249_32"><text:s/></text:span><text:span text:style-name="T249_33">directories</text:span><text:span text:style-name="T249_34">.</text:span></text:p>
        </text:list-item>
        <text:list-item>
          <text:p text:style-name="P250"><text:span text:style-name="T250_1">During</text:span><text:span text:style-name="T250_2"><text:s/></text:span><text:span text:style-name="T250_3">a</text:span><text:span text:style-name="T250_4"><text:s/></text:span><text:span text:style-name="T250_5">full</text:span><text:span text:style-name="T250_6"><text:s/></text:span><text:span text:style-name="T250_7">scan</text:span><text:span text:style-name="T250_8"><text:s/></text:span><text:span text:style-name="T250_9">of</text:span><text:span text:style-name="T250_10"><text:s/></text:span><text:span text:style-name="T250_11">the</text:span><text:span text:style-name="T250_12"><text:s/></text:span><text:span text:style-name="T250_13">server</text:span><text:span text:style-name="T250_14"><text:s/></text:span><text:span text:style-name="T250_15">collection</text:span><text:span text:style-name="T250_16">,<text:s/></text:span><text:span text:style-name="T250_17">each</text:span><text:span text:style-name="T250_18"><text:s/></text:span><text:span text:style-name="T250_19">track</text:span><text:span text:style-name="T250_20"><text:s/></text:span><text:span text:style-name="T250_21">should</text:span><text:span text:style-name="T250_22"><text:s/></text:span><text:span text:style-name="T250_23">take</text:span><text:span text:style-name="T250_24"><text:s/></text:span><text:span text:style-name="T250_25">no</text:span><text:span text:style-name="T250_26"><text:s/></text:span><text:span text:style-name="T250_27">more</text:span><text:span text:style-name="T250_28"><text:s/></text:span><text:span text:style-name="T250_29">than</text:span><text:span text:style-name="T250_30"><text:s/>10</text:span><text:span text:style-name="T250_31">ms</text:span><text:span text:style-name="T250_32"><text:s/></text:span><text:span text:style-name="T250_33">to</text:span><text:span text:style-name="T250_34"><text:s/></text:span><text:span text:style-name="T250_35">be</text:span><text:span text:style-name="T250_36"><text:s/></text:span><text:span text:style-name="T250_37">read</text:span><text:span text:style-name="T250_38"><text:s/></text:span><text:span text:style-name="T250_39">and</text:span><text:span text:style-name="T250_40"><text:s/></text:span><text:span text:style-name="T250_41">its</text:span><text:span text:style-name="T250_42"><text:s/></text:span><text:span text:style-name="T250_43">meta</text:span><text:span text:style-name="T250_44">-</text:span><text:span text:style-name="T250_45">data</text:span><text:span text:style-name="T250_46"><text:s/></text:span><text:span text:style-name="T250_47">to</text:span><text:span text:style-name="T250_48"><text:s/></text:span><text:span text:style-name="T250_49">be</text:span><text:span text:style-name="T250_50"><text:s/></text:span><text:span text:style-name="T250_51">inserted</text:span><text:span text:style-name="T250_52"><text:s/></text:span><text:span text:style-name="T250_53">into</text:span><text:span text:style-name="T250_54"><text:s/></text:span><text:span text:style-name="T250_55">the</text:span><text:span text:style-name="T250_56"><text:s/></text:span><text:span text:style-name="T250_57">database</text:span><text:span text:style-name="T250_58">.<text:s/></text:span><text:span text:style-name="T250_59">TODO</text:span><text:span text:style-name="T250_60">:</text:span><text:span text:style-name="T250_61">verify</text:span><text:span text:style-name="T250_62"><text:s/></text:span><text:span text:style-name="T250_63">if</text:span><text:span text:style-name="T250_64"><text:s/></text:span><text:span text:style-name="T250_65">this</text:span><text:span text:style-name="T250_66"><text:s/></text:span><text:span text:style-name="T250_67">possible</text:span></text:p>
        </text:list-item>
        <text:list-item>
          <text:p text:style-name="P251"><text:span text:style-name="T251_1">During</text:span><text:span text:style-name="T251_2"><text:s/></text:span><text:span text:style-name="T251_3">a</text:span><text:span text:style-name="T251_4"><text:s/></text:span><text:span text:style-name="T251_5">scan</text:span><text:span text:style-name="T251_6"><text:s/></text:span><text:span text:style-name="T251_7">requested</text:span><text:span text:style-name="T251_8"><text:s/></text:span><text:span text:style-name="T251_9">by</text:span><text:span text:style-name="T251_10"><text:s/></text:span><text:span text:style-name="T251_11">an</text:span><text:span text:style-name="T251_12"><text:s/></text:span><text:span text:style-name="T251_13">update</text:span><text:span text:style-name="T251_14"><text:s/></text:span><text:span text:style-name="T251_15">event</text:span><text:span text:style-name="T251_16">,<text:s/></text:span><text:span text:style-name="T251_17">each</text:span><text:span text:style-name="T251_18"><text:s/></text:span><text:span text:style-name="T251_19">track</text:span><text:span text:style-name="T251_20"><text:s/></text:span><text:span text:style-name="T251_21">should</text:span><text:span text:style-name="T251_22"><text:s/></text:span><text:span text:style-name="T251_23">take</text:span><text:span text:style-name="T251_24"><text:s/></text:span><text:span text:style-name="T251_25">no</text:span><text:span text:style-name="T251_26"><text:s/></text:span><text:span text:style-name="T251_27">more</text:span><text:span text:style-name="T251_28"><text:s/></text:span><text:span text:style-name="T251_29">than</text:span><text:span text:style-name="T251_30"><text:s/>30</text:span><text:span text:style-name="T251_31">ms</text:span><text:span text:style-name="T251_32"><text:s/></text:span><text:span text:style-name="T251_33">to</text:span><text:span text:style-name="T251_34"><text:s/></text:span><text:span text:style-name="T251_35">be</text:span><text:span text:style-name="T251_36"><text:s/></text:span><text:span text:style-name="T251_37">read</text:span><text:span text:style-name="T251_38"><text:s/></text:span><text:span text:style-name="T251_39">and</text:span><text:span text:style-name="T251_40"><text:s/></text:span><text:span text:style-name="T251_41">its</text:span><text:span text:style-name="T251_42"><text:s/></text:span><text:span text:style-name="T251_43">meta</text:span><text:span text:style-name="T251_44">-</text:span><text:span text:style-name="T251_45">data</text:span><text:span text:style-name="T251_46"><text:s/></text:span><text:span text:style-name="T251_47">to</text:span><text:span text:style-name="T251_48"><text:s/></text:span><text:span text:style-name="T251_49">be</text:span><text:span text:style-name="T251_50"><text:s/></text:span><text:span text:style-name="T251_51">inserted</text:span><text:span text:style-name="T251_52"><text:s/></text:span><text:span text:style-name="T251_53">into</text:span><text:span text:style-name="T251_54"><text:s/></text:span><text:span text:style-name="T251_55">the</text:span><text:span text:style-name="T251_56"><text:s/></text:span><text:span text:style-name="T251_57">database</text:span><text:span text:style-name="T251_58">.<text:s/></text:span><text:span text:style-name="T251_59">This</text:span><text:span text:style-name="T251_60"><text:s/></text:span><text:span text:style-name="T251_61">leeway</text:span><text:span text:style-name="T251_62"><text:s/></text:span><text:span text:style-name="T251_63">is</text:span><text:span text:style-name="T251_64"><text:s/></text:span><text:span text:style-name="T251_65">allowed</text:span><text:span text:style-name="T251_66"><text:s/></text:span><text:span text:style-name="T251_67">to</text:span><text:span text:style-name="T251_68"><text:s/></text:span><text:span text:style-name="T251_69">compensate</text:span><text:span text:style-name="T251_70"><text:s/></text:span><text:span text:style-name="T251_71">for</text:span><text:span text:style-name="T251_72"><text:s/></text:span><text:span text:style-name="T251_73">higher</text:span><text:span text:style-name="T251_74"><text:s/></text:span><text:span text:style-name="T251_75">seek</text:span><text:span text:style-name="T251_76"><text:s/></text:span><text:span text:style-name="T251_77">times</text:span><text:span text:style-name="T251_78"><text:s/></text:span><text:span text:style-name="T251_79">when</text:span><text:span text:style-name="T251_80"><text:s/></text:span><text:span text:style-name="T251_81">not</text:span><text:span text:style-name="T251_82"><text:s/></text:span><text:span text:style-name="T251_83">performing</text:span><text:span text:style-name="T251_84"><text:s/></text:span><text:span text:style-name="T251_85">sequential</text:span><text:span text:style-name="T251_86"><text:s/></text:span><text:span text:style-name="T251_87">access</text:span><text:span text:style-name="T251_88">.</text:span></text:p>
        </text:list-item>
      </text:list>
      <text:h text:style-name="P252"><text:bookmark-start text:name="h.d6emvkgoha16"/><text:bookmark-end text:name="h.d6emvkgoha16"/><text:span text:style-name="T252_1">Web</text:span><text:span text:style-name="T252_2"><text:s/></text:span><text:span text:style-name="T252_3">interface</text:span><text:span text:style-name="T252_4"><text:s/></text:span><text:span text:style-name="T252_5">component</text:span></text:h>
      <text:h text:style-name="P253"><text:bookmark-start text:name="h.dgq0qxe2oppm"/><text:bookmark-end text:name="h.dgq0qxe2oppm"/><text:span text:style-name="T253_1">Design</text:span><text:span text:style-name="T253_2"><text:s/></text:span><text:span text:style-name="T253_3">constraints</text:span></text:h>
      <text:h text:style-name="P254"><text:bookmark-start text:name="h.53h484xxhvqs"/><text:bookmark-end text:name="h.53h484xxhvqs"/><text:span text:style-name="T254_1">Reliability</text:span></text:h>
      <text:h text:style-name="P255"><text:bookmark-start text:name="h.c2a24rhk164e"/><text:bookmark-end text:name="h.c2a24rhk164e"/><text:span text:style-name="T255_1">Availability</text:span></text:h>
      <text:p text:style-name="P256"><text:span text:style-name="T256_1">The</text:span><text:span text:style-name="T256_2"><text:s/></text:span><text:span text:style-name="T256_3">server</text:span><text:span text:style-name="T256_4"><text:s/></text:span><text:span text:style-name="T256_5">once</text:span><text:span text:style-name="T256_6"><text:s/></text:span><text:span text:style-name="T256_7">started</text:span><text:span text:style-name="T256_8"><text:s/></text:span><text:span text:style-name="T256_9">should</text:span><text:span text:style-name="T256_10"><text:s/></text:span><text:span text:style-name="T256_11">stay</text:span><text:span text:style-name="T256_12"><text:s/></text:span><text:span text:style-name="T256_13">online</text:span><text:span text:style-name="T256_14"><text:s/></text:span><text:span text:style-name="T256_15">until</text:span><text:span text:style-name="T256_16"><text:s/></text:span><text:span text:style-name="T256_17">the</text:span><text:span text:style-name="T256_18"><text:s/></text:span><text:span text:style-name="T256_19">administrator</text:span><text:span text:style-name="T256_20"><text:s/></text:span><text:span text:style-name="T256_21">switches</text:span><text:span text:style-name="T256_22"><text:s/></text:span><text:span text:style-name="T256_23">it</text:span><text:span text:style-name="T256_24"><text:s/></text:span><text:span text:style-name="T256_25">off</text:span><text:span text:style-name="T256_26"><text:s/></text:span><text:span text:style-name="T256_27">or</text:span><text:span text:style-name="T256_28"><text:s/></text:span><text:span text:style-name="T256_29">shuts</text:span><text:span text:style-name="T256_30"><text:s/></text:span><text:span text:style-name="T256_31">down</text:span><text:span text:style-name="T256_32"><text:s/></text:span><text:span text:style-name="T256_33">the</text:span><text:span text:style-name="T256_34"><text:s/></text:span><text:span text:style-name="T256_35">system</text:span><text:span text:style-name="T256_36">.<text:s/></text:span><text:span text:style-name="T256_37">This</text:span><text:span text:style-name="T256_38"><text:s/></text:span><text:span text:style-name="T256_39">means</text:span><text:span text:style-name="T256_40">,<text:s/></text:span><text:span text:style-name="T256_41">accounting</text:span><text:span text:style-name="T256_42"><text:s/></text:span><text:span text:style-name="T256_43">for</text:span><text:span text:style-name="T256_44"><text:s/></text:span><text:span text:style-name="T256_45">network</text:span><text:span text:style-name="T256_46"><text:s/></text:span><text:span text:style-name="T256_47">availability</text:span><text:span text:style-name="T256_48">,<text:s/></text:span><text:span text:style-name="T256_49">hardware</text:span><text:span text:style-name="T256_50"><text:s/></text:span><text:span text:style-name="T256_51">issues</text:span><text:span text:style-name="T256_52"><text:s/></text:span><text:span text:style-name="T256_53">and</text:span><text:span text:style-name="T256_54"><text:s/></text:span><text:span text:style-name="T256_55">other</text:span><text:span text:style-name="T256_56"><text:s/></text:span><text:span text:style-name="T256_57">failures</text:span><text:span text:style-name="T256_58">,<text:s/></text:span><text:span text:style-name="T256_59">it</text:span><text:span text:style-name="T256_60"><text:s/></text:span><text:span text:style-name="T256_61">should</text:span><text:span text:style-name="T256_62"><text:s/></text:span><text:span text:style-name="T256_63">aim</text:span><text:span text:style-name="T256_64"><text:s/></text:span><text:span text:style-name="T256_65">for</text:span><text:span text:style-name="T256_66"><text:s/>99%<text:s/></text:span><text:span text:style-name="T256_67">availability</text:span><text:span text:style-name="T256_68">.</text:span></text:p>
      <text:h text:style-name="P257"><text:bookmark-start text:name="h.rr6qlqbd4x82"/><text:bookmark-end text:name="h.rr6qlqbd4x82"/><text:span text:style-name="T257_1">Security</text:span></text:h>
      <text:h text:style-name="P258"><text:bookmark-start text:name="h.he2khokuj3lo"/><text:bookmark-end text:name="h.he2khokuj3lo"/><text:span text:style-name="T258_1">User</text:span><text:span text:style-name="T258_2"><text:s/></text:span><text:span text:style-name="T258_3">input</text:span></text:h>
      <text:p text:style-name="P259"><text:span text:style-name="T259_1">These</text:span><text:span text:style-name="T259_2"><text:s/></text:span><text:span text:style-name="T259_3">are</text:span><text:span text:style-name="T259_4"><text:s/></text:span><text:span text:style-name="T259_5">the</text:span><text:span text:style-name="T259_6"><text:s/></text:span><text:span text:style-name="T259_7">following</text:span><text:span text:style-name="T259_8"><text:s/></text:span><text:span text:style-name="T259_9">entry</text:span><text:span text:style-name="T259_10"><text:s/></text:span><text:span text:style-name="T259_11">points</text:span><text:span text:style-name="T259_12"><text:s/></text:span><text:span text:style-name="T259_13">for</text:span><text:span text:style-name="T259_14"><text:s/></text:span><text:span text:style-name="T259_15">user</text:span><text:span text:style-name="T259_16"><text:s/></text:span><text:span text:style-name="T259_17">input</text:span><text:span text:style-name="T259_18"><text:s/></text:span><text:span text:style-name="T259_19">in</text:span><text:span text:style-name="T259_20"><text:s/></text:span><text:span text:style-name="T259_21">Iteration</text:span><text:span text:style-name="T259_22"><text:s/>1<text:s/></text:span><text:span text:style-name="T259_23">of</text:span><text:span text:style-name="T259_24"><text:s/></text:span><text:span text:style-name="T259_25">Muzicast</text:span><text:span text:style-name="T259_26">:</text:span></text:p>
      <text:list text:style-name="LS17" xml:id="list26">
        <text:list-item>
          <text:p text:style-name="P260"><text:span text:style-name="T260_1">Adding</text:span><text:span text:style-name="T260_2"><text:s/></text:span><text:span text:style-name="T260_3">a</text:span><text:span text:style-name="T260_4"><text:s/></text:span><text:span text:style-name="T260_5">track</text:span><text:span text:style-name="T260_6"><text:s/></text:span><text:span text:style-name="T260_7">to</text:span><text:span text:style-name="T260_8"><text:s/></text:span><text:span text:style-name="T260_9">his</text:span><text:span text:style-name="T260_10">/</text:span><text:span text:style-name="T260_11">her</text:span><text:span text:style-name="T260_12"><text:s/></text:span><text:span text:style-name="T260_13">playlist</text:span><text:span text:style-name="T260_14">.</text:span></text:p>
        </text:list-item>
        <text:list-item>
          <text:p text:style-name="P261"><text:span text:style-name="T261_1">Removing</text:span><text:span text:style-name="T261_2"><text:s/></text:span><text:span text:style-name="T261_3">a</text:span><text:span text:style-name="T261_4"><text:s/></text:span><text:span text:style-name="T261_5">track</text:span><text:span text:style-name="T261_6"><text:s/></text:span><text:span text:style-name="T261_7">from</text:span><text:span text:style-name="T261_8"><text:s/></text:span><text:span text:style-name="T261_9">his</text:span><text:span text:style-name="T261_10">/</text:span><text:span text:style-name="T261_11">her</text:span><text:span text:style-name="T261_12"><text:s/></text:span><text:span text:style-name="T261_13">playlist</text:span><text:span text:style-name="T261_14">.</text:span></text:p>
        </text:list-item>
        <text:list-item>
          <text:p text:style-name="P262"><text:span text:style-name="T262_1">Viewing</text:span><text:span text:style-name="T262_2"><text:s/></text:span><text:span text:style-name="T262_3">artist</text:span><text:span text:style-name="T262_4">/</text:span><text:span text:style-name="T262_5">album</text:span><text:span text:style-name="T262_6">/</text:span><text:span text:style-name="T262_7">track</text:span><text:span text:style-name="T262_8"><text:s/></text:span><text:span text:style-name="T262_9">information</text:span><text:span text:style-name="T262_10">.</text:span></text:p>
        </text:list-item>
      </text:list>
      <text:p text:style-name="P263"><text:span text:style-name="T263_1">In</text:span><text:span text:style-name="T263_2"><text:s/></text:span><text:span text:style-name="T263_3">such</text:span><text:span text:style-name="T263_4"><text:s/></text:span><text:span text:style-name="T263_5">cases</text:span><text:span text:style-name="T263_6">,<text:s/></text:span><text:span text:style-name="T263_7">a</text:span><text:span text:style-name="T263_8"><text:s/></text:span><text:span text:style-name="T263_9">malicious</text:span><text:span text:style-name="T263_10"><text:s/></text:span><text:span text:style-name="T263_11">user</text:span><text:span text:style-name="T263_12"><text:s/></text:span><text:span text:style-name="T263_13">may</text:span><text:span text:style-name="T263_14"><text:s/></text:span><text:span text:style-name="T263_15">enter</text:span><text:span text:style-name="T263_16"><text:s/></text:span><text:span text:style-name="T263_17">invalid</text:span><text:span text:style-name="T263_18"><text:s/></text:span><text:span text:style-name="T263_19">or</text:span><text:span text:style-name="T263_20"><text:s/></text:span><text:span text:style-name="T263_21">incorrect</text:span><text:span text:style-name="T263_22"><text:s/></text:span><text:span text:style-name="T263_23">data</text:span><text:span text:style-name="T263_24"><text:s/></text:span><text:span text:style-name="T263_25">to</text:span><text:span text:style-name="T263_26"><text:s/></text:span><text:span text:style-name="T263_27">adversely</text:span><text:span text:style-name="T263_28"><text:s/></text:span><text:span text:style-name="T263_29">affect</text:span><text:span text:style-name="T263_30"><text:s/></text:span><text:span text:style-name="T263_31">the</text:span><text:span text:style-name="T263_32"><text:s/></text:span><text:span text:style-name="T263_33">server</text:span><text:span text:style-name="T263_34">.</text:span></text:p>
      <text:p text:style-name="P264"><text:span text:style-name="T264_1">Muzicast</text:span><text:span text:style-name="T264_2"><text:s/></text:span><text:span text:style-name="T264_3">will</text:span><text:span text:style-name="T264_4"><text:s/></text:span><text:span text:style-name="T264_5">ensure</text:span><text:span text:style-name="T264_6"><text:s/></text:span><text:span text:style-name="T264_7">all</text:span><text:span text:style-name="T264_8"><text:s/></text:span><text:span text:style-name="T264_9">user</text:span><text:span text:style-name="T264_10"><text:s/></text:span><text:span text:style-name="T264_11">input</text:span><text:span text:style-name="T264_12"><text:s/></text:span><text:span text:style-name="T264_13">data</text:span><text:span text:style-name="T264_14"><text:s/></text:span><text:span text:style-name="T264_15">is</text:span><text:span text:style-name="T264_16"><text:s/></text:span><text:span text:style-name="T264_17">sanitized</text:span><text:span text:style-name="T264_18"><text:s/></text:span><text:span text:style-name="T264_19">and</text:span><text:span text:style-name="T264_20"><text:s/></text:span><text:span text:style-name="T264_21">proper</text:span><text:span text:style-name="T264_22"><text:s/></text:span><text:span text:style-name="T264_23">checks</text:span><text:span text:style-name="T264_24"><text:s/></text:span><text:span text:style-name="T264_25">are</text:span><text:span text:style-name="T264_26"><text:s/></text:span><text:span text:style-name="T264_27">done</text:span><text:span text:style-name="T264_28"><text:s/></text:span><text:span text:style-name="T264_29">so</text:span><text:span text:style-name="T264_30"><text:s/></text:span><text:span text:style-name="T264_31">that</text:span><text:span text:style-name="T264_32"><text:s/></text:span><text:span text:style-name="T264_33">activities</text:span><text:span text:style-name="T264_34"><text:s/></text:span><text:span text:style-name="T264_35">such</text:span><text:span text:style-name="T264_36"><text:s/></text:span><text:span text:style-name="T264_37">as</text:span><text:span text:style-name="T264_38">:</text:span></text:p>
      <text:list text:style-name="LS18" xml:id="list29">
        <text:list-item>
          <text:p text:style-name="P265"><text:span text:style-name="T265_1">Removing</text:span><text:span text:style-name="T265_2"><text:s/></text:span><text:span text:style-name="T265_3">a</text:span><text:span text:style-name="T265_4"><text:s/></text:span><text:span text:style-name="T265_5">track</text:span><text:span text:style-name="T265_6"><text:s/></text:span><text:span text:style-name="T265_7">from</text:span><text:span text:style-name="T265_8"><text:s/></text:span><text:span text:style-name="T265_9">the</text:span><text:span text:style-name="T265_10"><text:s/></text:span><text:span text:style-name="T265_11">playlist</text:span><text:span text:style-name="T265_12"><text:s/></text:span><text:span text:style-name="T265_13">when</text:span><text:span text:style-name="T265_14"><text:s/></text:span><text:span text:style-name="T265_15">it</text:span><text:span text:style-name="T265_16"><text:s/></text:span><text:span text:style-name="T265_17">wasn</text:span><text:span text:style-name="T265_18">’</text:span><text:span text:style-name="T265_19">t</text:span><text:span text:style-name="T265_20"><text:s/></text:span><text:span text:style-name="T265_21">added</text:span><text:span text:style-name="T265_22">.</text:span></text:p>
        </text:list-item>
        <text:list-item>
          <text:p text:style-name="P266"><text:span text:style-name="T266_1">Adding</text:span><text:span text:style-name="T266_2"><text:s/></text:span><text:span text:style-name="T266_3">a</text:span><text:span text:style-name="T266_4"><text:s/></text:span><text:span text:style-name="T266_5">non</text:span><text:span text:style-name="T266_6">-</text:span><text:span text:style-name="T266_7">existent</text:span><text:span text:style-name="T266_8"><text:s/></text:span><text:span text:style-name="T266_9">track</text:span><text:span text:style-name="T266_10"><text:s/></text:span><text:span text:style-name="T266_11">to</text:span><text:span text:style-name="T266_12"><text:s/></text:span><text:span text:style-name="T266_13">the</text:span><text:span text:style-name="T266_14"><text:s/></text:span><text:span text:style-name="T266_15">playlist</text:span></text:p>
        </text:list-item>
        <text:list-item>
          <text:p text:style-name="P267"><text:span text:style-name="T267_1">Trying</text:span><text:span text:style-name="T267_2"><text:s/></text:span><text:span text:style-name="T267_3">to</text:span><text:span text:style-name="T267_4"><text:s/></text:span><text:span text:style-name="T267_5">view</text:span><text:span text:style-name="T267_6"><text:s/></text:span><text:span text:style-name="T267_7">non</text:span><text:span text:style-name="T267_8">-</text:span><text:span text:style-name="T267_9">existent</text:span><text:span text:style-name="T267_10"><text:s/></text:span><text:span text:style-name="T267_11">artist</text:span><text:span text:style-name="T267_12">/</text:span><text:span text:style-name="T267_13">album</text:span><text:span text:style-name="T267_14">/</text:span><text:span text:style-name="T267_15">track</text:span><text:span text:style-name="T267_16"><text:s/></text:span><text:span text:style-name="T267_17">information</text:span></text:p>
        </text:list-item>
      </text:list>
      <text:p text:style-name="P268"><text:span text:style-name="T268_1">do</text:span><text:span text:style-name="T268_2"><text:s/></text:span><text:span text:style-name="T268_3">not</text:span><text:span text:style-name="T268_4"><text:s/></text:span><text:span text:style-name="T268_5">affect</text:span><text:span text:style-name="T268_6"><text:s/></text:span><text:span text:style-name="T268_7">other</text:span><text:span text:style-name="T268_8"><text:s/></text:span><text:span text:style-name="T268_9">users</text:span><text:span text:style-name="T268_10">,<text:s/></text:span><text:span text:style-name="T268_11">and</text:span><text:span text:style-name="T268_12"><text:s/></text:span><text:span text:style-name="T268_13">give</text:span><text:span text:style-name="T268_14"><text:s/></text:span><text:span text:style-name="T268_15">proper</text:span><text:span text:style-name="T268_16"><text:s/></text:span><text:span text:style-name="T268_17">error</text:span><text:span text:style-name="T268_18"><text:s/></text:span><text:span text:style-name="T268_19">messages</text:span><text:span text:style-name="T268_20"><text:s/></text:span><text:span text:style-name="T268_21">to</text:span><text:span text:style-name="T268_22"><text:s/></text:span><text:span text:style-name="T268_23">the</text:span><text:span text:style-name="T268_24"><text:s/></text:span><text:span text:style-name="T268_25">concerned</text:span><text:span text:style-name="T268_26"><text:s/></text:span><text:span text:style-name="T268_27">user</text:span><text:span text:style-name="T268_28">.</text:span></text:p>
      <text:h text:style-name="P269"><text:bookmark-start text:name="h.tw3ztkkgx6q3"/><text:bookmark-end text:name="h.tw3ztkkgx6q3"/><text:span text:style-name="T269_1">Multiple</text:span><text:span text:style-name="T269_2"><text:s/></text:span><text:span text:style-name="T269_3">connections</text:span></text:h>
      <text:p text:style-name="P270"><text:span text:style-name="T270_1">A</text:span><text:span text:style-name="T270_2"><text:s/></text:span><text:span text:style-name="T270_3">malicious</text:span><text:span text:style-name="T270_4"><text:s/></text:span><text:span text:style-name="T270_5">user</text:span><text:span text:style-name="T270_6"><text:s/></text:span><text:span text:style-name="T270_7">may</text:span><text:span text:style-name="T270_8"><text:s/></text:span><text:span text:style-name="T270_9">decide</text:span><text:span text:style-name="T270_10"><text:s/></text:span><text:span text:style-name="T270_11">to</text:span><text:span text:style-name="T270_12"><text:s/></text:span><text:span text:style-name="T270_13">carry</text:span><text:span text:style-name="T270_14"><text:s/></text:span><text:span text:style-name="T270_15">out</text:span><text:span text:style-name="T270_16"><text:s/></text:span><text:span text:style-name="T270_17">a</text:span><text:span text:style-name="T270_18"><text:s/></text:span><text:span text:style-name="T270_19">Denial</text:span><text:span text:style-name="T270_20"><text:s/></text:span><text:span text:style-name="T270_21">of</text:span><text:span text:style-name="T270_22"><text:s/></text:span><text:span text:style-name="T270_23">Service</text:span><text:span text:style-name="T270_24"><text:s/></text:span><text:span text:style-name="T270_25">attack</text:span><text:span text:style-name="T270_26">.<text:s/></text:span><text:span text:style-name="T270_27">But</text:span><text:span text:style-name="T270_28"><text:s/></text:span><text:span text:style-name="T270_29">it</text:span><text:span text:style-name="T270_30"><text:s/></text:span><text:span text:style-name="T270_31">is</text:span><text:span text:style-name="T270_32"><text:s/></text:span><text:span text:style-name="T270_33">not</text:span><text:span text:style-name="T270_34"><text:s/></text:span><text:span text:style-name="T270_35">easy</text:span><text:span text:style-name="T270_36"><text:s/></text:span><text:span text:style-name="T270_37">to</text:span><text:span text:style-name="T270_38"><text:s/></text:span><text:span text:style-name="T270_39">identify</text:span><text:span text:style-name="T270_40"><text:s/></text:span><text:span text:style-name="T270_41">individual</text:span><text:span text:style-name="T270_42"><text:s/></text:span><text:span text:style-name="T270_43">users</text:span><text:span text:style-name="T270_44"><text:s/></text:span><text:span text:style-name="T270_45">versus</text:span><text:span text:style-name="T270_46"><text:s/></text:span><text:span text:style-name="T270_47">multiple</text:span><text:span text:style-name="T270_48"><text:s/></text:span><text:span text:style-name="T270_49">connections</text:span><text:span text:style-name="T270_50"><text:s/></text:span><text:span text:style-name="T270_51">from</text:span><text:span text:style-name="T270_52"><text:s/></text:span><text:span text:style-name="T270_53">the</text:span><text:span text:style-name="T270_54"><text:s/></text:span><text:span text:style-name="T270_55">same</text:span><text:span text:style-name="T270_56"><text:s/></text:span><text:span text:style-name="T270_57">user</text:span><text:span text:style-name="T270_58"><text:s/></text:span><text:span text:style-name="T270_59">due</text:span><text:span text:style-name="T270_60"><text:s/></text:span><text:span text:style-name="T270_61">to</text:span><text:span text:style-name="T270_62"><text:s/></text:span><text:span text:style-name="T270_63">the</text:span><text:span text:style-name="T270_64"><text:s/></text:span><text:span text:style-name="T270_65">presence</text:span><text:span text:style-name="T270_66"><text:s/></text:span><text:span text:style-name="T270_67">of</text:span><text:span text:style-name="T270_68"><text:s/></text:span><text:span text:style-name="T270_69">private</text:span><text:span text:style-name="T270_70"><text:s/></text:span><text:span text:style-name="T270_71">intranets</text:span><text:span text:style-name="T270_72"><text:s/></text:span><text:span text:style-name="T270_73">etc</text:span><text:span text:style-name="T270_74">.<text:s/></text:span><text:span text:style-name="T270_75">As</text:span><text:span text:style-name="T270_76"><text:s/></text:span><text:span text:style-name="T270_77">an</text:span><text:span text:style-name="T270_78"><text:s/></text:span><text:span text:style-name="T270_79">application</text:span><text:span text:style-name="T270_80"><text:s/></text:span><text:span text:style-name="T270_81">layer</text:span><text:span text:style-name="T270_82"><text:s/></text:span><text:span text:style-name="T270_83">product</text:span><text:span text:style-name="T270_84">,<text:s/></text:span><text:span text:style-name="T270_85">Muzicast</text:span><text:span text:style-name="T270_86"><text:s/></text:span><text:span text:style-name="T270_87">will</text:span><text:span text:style-name="T270_88"><text:s/></text:span><text:span text:style-name="T270_89">not</text:span><text:span text:style-name="T270_90"><text:s/></text:span><text:span text:style-name="T270_91">actively</text:span><text:span text:style-name="T270_92"><text:s/></text:span><text:span text:style-name="T270_93">defend</text:span><text:span text:style-name="T270_94"><text:s/></text:span><text:span text:style-name="T270_95">from</text:span><text:span text:style-name="T270_96"><text:s/></text:span><text:span text:style-name="T270_97">DoS</text:span><text:span text:style-name="T270_98"><text:s/></text:span><text:span text:style-name="T270_99">attacks</text:span><text:span text:style-name="T270_100">,<text:s/></text:span><text:span text:style-name="T270_101">but</text:span><text:span text:style-name="T270_102"><text:s/></text:span><text:span text:style-name="T270_103">will</text:span><text:span text:style-name="T270_104"><text:s/></text:span><text:span text:style-name="T270_105">continue</text:span><text:span text:style-name="T270_106"><text:s/></text:span><text:span text:style-name="T270_107">to</text:span><text:span text:style-name="T270_108"><text:s/></text:span><text:span text:style-name="T270_109">perform</text:span><text:span text:style-name="T270_110"><text:s/></text:span><text:span text:style-name="T270_111">to</text:span><text:span text:style-name="T270_112"><text:s/></text:span><text:span text:style-name="T270_113">the</text:span><text:span text:style-name="T270_114"><text:s/></text:span><text:span text:style-name="T270_115">performance</text:span><text:span text:style-name="T270_116"><text:s/></text:span><text:span text:style-name="T270_117">requirements</text:span><text:span text:style-name="T270_118">.</text:span></text:p>
      <text:h text:style-name="P271"><text:bookmark-start text:name="h.av4h8ep9tmk1"/><text:bookmark-end text:name="h.av4h8ep9tmk1"/><text:span text:style-name="T271_1">Administration</text:span><text:span text:style-name="T271_2"><text:s/></text:span><text:span text:style-name="T271_3">area</text:span></text:h>
      <text:p text:style-name="P272"><text:span text:style-name="T272_1">The</text:span><text:span text:style-name="T272_2"><text:s/></text:span><text:span text:style-name="T272_3">administrator</text:span><text:span text:style-name="T272_4"><text:s/></text:span><text:span text:style-name="T272_5">will</text:span><text:span text:style-name="T272_6"><text:s/></text:span><text:span text:style-name="T272_7">require</text:span><text:span text:style-name="T272_8"><text:s/></text:span><text:span text:style-name="T272_9">a</text:span><text:span text:style-name="T272_10"><text:s/></text:span><text:span text:style-name="T272_11">password</text:span><text:span text:style-name="T272_12"><text:s/></text:span><text:span text:style-name="T272_13">to</text:span><text:span text:style-name="T272_14"><text:s/></text:span><text:span text:style-name="T272_15">login</text:span><text:span text:style-name="T272_16"><text:s/></text:span><text:span text:style-name="T272_17">to</text:span><text:span text:style-name="T272_18"><text:s/></text:span><text:span text:style-name="T272_19">the</text:span><text:span text:style-name="T272_20"><text:s/></text:span><text:span text:style-name="T272_21">administration</text:span><text:span text:style-name="T272_22"><text:s/></text:span><text:span text:style-name="T272_23">area</text:span><text:span text:style-name="T272_24">.<text:s/></text:span><text:span text:style-name="T272_25">The</text:span><text:span text:style-name="T272_26"><text:s/></text:span><text:span text:style-name="T272_27">password</text:span><text:span text:style-name="T272_28"><text:s/></text:span><text:span text:style-name="T272_29">will</text:span><text:span text:style-name="T272_30"><text:s/></text:span><text:span text:style-name="T272_31">be</text:span><text:span text:style-name="T272_32"><text:s/></text:span><text:span text:style-name="T272_33">stored</text:span><text:span text:style-name="T272_34"><text:s/></text:span><text:span text:style-name="T272_35">encrypted</text:span><text:span text:style-name="T272_36"><text:s/></text:span><text:span text:style-name="T272_37">on</text:span><text:span text:style-name="T272_38"><text:s/></text:span><text:span text:style-name="T272_39">disk</text:span><text:span text:style-name="T272_40"><text:s/></text:span><text:span text:style-name="T272_41">so</text:span><text:span text:style-name="T272_42"><text:s/></text:span><text:span text:style-name="T272_43">that</text:span><text:span text:style-name="T272_44"><text:s/></text:span><text:span text:style-name="T272_45">it</text:span><text:span text:style-name="T272_46"><text:s/></text:span><text:span text:style-name="T272_47">cannot</text:span><text:span text:style-name="T272_48"><text:s/></text:span><text:span text:style-name="T272_49">be</text:span><text:span text:style-name="T272_50"><text:s/></text:span><text:span text:style-name="T272_51">remotely</text:span><text:span text:style-name="T272_52"><text:s/></text:span><text:span text:style-name="T272_53">retrieved</text:span><text:span text:style-name="T272_54"><text:s/></text:span><text:span text:style-name="T272_55">in</text:span><text:span text:style-name="T272_56"><text:s/></text:span><text:span text:style-name="T272_57">plain</text:span><text:span text:style-name="T272_58"><text:s/></text:span><text:span text:style-name="T272_59">text</text:span><text:span text:style-name="T272_60"><text:s/></text:span><text:span text:style-name="T272_61">due</text:span><text:span text:style-name="T272_62"><text:s/></text:span><text:span text:style-name="T272_63">to</text:span><text:span text:style-name="T272_64"><text:s/></text:span><text:span text:style-name="T272_65">other</text:span><text:span text:style-name="T272_66"><text:s/></text:span><text:span text:style-name="T272_67">vulnerabilities</text:span><text:span text:style-name="T272_68"><text:s/></text:span><text:span text:style-name="T272_69">in</text:span><text:span text:style-name="T272_70"><text:s/>3</text:span><text:span text:style-name="T272_71">rd</text:span><text:span text:style-name="T272_72"><text:s/></text:span><text:span text:style-name="T272_73">party</text:span><text:span text:style-name="T272_74"><text:s/></text:span><text:span text:style-name="T272_75">applications</text:span><text:span text:style-name="T272_76">.<text:s/></text:span><text:span text:style-name="T272_77">Sufficient</text:span><text:span text:style-name="T272_78"><text:s/></text:span><text:span text:style-name="T272_79">input</text:span><text:span text:style-name="T272_80"><text:s/></text:span><text:span text:style-name="T272_81">validation</text:span><text:span text:style-name="T272_82"><text:s/></text:span><text:span text:style-name="T272_83">will</text:span><text:span text:style-name="T272_84"><text:s/></text:span><text:span text:style-name="T272_85">be</text:span><text:span text:style-name="T272_86"><text:s/></text:span><text:span text:style-name="T272_87">performed</text:span><text:span text:style-name="T272_88"><text:s/></text:span><text:span text:style-name="T272_89">on</text:span><text:span text:style-name="T272_90"><text:s/></text:span><text:span text:style-name="T272_91">the</text:span><text:span text:style-name="T272_92"><text:s/></text:span><text:span text:style-name="T272_93">login</text:span><text:span text:style-name="T272_94"><text:s/></text:span><text:span text:style-name="T272_95">page</text:span><text:span text:style-name="T272_96"><text:s/></text:span><text:span text:style-name="T272_97">so</text:span><text:span text:style-name="T272_98"><text:s/></text:span><text:span text:style-name="T272_99">that</text:span><text:span text:style-name="T272_100"><text:s/></text:span><text:span text:style-name="T272_101">techniques</text:span><text:span text:style-name="T272_102"><text:s/></text:span><text:span text:style-name="T272_103">like</text:span><text:span text:style-name="T272_104"><text:s/></text:span><text:span text:style-name="T272_105">SQL</text:span><text:span text:style-name="T272_106"><text:s/></text:span><text:span text:style-name="T272_107">Injection</text:span><text:span text:style-name="T272_108"><text:s/></text:span><text:span text:style-name="T272_109">cannot</text:span><text:span text:style-name="T272_110"><text:s/></text:span><text:span text:style-name="T272_111">be</text:span><text:span text:style-name="T272_112"><text:s/></text:span><text:span text:style-name="T272_113">used</text:span><text:span text:style-name="T272_114"><text:s/></text:span><text:span text:style-name="T272_115">by</text:span><text:span text:style-name="T272_116"><text:s/></text:span><text:span text:style-name="T272_117">an</text:span><text:span text:style-name="T272_118"><text:s/></text:span><text:span text:style-name="T272_119">attacker</text:span><text:span text:style-name="T272_120"><text:s/></text:span><text:span text:style-name="T272_121">to</text:span><text:span text:style-name="T272_122"><text:s/></text:span><text:span text:style-name="T272_123">gain</text:span><text:span text:style-name="T272_124"><text:s/></text:span><text:span text:style-name="T272_125">access</text:span><text:span text:style-name="T272_126">.</text:span></text:p>
      <text:p text:style-name="P273"><text:span text:style-name="T273_1">The</text:span><text:span text:style-name="T273_2"><text:s/></text:span><text:span text:style-name="T273_3">software</text:span><text:span text:style-name="T273_4"><text:s/></text:span><text:span text:style-name="T273_5">cannot</text:span><text:span text:style-name="T273_6"><text:s/></text:span><text:span text:style-name="T273_7">safeguard</text:span><text:span text:style-name="T273_8"><text:s/></text:span><text:span text:style-name="T273_9">against</text:span><text:span text:style-name="T273_10"><text:s/></text:span><text:span text:style-name="T273_11">someone</text:span><text:span text:style-name="T273_12"><text:s/></text:span><text:span text:style-name="T273_13">getting</text:span><text:span text:style-name="T273_14"><text:s/></text:span><text:span text:style-name="T273_15">physical</text:span><text:span text:style-name="T273_16"><text:s/></text:span><text:span text:style-name="T273_17">access</text:span><text:span text:style-name="T273_18"><text:s/></text:span><text:span text:style-name="T273_19">to</text:span><text:span text:style-name="T273_20"><text:s/></text:span><text:span text:style-name="T273_21">the</text:span><text:span text:style-name="T273_22"><text:s/></text:span><text:span text:style-name="T273_23">machine</text:span><text:span text:style-name="T273_24"><text:s/></text:span><text:span text:style-name="T273_25">and</text:span><text:span text:style-name="T273_26"><text:s/></text:span><text:span text:style-name="T273_27">simply</text:span><text:span text:style-name="T273_28"><text:s/></text:span><text:span text:style-name="T273_29">deleting</text:span><text:span text:style-name="T273_30"><text:s/></text:span><text:span text:style-name="T273_31">the</text:span><text:span text:style-name="T273_32"><text:s/></text:span><text:span text:style-name="T273_33">configuration</text:span><text:span text:style-name="T273_34"><text:s/></text:span><text:span text:style-name="T273_35">files</text:span><text:span text:style-name="T273_36"><text:s/></text:span><text:span text:style-name="T273_37">and</text:span><text:span text:style-name="T273_38"><text:s/></text:span><text:span text:style-name="T273_39">database</text:span><text:span text:style-name="T273_40">,<text:s/></text:span><text:span text:style-name="T273_41">so</text:span><text:span text:style-name="T273_42"><text:s/></text:span><text:span text:style-name="T273_43">securing</text:span><text:span text:style-name="T273_44"><text:s/></text:span><text:span text:style-name="T273_45">the</text:span><text:span text:style-name="T273_46"><text:s/></text:span><text:span text:style-name="T273_47">server</text:span><text:span text:style-name="T273_48"><text:s/></text:span><text:span text:style-name="T273_49">physically</text:span><text:span text:style-name="T273_50"><text:s/></text:span><text:span text:style-name="T273_51">is</text:span><text:span text:style-name="T273_52"><text:s/></text:span><text:span text:style-name="T273_53">the</text:span><text:span text:style-name="T273_54"><text:s/></text:span><text:span text:style-name="T273_55">responsibility</text:span><text:span text:style-name="T273_56"><text:s/></text:span><text:span text:style-name="T273_57">of</text:span><text:span text:style-name="T273_58"><text:s/></text:span><text:span text:style-name="T273_59">the</text:span><text:span text:style-name="T273_60"><text:s/></text:span><text:span text:style-name="T273_61">owner</text:span><text:span text:style-name="T273_62"><text:s/></text:span><text:span text:style-name="T273_63">of</text:span><text:span text:style-name="T273_64"><text:s/></text:span><text:span text:style-name="T273_65">that</text:span><text:span text:style-name="T273_66"><text:s/></text:span><text:span text:style-name="T273_67">device</text:span><text:span text:style-name="T273_68">.</text:span></text:p>
      <text:h text:style-name="P274"><text:bookmark-start text:name="h.wej7i86h50p2"/><text:bookmark-end text:name="h.wej7i86h50p2"/><text:span text:style-name="T274_1">Portability</text:span></text:h>
      <text:p text:style-name="P275"><text:span text:style-name="T275_1">The</text:span><text:span text:style-name="T275_2"><text:s/></text:span><text:span text:style-name="T275_3">software</text:span><text:span text:style-name="T275_4"><text:s/></text:span><text:span text:style-name="T275_5">will</text:span><text:span text:style-name="T275_6"><text:s/></text:span><text:span text:style-name="T275_7">work</text:span><text:span text:style-name="T275_8"><text:s/></text:span><text:span text:style-name="T275_9">on</text:span><text:span text:style-name="T275_10"><text:s/></text:span><text:span text:style-name="T275_11">the</text:span><text:span text:style-name="T275_12"><text:s/></text:span><text:span text:style-name="T275_13">following</text:span><text:span text:style-name="T275_14"><text:s/></text:span><text:span text:style-name="T275_15">operating</text:span><text:span text:style-name="T275_16"><text:s/></text:span><text:span text:style-name="T275_17">systems</text:span><text:span text:style-name="T275_18">:</text:span></text:p>
      <text:list text:style-name="LS19" xml:id="list32">
        <text:list-item>
          <text:p text:style-name="P276"><text:span text:style-name="T276_1">Windows</text:span><text:span text:style-name="T276_2"><text:s/></text:span><text:span text:style-name="T276_3">XP</text:span><text:span text:style-name="T276_4"><text:s/></text:span><text:span text:style-name="T276_5">or</text:span><text:span text:style-name="T276_6"><text:s/></text:span><text:span text:style-name="T276_7">later</text:span></text:p>
        </text:list-item>
        <text:list-item>
          <text:p text:style-name="P277"><text:span text:style-name="T277_1">Any</text:span><text:span text:style-name="T277_2"><text:s/></text:span><text:span text:style-name="T277_3">Linux</text:span><text:span text:style-name="T277_4"><text:s/></text:span><text:span text:style-name="T277_5">distribution</text:span><text:span text:style-name="T277_6"><text:s/></text:span><text:span text:style-name="T277_7">with</text:span><text:span text:style-name="T277_8"><text:s/></text:span><text:span text:style-name="T277_9">kernel</text:span><text:span text:style-name="T277_10"><text:s/></text:span><text:span text:style-name="T277_11">version</text:span><text:span text:style-name="T277_12"><text:s/>&gt;=<text:s/>2.6.13</text:span></text:p>
        </text:list-item>
      </text:list>
      <text:p text:style-name="P278"><text:span text:style-name="T278_1">For</text:span><text:span text:style-name="T278_2"><text:s/></text:span><text:span text:style-name="T278_3">complete</text:span><text:span text:style-name="T278_4"><text:s/></text:span><text:span text:style-name="T278_5">requirements</text:span><text:span text:style-name="T278_6"><text:s/></text:span><text:span text:style-name="T278_7">see</text:span><text:span text:style-name="T278_8"><text:s/></text:span><text:span text:style-name="T278_9">the</text:span><text:span text:style-name="T278_10"><text:s/></text:span><text:span text:style-name="T278_11">section</text:span><text:span text:style-name="T278_12"><text:s/></text:span></text:p>
      <text:p text:style-name="P279"/>
      <text:h text:style-name="P280"><text:bookmark-start text:name="h.l3ak58q3358z"/><text:bookmark-end text:name="h.l3ak58q3358z"/><text:span text:style-name="T280_1">Sign</text:span><text:span text:style-name="T280_2">-</text:span><text:span text:style-name="T280_3">off</text:span><text:span text:style-name="T280_4"><text:s/></text:span><text:span text:style-name="T280_5">Sheet</text:span></text:h>
      <text:p text:style-name="P281"><text:span text:style-name="T281_1">I</text:span><text:span text:style-name="T281_2"><text:s/></text:span><text:span text:style-name="T281_3">have</text:span><text:span text:style-name="T281_4"><text:s/></text:span><text:span text:style-name="T281_5">read</text:span><text:span text:style-name="T281_6"><text:s/></text:span><text:span text:style-name="T281_7">the</text:span><text:span text:style-name="T281_8"><text:s/></text:span><text:span text:style-name="T281_9">above</text:span><text:span text:style-name="T281_10"><text:s/></text:span><text:span text:style-name="T281_11">Project</text:span><text:span text:style-name="T281_12"><text:s/></text:span><text:span text:style-name="T281_13">Plan</text:span><text:span text:style-name="T281_14"><text:s/></text:span><text:span text:style-name="T281_15">and</text:span><text:span text:style-name="T281_16"><text:s/></text:span><text:span text:style-name="T281_17">will</text:span><text:span text:style-name="T281_18"><text:s/></text:span><text:span text:style-name="T281_19">abide</text:span><text:span text:style-name="T281_20"><text:s/></text:span><text:span text:style-name="T281_21">by</text:span><text:span text:style-name="T281_22"><text:s/></text:span><text:span text:style-name="T281_23">its</text:span><text:span text:style-name="T281_24"><text:s/></text:span><text:span text:style-name="T281_25">terms</text:span><text:span text:style-name="T281_26"><text:s/></text:span><text:span text:style-name="T281_27">and</text:span><text:span text:style-name="T281_28"><text:s/></text:span><text:span text:style-name="T281_29">conditions</text:span><text:span text:style-name="T281_30"><text:s/></text:span><text:span text:style-name="T281_31">and</text:span><text:span text:style-name="T281_32"><text:s/></text:span><text:span text:style-name="T281_33">pledge</text:span><text:span text:style-name="T281_34"><text:s/></text:span><text:span text:style-name="T281_35">my</text:span><text:span text:style-name="T281_36"><text:s/></text:span><text:span text:style-name="T281_37">full</text:span><text:span text:style-name="T281_38"><text:s/></text:span><text:span text:style-name="T281_39">commitment</text:span><text:span text:style-name="T281_40"><text:s/></text:span><text:span text:style-name="T281_41">and</text:span><text:span text:style-name="T281_42"><text:s/></text:span><text:span text:style-name="T281_43">support</text:span><text:span text:style-name="T281_44"><text:s/></text:span><text:span text:style-name="T281_45">for</text:span><text:span text:style-name="T281_46"><text:s/></text:span><text:span text:style-name="T281_47">the</text:span><text:span text:style-name="T281_48"><text:s/></text:span><text:span text:style-name="T281_49">Project</text:span><text:span text:style-name="T281_50"><text:s/></text:span><text:span text:style-name="T281_51">Plan</text:span><text:span text:style-name="T281_52">.</text:span></text:p>
      <text:p text:style-name="P282"/>
      <text:p text:style-name="P283"><text:span text:style-name="T283_1">Client</text:span><text:span text:style-name="T283_2"><text:s/></text:span><text:span text:style-name="T283_3">Name</text:span><text:span text:style-name="T283_4">:</text:span></text:p>
      <text:p text:style-name="P284"><text:span text:style-name="T284_1">Project</text:span><text:span text:style-name="T284_2"><text:s/></text:span><text:span text:style-name="T284_3">Manager</text:span><text:span text:style-name="T284_4">/<text:s/></text:span><text:span text:style-name="T284_5">Team</text:span><text:span text:style-name="T284_6"><text:s/></text:span><text:span text:style-name="T284_7">leader</text:span><text:span text:style-name="T284_8">:<text:s/></text:span><text:span text:style-name="T284_9">Nikhil</text:span><text:span text:style-name="T284_10"><text:s/></text:span><text:span text:style-name="T284_11">Marathe</text:span></text:p>
      <text:p text:style-name="P285"><text:span text:style-name="T285_1">Team</text:span><text:span text:style-name="T285_2"><text:s/></text:span><text:span text:style-name="T285_3">Member</text:span><text:span text:style-name="T285_4">:<text:s/></text:span><text:span text:style-name="T285_5">Nishant</text:span><text:span text:style-name="T285_6"><text:s/></text:span><text:span text:style-name="T285_7">Jain</text:span></text:p>
      <text:p text:style-name="P286"><text:span text:style-name="T286_1">Team</text:span><text:span text:style-name="T286_2"><text:s/></text:span><text:span text:style-name="T286_3">Member</text:span><text:span text:style-name="T286_4">:<text:s/></text:span><text:span text:style-name="T286_5">Shreya</text:span><text:span text:style-name="T286_6"><text:s/></text:span><text:span text:style-name="T286_7">Agarwal</text:span></text:p>
      <text:p text:style-name="P287"><text:span text:style-name="T287_1">Team</text:span><text:span text:style-name="T287_2"><text:s/></text:span><text:span text:style-name="T287_3">Member</text:span><text:span text:style-name="T287_4">:<text:s/></text:span><text:span text:style-name="T287_5">Sandeep</text:span><text:span text:style-name="T287_6"><text:s/></text:span><text:span text:style-name="T287_7">Sharma</text:span></text:p>
      <text:p text:style-name="P288"><text:span text:style-name="T288_1">Team</text:span><text:span text:style-name="T288_2"><text:s/></text:span><text:span text:style-name="T288_3">Member</text:span><text:span text:style-name="T288_4">:<text:s/></text:span><text:span text:style-name="T288_5">Saurabh</text:span><text:span text:style-name="T288_6"><text:s/></text:span><text:span text:style-name="T288_7">Bornwal</text:span></text:p>
      <text:p text:style-name="P289"><text:span text:style-name="T289_1">Team</text:span><text:span text:style-name="T289_2"><text:s/></text:span><text:span text:style-name="T289_3">Member</text:span><text:span text:style-name="T289_4">:<text:s/></text:span><text:span text:style-name="T289_5">Deeksha</text:span><text:span text:style-name="T289_6"><text:s/></text:span><text:span text:style-name="T289_7">Gupta</text:span></text:p>
      <text:p text:style-name="P290"><text:span text:style-name="T290_1">Team</text:span><text:span text:style-name="T290_2"><text:s/></text:span><text:span text:style-name="T290_3">Member</text:span><text:span text:style-name="T290_4">:<text:s/></text:span><text:span text:style-name="T290_5">Jay</text:span><text:span text:style-name="T290_6"><text:s/></text:span><text:span text:style-name="T290_7">Bhorania</text:span></text:p>
      <text:p text:style-name="P291"><text:span text:style-name="T291_1">Team</text:span><text:span text:style-name="T291_2"><text:s/></text:span><text:span text:style-name="T291_3">Member</text:span><text:span text:style-name="T291_4">:<text:s/></text:span><text:span text:style-name="T291_5">Anurakt</text:span><text:span text:style-name="T291_6"><text:s/></text:span><text:span text:style-name="T291_7">Awasthi</text:span></text:p>
      <text:p text:style-name="P292"><text:span text:style-name="T292_1">Team</text:span><text:span text:style-name="T292_2"><text:s/></text:span><text:span text:style-name="T292_3">Member</text:span><text:span text:style-name="T292_4">:<text:s/></text:span><text:span text:style-name="T292_5">Ashish</text:span><text:span text:style-name="T292_6"><text:s/></text:span><text:span text:style-name="T292_7">Jain</text:span></text:p>
      <text:p text:style-name="P293"><text:span text:style-name="T293_1">Team</text:span><text:span text:style-name="T293_2"><text:s/></text:span><text:span text:style-name="T293_3">Member</text:span><text:span text:style-name="T293_4">:<text:s/></text:span><text:span text:style-name="T293_5">Swati</text:span><text:span text:style-name="T293_6"><text:s/></text:span><text:span text:style-name="T293_7">Itt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.353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LS_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9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LS_9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9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9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0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LS_10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0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0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LS_1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LS_1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LS_1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LS_1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LS_1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LS_1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LS_1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LS_1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9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LS_19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9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9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